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8.89mm"/>
    </style:style>
    <style:style style:name="co3" style:family="table-column">
      <style:table-column-properties fo:break-before="auto" style:column-width="26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leasePer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1.000 <text:s text:c="6"/></text:p>
          </table:table-cell>
          <table:table-cell office:value-type="string" calcext:value-type="string">
            <text:p>1987</text:p>
          </table:table-cell>
        </table:table-row>
        <table:table-row table:style-name="ro1">
          <table:table-cell office:value-type="string" calcext:value-type="string">
            <text:p>1.001..10 <text:s text:c="2"/></text:p>
          </table:table-cell>
          <table:table-cell office:value-type="string" calcext:value-type="string">
            <text:p>1988</text:p>
          </table:table-cell>
        </table:table-row>
        <table:table-row table:style-name="ro1">
          <table:table-cell office:value-type="string" calcext:value-type="string">
            <text:p>1.011..14 <text:s text:c="2"/></text:p>
          </table:table-cell>
          <table:table-cell office:value-type="string" calcext:value-type="string">
            <text:p>1988</text:p>
          </table:table-cell>
        </table:table-row>
        <table:table-row table:style-name="ro1">
          <table:table-cell office:value-type="string" calcext:value-type="string">
            <text:p>1.0.15 <text:s text:c="5"/>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1.0_16 <text:s text:c="5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2.000 </text:p>
          </table:table-cell>
          <table:table-cell office:value-type="string" calcext:value-type="string">
            <text:p>1988</text:p>
          </table:table-cell>
        </table:table-row>
        <table:table-row table:style-name="ro1">
          <table:table-cell office:value-type="string" calcext:value-type="string">
            <text:p>2.001 </text:p>
          </table:table-cell>
          <table:table-cell office:value-type="string" calcext:value-type="string">
            <text:p>1988</text:p>
          </table:table-cell>
        </table:table-row>
        <table:table-row table:style-name="ro1">
          <table:table-cell office:value-type="string" calcext:value-type="string">
            <text:p>3.000 <text:s text:c="6"/></text:p>
          </table:table-cell>
          <table:table-cell office:value-type="string" calcext:value-type="string">
            <text:p>1989</text:p>
          </table:table-cell>
        </table:table-row>
        <table:table-row table:style-name="ro1">
          <table:table-cell office:value-type="string" calcext:value-type="string">
            <text:p>3.001 <text:s text:c="6"/></text:p>
          </table:table-cell>
          <table:table-cell office:value-type="string" calcext:value-type="string">
            <text:p>1989</text:p>
          </table:table-cell>
        </table:table-row>
        <table:table-row table:style-name="ro1">
          <table:table-cell office:value-type="string" calcext:value-type="string">
            <text:p>3.002..4 <text:s text:c="3"/></text:p>
          </table:table-cell>
          <table:table-cell office:value-type="string" calcext:value-type="string">
            <text:p>1989</text:p>
          </table:table-cell>
        </table:table-row>
        <table:table-row table:style-name="ro1">
          <table:table-cell office:value-type="string" calcext:value-type="string">
            <text:p>3.005 <text:s text:c="6"/></text:p>
          </table:table-cell>
          <table:table-cell office:value-type="string" calcext:value-type="string">
            <text:p>1989</text:p>
          </table:table-cell>
        </table:table-row>
        <table:table-row table:style-name="ro1">
          <table:table-cell office:value-type="string" calcext:value-type="string">
            <text:p>3.006..8 <text:s text:c="3"/></text:p>
          </table:table-cell>
          <table:table-cell office:value-type="string" calcext:value-type="string">
            <text:p>1989</text:p>
          </table:table-cell>
        </table:table-row>
        <table:table-row table:style-name="ro1">
          <table:table-cell office:value-type="string" calcext:value-type="string">
            <text:p>3.009..13 <text:s text:c="2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14 <text:s text:c="6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15 <text:s text:c="6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16..18 <text:s text:c="2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19..27 <text:s text:c="2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28 <text:s text:c="6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29..36 <text:s text:c="2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37 <text:s text:c="6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40 <text:s text:c="6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41 <text:s text:c="6"/>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3.042..43 <text:s text:c="2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3.044 <text:s text:c="6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00 <text:s text:c="6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01..3 <text:s text:c="3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04..9 <text:s text:c="3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10 <text:s text:c="6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11..18 <text:s text:c="2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19 <text:s text:c="6"/></text:p>
          </table:table-cell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4.020..33 <text:s text:c="2"/></text:p>
          </table:table-cell>
          <table:table-cell office:value-type="string" calcext:value-type="string">
            <text:p>1992</text:p>
          </table:table-cell>
        </table:table-row>
        <table:table-row table:style-name="ro1">
          <table:table-cell office:value-type="string" calcext:value-type="string">
            <text:p>4.034 <text:s text:c="6"/></text:p>
          </table:table-cell>
          <table:table-cell office:value-type="string" calcext:value-type="string">
            <text:p>1992</text:p>
          </table:table-cell>
        </table:table-row>
        <table:table-row table:style-name="ro1">
          <table:table-cell office:value-type="string" calcext:value-type="string">
            <text:p>4.035 <text:s text:c="6"/></text:p>
          </table:table-cell>
          <table:table-cell office:value-type="string" calcext:value-type="string">
            <text:p>1992</text:p>
          </table:table-cell>
        </table:table-row>
        <table:table-row table:style-name="ro1">
          <table:table-cell office:value-type="string" calcext:value-type="string">
            <text:p>4.036 <text:s text:c="6"/></text:p>
          </table:table-cell>
          <table:table-cell office:value-type="string" calcext:value-type="string">
            <text:p>1993</text:p>
          </table:table-cell>
        </table:table-row>
        <table:table-row table:style-name="ro1">
          <table:table-cell office:value-type="string" calcext:value-type="string">
            <text:p>5.000alpha1 </text:p>
          </table:table-cell>
          <table:table-cell office:value-type="string" calcext:value-type="string">
            <text:p>1993</text:p>
          </table:table-cell>
        </table:table-row>
        <table:table-row table:style-name="ro1">
          <table:table-cell office:value-type="string" calcext:value-type="string">
            <text:p>5.000alpha2 </text:p>
          </table:table-cell>
          <table:table-cell office:value-type="string" calcext:value-type="string">
            <text:p>1993</text:p>
          </table:table-cell>
        </table:table-row>
        <table:table-row table:style-name="ro1">
          <table:table-cell office:value-type="string" calcext:value-type="string">
            <text:p>5.000alpha3 </text:p>
          </table:table-cell>
          <table:table-cell office:value-type="string" calcext:value-type="string">
            <text:p>1993</text:p>
          </table:table-cell>
        </table:table-row>
        <table:table-row table:style-name="ro1">
          <table:table-cell office:value-type="string" calcext:value-type="string">
            <text:p>5.000alpha4 </text:p>
          </table:table-cell>
          <table:table-cell office:value-type="string" calcext:value-type="string">
            <text:p>1993</text:p>
          </table:table-cell>
        </table:table-row>
        <table:table-row table:style-name="ro1">
          <table:table-cell office:value-type="string" calcext:value-type="string">
            <text:p>5.000alpha5 </text:p>
          </table:table-cell>
          <table:table-cell office:value-type="string" calcext:value-type="string">
            <text:p>1993</text:p>
          </table:table-cell>
        </table:table-row>
        <table:table-row table:style-name="ro1">
          <table:table-cell office:value-type="string" calcext:value-type="string">
            <text:p>5.000alpha6 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lpha7 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lpha8 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lpha9 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lpha10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lpha11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1a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1b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1c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1d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lpha12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a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b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c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d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e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f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g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12h <text:s text:c="2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eta1 <text:s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1a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eta2 <text:s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2a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2b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2c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eta3 <text:s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a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b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c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d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e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f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g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3h <text:s text:c="3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gamma <text:s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 <text:s text:c="6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a <text:s text:c="5"/></text:p>
          </table:table-cell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5.000b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c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d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e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f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g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h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i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j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k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l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m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n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0o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 <text:s text:c="6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a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b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c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d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e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f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g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h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i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j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k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l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m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1n <text:s text:c="5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eta1 <text:s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a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b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c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d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e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f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g <text:s text:c="3"/></text:p>
          </table:table-cell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5.002b1h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2b2 <text:s text:c="4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2b3 <text:s text:c="4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2gamma <text:s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2delta <text:s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2 <text:s text:c="6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2_01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 <text:s text:c="6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1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2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3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4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5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6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7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8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09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0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1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2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3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4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5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6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7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8 <text:s text:c="3"/>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5.003_19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0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1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2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3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4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5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6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7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28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0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1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2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3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4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5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6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a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b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c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d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e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f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g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h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i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7j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8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9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3_99a <text:s text:c="2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4rc1 <text:s text:c="6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4rc2 <text:s text:c="6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 <text:s text:c="6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1-t1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1-t2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1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1_01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1_02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1_03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2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2_01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3-t2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3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4-t1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4-t2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4-t3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4-t4 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4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04-m1 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4-m2 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4-m3 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4-m4 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5-MT5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5-MT6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5-MT7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5-MT8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05-MT9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4_05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4_50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1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2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3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4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5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6 <text:s text:c="3"/></text:p>
          </table:table-cell>
          <table:table-cell office:value-type="string" calcext:value-type="string">
            <text:p>1997</text:p>
          </table:table-cell>
        </table:table-row>
        <table:table-row table:style-name="ro1">
          <table:table-cell office:value-type="string" calcext:value-type="string">
            <text:p>5.004_57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58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59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0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1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2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3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4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5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6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7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8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69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0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1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2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3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4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5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4_76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 <text:s text:c="6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01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02-T1 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02-T2 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02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03-MT1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03-MT2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03-MT3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03-MT4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03-MT5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03-MT6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03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04-RC1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005_04-RC2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005_04 <text:s text:c="3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005_05-RC1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005_50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51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52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53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54 <text:s text:c="3"/></text:p>
          </table:table-cell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5.005_55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56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57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58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59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60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61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62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005_63 <text:s text:c="3"/>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5.5.640 <text:s text:c="4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5.650 <text:s text:c="4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5.660 <text:s text:c="4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5.670 <text:s text:c="4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6.0-RC1 <text:s text:c="2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6.0-RC2 <text:s text:c="2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6.0-RC3 <text:s text:c="2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6.0 <text:s text:c="6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6.1-TRIAL1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6.1-TRIAL2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5.6.1-TRIAL3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5.6.1-foolis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5.6.1 <text:s text:c="6"/>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5.6.2-RC1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6.2 <text:s text:c="6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7.0 <text:s text:c="6"/>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5.7.1 <text:s text:c="6"/>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5.7.2 <text:s text:c="6"/></text:p>
          </table:table-cell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5.7.3 <text:s text:c="6"/>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5.8.0-RC1 <text:s text:c="2"/>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5.8.0-RC2 <text:s text:c="2"/>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5.8.0-RC3 <text:s text:c="2"/>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5.8.0 <text:s text:c="6"/>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5.8.1-RC1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1-RC2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1-RC3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1-RC4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1-RC5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1 <text:s text:c="6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2-RC1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2-RC2 <text:s text:c="2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2 <text:s text:c="6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8.3-RC1 <text:s text:c="2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3 <text:s text:c="6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4-RC1 <text:s text:c="2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4-RC2 <text:s text:c="2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4 <text:s text:c="6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5-RC1 <text:s text:c="2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5-RC2 <text:s text:c="2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5 <text:s text:c="6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6-RC1 <text:s text:c="2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6 <text:s text:c="6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8.7-RC1 <text:s text:c="2"/></text:p>
          </table:table-cell>
          <table:table-cell office:value-type="string" calcext:value-type="string">
            <text:p>2005</text:p>
          </table:table-cell>
        </table:table-row>
        <table:table-row table:style-name="ro1">
          <table:table-cell office:value-type="string" calcext:value-type="string">
            <text:p>5.8.7 <text:s text:c="6"/></text:p>
          </table:table-cell>
          <table:table-cell office:value-type="string" calcext:value-type="string">
            <text:p>2005</text:p>
          </table:table-cell>
        </table:table-row>
        <table:table-row table:style-name="ro1">
          <table:table-cell office:value-type="string" calcext:value-type="string">
            <text:p>5.8.8-RC1 <text:s text:c="2"/></text:p>
          </table:table-cell>
          <table:table-cell office:value-type="string" calcext:value-type="string">
            <text:p>2006</text:p>
          </table:table-cell>
        </table:table-row>
        <table:table-row table:style-name="ro1">
          <table:table-cell office:value-type="string" calcext:value-type="string">
            <text:p>5.8.8 <text:s text:c="6"/></text:p>
          </table:table-cell>
          <table:table-cell office:value-type="string" calcext:value-type="string">
            <text:p>2006</text:p>
          </table:table-cell>
        </table:table-row>
        <table:table-row table:style-name="ro1">
          <table:table-cell office:value-type="string" calcext:value-type="string">
            <text:p>5.8.9-RC1 <text:s text:c="2"/></text:p>
          </table:table-cell>
          <table:table-cell office:value-type="string" calcext:value-type="string">
            <text:p>2008</text:p>
          </table:table-cell>
        </table:table-row>
        <table:table-row table:style-name="ro1">
          <table:table-cell office:value-type="string" calcext:value-type="string">
            <text:p>5.8.9-RC2 <text:s text:c="2"/></text:p>
          </table:table-cell>
          <table:table-cell office:value-type="string" calcext:value-type="string">
            <text:p>2008</text:p>
          </table:table-cell>
        </table:table-row>
        <table:table-row table:style-name="ro1">
          <table:table-cell office:value-type="string" calcext:value-type="string">
            <text:p>5.8.9 <text:s text:c="6"/></text:p>
          </table:table-cell>
          <table:table-cell office:value-type="string" calcext:value-type="string">
            <text:p>2008</text:p>
          </table:table-cell>
        </table:table-row>
        <table:table-row table:style-name="ro1">
          <table:table-cell office:value-type="string" calcext:value-type="string">
            <text:p>5.9.0 <text:s text:c="6"/></text:p>
          </table:table-cell>
          <table:table-cell office:value-type="string" calcext:value-type="string">
            <text:p>2003</text:p>
          </table:table-cell>
        </table:table-row>
        <table:table-row table:style-name="ro1">
          <table:table-cell office:value-type="string" calcext:value-type="string">
            <text:p>5.9.1 <text:s text:c="6"/></text:p>
          </table:table-cell>
          <table:table-cell office:value-type="string" calcext:value-type="string">
            <text:p>2004</text:p>
          </table:table-cell>
        </table:table-row>
        <table:table-row table:style-name="ro1">
          <table:table-cell office:value-type="string" calcext:value-type="string">
            <text:p>5.9.2 <text:s text:c="6"/></text:p>
          </table:table-cell>
          <table:table-cell office:value-type="string" calcext:value-type="string">
            <text:p>2005</text:p>
          </table:table-cell>
        </table:table-row>
        <table:table-row table:style-name="ro1">
          <table:table-cell office:value-type="string" calcext:value-type="string">
            <text:p>5.9.3 <text:s text:c="6"/></text:p>
          </table:table-cell>
          <table:table-cell office:value-type="string" calcext:value-type="string">
            <text:p>2006</text:p>
          </table:table-cell>
        </table:table-row>
        <table:table-row table:style-name="ro1">
          <table:table-cell office:value-type="string" calcext:value-type="string">
            <text:p>5.9.4 <text:s text:c="6"/></text:p>
          </table:table-cell>
          <table:table-cell office:value-type="string" calcext:value-type="string">
            <text:p>2006</text:p>
          </table:table-cell>
        </table:table-row>
        <table:table-row table:style-name="ro1">
          <table:table-cell office:value-type="string" calcext:value-type="string">
            <text:p>5.9.5 <text:s text:c="6"/></text:p>
          </table:table-cell>
          <table:table-cell office:value-type="string" calcext:value-type="string">
            <text:p>2007</text:p>
          </table:table-cell>
        </table:table-row>
        <table:table-row table:style-name="ro1">
          <table:table-cell office:value-type="string" calcext:value-type="string">
            <text:p>5.10.0-RC1 <text:s/></text:p>
          </table:table-cell>
          <table:table-cell office:value-type="string" calcext:value-type="string">
            <text:p>2007</text:p>
          </table:table-cell>
        </table:table-row>
        <table:table-row table:style-name="ro1">
          <table:table-cell office:value-type="string" calcext:value-type="string">
            <text:p>5.10.0-RC2 <text:s/></text:p>
          </table:table-cell>
          <table:table-cell office:value-type="string" calcext:value-type="string">
            <text:p>2007</text:p>
          </table:table-cell>
        </table:table-row>
        <table:table-row table:style-name="ro1">
          <table:table-cell office:value-type="string" calcext:value-type="string">
            <text:p>5.10.0 <text:s text:c="5"/></text:p>
          </table:table-cell>
          <table:table-cell office:value-type="string" calcext:value-type="string">
            <text:p>2007</text:p>
          </table:table-cell>
        </table:table-row>
        <table:table-row table:style-name="ro1">
          <table:table-cell office:value-type="string" calcext:value-type="string">
            <text:p>5.10.1-RC1 <text:s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0.1-RC2 <text:s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0.1 <text:s text:c="5"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1.0 <text:s text:c="5"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1.1 <text:s text:c="5"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1.2 <text:s text:c="5"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1.3 <text:s text:c="5"/></text:p>
          </table:table-cell>
          <table:table-cell office:value-type="string" calcext:value-type="string">
            <text:p>2009</text:p>
          </table:table-cell>
        </table:table-row>
        <table:table-row table:style-name="ro1">
          <table:table-cell office:value-type="string" calcext:value-type="string">
            <text:p>5.11.4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1.5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-RC0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-RC1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-RC2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-RC3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-RC4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-RC5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0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1-RC2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1-RC1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1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2-RC2 <text:s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2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2.3-RC1 <text:s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2.3-RC2 <text:s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2.3-RC3 <text:s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2.3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2.4-RC1 <text:s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2.4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2.5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3.0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1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2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3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4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5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6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7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8 <text:s text:c="5"/></text:p>
          </table:table-cell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5.13.9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3.10 <text:s text:c="4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3.11 <text:s text:c="4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0RC1 <text:s text:c="2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0RC2 <text:s text:c="2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0RC3 <text:s text:c="2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0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1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2-RC1 <text:s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2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4.3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4.4-RC1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4.4-RC2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4.4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5.0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1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2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3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4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5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6 <text:s text:c="5"/>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string" calcext:value-type="string">
            <text:p>5.15.7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5.8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5.9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0-RC0 <text:s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0-RC1 <text:s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0-RC2 <text:s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0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1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2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6.3-RC1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6.3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7.0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1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2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3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4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5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6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7 <text:s text:c="5"/></text:p>
          </table:table-cell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5.17.8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7.9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7.10 <text:s text:c="4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7.11 <text:s text:c="4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0-RC1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0-RC2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0-RC3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0-RC4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0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1-RC1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1-RC2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1-RC3 <text:s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1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8.2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8.3-RC1 <text:s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8.3-RC2 <text:s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8.3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8.4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9.0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1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2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3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4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5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6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7 <text:s text:c="5"/></text:p>
          </table:table-cell>
          <table:table-cell office:value-type="string" calcext:value-type="string">
            <text:p>2013</text:p>
          </table:table-cell>
        </table:table-row>
        <table:table-row table:style-name="ro1">
          <table:table-cell office:value-type="string" calcext:value-type="string">
            <text:p>5.19.8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9.9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9.10 <text:s text:c="4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19.11 <text:s text:c="4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0.0-RC1 <text:s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0.0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0.1-RC1 <text:s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0.1-RC2 <text:s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0.1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0.2-RC1 <text:s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0.2 <text:s text:c="5"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1.0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1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2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3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4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5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6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7 <text:s text:c="5"/>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5.21.8 <text:s text:c="5"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1.9 <text:s text:c="5"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1.10 <text:s text:c="4"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1.11 <text:s text:c="4"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2.0-RC1 <text:s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2.0-RC2 <text:s/>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string" calcext:value-type="string">
            <text:p>5.22.0 <text:s text:c="5"/></text:p>
          </table:table-cell>
          <table:table-cell office:value-type="string" calcext:value-type="string">
            <text:p>2015</text:p>
          </table:table-cell>
        </table:table-row>
      </table:table>
      <table:table table:name="VersionesPerl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 text:c="5"/>Pump- <text:s/>Release <text:s text:c="8"/>Date <text:s text:c="11"/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5"/>king <text:s text:c="34"/>(by no me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5"/>comprehensiv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5"/>see Changes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5"/>for detai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5"/>======================================================================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5"/>Larry <text:s text:c="2"/>0 <text:s text:c="13"/>Classified. <text:s text:c="4"/>Don't ask.</text:p>
          </table:table-cell>
          <table:table-cell/>
          <table:table-cell office:value-type="string" calcext:value-type="string">
            <text:p>Release</text:p>
          </table:table-cell>
          <table:table-cell/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<text:s text:c="5"/>Larry <text:s text:c="2"/>1.000 <text:s text:c="9"/>1987-Dec-18</text:p>
          </table:table-cell>
          <table:table-cell table:formula="of:=FIND(1;[.A8])" office:value-type="float" office:value="14" calcext:value-type="float">
            <text:p>14</text:p>
          </table:table-cell>
          <table:table-cell table:formula="of:=MIDB([.A8];[.B8];12)" office:value-type="string" office:string-value="1.000       " calcext:value-type="string">
            <text:p>1.000 <text:s text:c="6"/></text:p>
          </table:table-cell>
          <table:table-cell table:formula="of:=FIND(19;[.A8])" office:value-type="float" office:value="29" calcext:value-type="float">
            <text:p>29</text:p>
          </table:table-cell>
          <table:table-cell table:formula="of:=MIDB([.A8];[.D8];4)" office:value-type="string" office:string-value="1987" calcext:value-type="string">
            <text:p>1987</text:p>
          </table:table-cell>
        </table:table-row>
        <table:table-row table:style-name="ro1">
          <table:table-cell office:value-type="string" calcext:value-type="string">
            <text:p><text:s text:c="14"/>1.001..10 <text:s text:c="4"/>1988-Jan-30</text:p>
          </table:table-cell>
          <table:table-cell table:formula="of:=FIND(1;[.A9])" office:value-type="float" office:value="15" calcext:value-type="float">
            <text:p>15</text:p>
          </table:table-cell>
          <table:table-cell table:formula="of:=MIDB([.A9];[.B9];12)" office:value-type="string" office:string-value="1.001..10   " calcext:value-type="string">
            <text:p>1.001..10 <text:s text:c="2"/></text:p>
          </table:table-cell>
          <table:table-cell table:formula="of:=FIND(19;[.A9])" office:value-type="float" office:value="29" calcext:value-type="float">
            <text:p>29</text:p>
          </table:table-cell>
          <table:table-cell table:formula="of:=MIDB([.A9];[.D9];4)" office:value-type="string" office:string-value="1988" calcext:value-type="string">
            <text:p>1988</text:p>
          </table:table-cell>
        </table:table-row>
        <table:table-row table:style-name="ro1">
          <table:table-cell office:value-type="string" calcext:value-type="string">
            <text:p><text:s text:c="14"/>1.011..14 <text:s text:c="4"/>1988-Feb-02</text:p>
          </table:table-cell>
          <table:table-cell table:formula="of:=FIND(1;[.A10])" office:value-type="float" office:value="15" calcext:value-type="float">
            <text:p>15</text:p>
          </table:table-cell>
          <table:table-cell table:formula="of:=MIDB([.A10];[.B10];12)" office:value-type="string" office:string-value="1.011..14   " calcext:value-type="string">
            <text:p>1.011..14 <text:s text:c="2"/></text:p>
          </table:table-cell>
          <table:table-cell table:formula="of:=FIND(19;[.A10])" office:value-type="float" office:value="29" calcext:value-type="float">
            <text:p>29</text:p>
          </table:table-cell>
          <table:table-cell table:formula="of:=MIDB([.A10];[.D10];4)" office:value-type="string" office:string-value="1988" calcext:value-type="string">
            <text:p>1988</text:p>
          </table:table-cell>
        </table:table-row>
        <table:table-row table:style-name="ro1">
          <table:table-cell office:value-type="string" calcext:value-type="string">
            <text:p><text:s text:c="5"/>Schwern <text:s/>1.0.15 <text:s text:c="7"/>2002-Dec-18 <text:s text:c="4"/>Modernization</text:p>
          </table:table-cell>
          <table:table-cell table:formula="of:=FIND(1;[.A11])" office:value-type="float" office:value="15" calcext:value-type="float">
            <text:p>15</text:p>
          </table:table-cell>
          <table:table-cell table:formula="of:=MIDB([.A11];[.B11];12)" office:value-type="string" office:string-value="1.0.15      " calcext:value-type="string">
            <text:p>1.0.15 <text:s text:c="5"/></text:p>
          </table:table-cell>
          <table:table-cell table:formula="of:=FIND(20;[.A11])" office:value-type="float" office:value="29" calcext:value-type="float">
            <text:p>29</text:p>
          </table:table-cell>
          <table:table-cell table:formula="of:=MIDB([.A11];[.D11];4)" office:value-type="string" office:string-value="2002" calcext:value-type="string">
            <text:p>2002</text:p>
          </table:table-cell>
        </table:table-row>
        <table:table-row table:style-name="ro1">
          <table:table-cell office:value-type="string" calcext:value-type="string">
            <text:p><text:s text:c="5"/>Richard <text:s/>1.0_16 <text:s text:c="7"/>2003-Dec-18</text:p>
          </table:table-cell>
          <table:table-cell table:formula="of:=FIND(1;[.A12])" office:value-type="float" office:value="15" calcext:value-type="float">
            <text:p>15</text:p>
          </table:table-cell>
          <table:table-cell table:formula="of:=MIDB([.A12];[.B12];12)" office:value-type="string" office:string-value="1.0_16      " calcext:value-type="string">
            <text:p>1.0_16 <text:s text:c="5"/></text:p>
          </table:table-cell>
          <table:table-cell table:formula="of:=FIND(20;[.A12])" office:value-type="float" office:value="29" calcext:value-type="float">
            <text:p>29</text:p>
          </table:table-cell>
          <table:table-cell table:formula="of:=MIDB([.A12];[.D12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5"/>Larry <text:s text:c="2"/>2.000 <text:s text:c="9"/>1988-Jun-05</text:p>
          </table:table-cell>
          <table:table-cell table:formula="of:=FIND(2;[.A13])" office:value-type="float" office:value="14" calcext:value-type="float">
            <text:p>14</text:p>
          </table:table-cell>
          <table:table-cell table:formula="of:=MIDB([.A13];[.B13];6)" office:value-type="string" office:string-value="2.000 " calcext:value-type="string">
            <text:p>2.000 </text:p>
          </table:table-cell>
          <table:table-cell table:formula="of:=FIND(19;[.A13])" office:value-type="float" office:value="29" calcext:value-type="float">
            <text:p>29</text:p>
          </table:table-cell>
          <table:table-cell table:formula="of:=MIDB([.A13];[.D13];4)" office:value-type="string" office:string-value="1988" calcext:value-type="string">
            <text:p>1988</text:p>
          </table:table-cell>
        </table:table-row>
        <table:table-row table:style-name="ro1">
          <table:table-cell office:value-type="string" calcext:value-type="string">
            <text:p><text:s text:c="14"/>2.001 <text:s text:c="8"/>1988-Jun-28</text:p>
          </table:table-cell>
          <table:table-cell table:formula="of:=FIND(2;[.A14])" office:value-type="float" office:value="15" calcext:value-type="float">
            <text:p>15</text:p>
          </table:table-cell>
          <table:table-cell table:formula="of:=MIDB([.A14];[.B14];6)" office:value-type="string" office:string-value="2.001 " calcext:value-type="string">
            <text:p>2.001 </text:p>
          </table:table-cell>
          <table:table-cell table:formula="of:=FIND(19;[.A14])" office:value-type="float" office:value="29" calcext:value-type="float">
            <text:p>29</text:p>
          </table:table-cell>
          <table:table-cell table:formula="of:=MIDB([.A14];[.D14];4)" office:value-type="string" office:string-value="1988" calcext:value-type="string">
            <text:p>1988</text:p>
          </table:table-cell>
        </table:table-row>
        <table:table-row table:style-name="ro1">
          <table:table-cell office:value-type="string" calcext:value-type="string">
            <text:p><text:s text:c="5"/>Larry <text:s text:c="2"/>3.000 <text:s text:c="9"/>1989-Oct-18</text:p>
          </table:table-cell>
          <table:table-cell table:formula="of:=FIND(3;[.A15])" office:value-type="float" office:value="14" calcext:value-type="float">
            <text:p>14</text:p>
          </table:table-cell>
          <table:table-cell table:formula="of:=MIDB([.A15];[.B15];12)" office:value-type="string" office:string-value="3.000       " calcext:value-type="string">
            <text:p>3.000 <text:s text:c="6"/></text:p>
          </table:table-cell>
          <table:table-cell table:formula="of:=FIND(19;[.A15])" office:value-type="float" office:value="29" calcext:value-type="float">
            <text:p>29</text:p>
          </table:table-cell>
          <table:table-cell table:formula="of:=MIDB([.A15];[.D15];4)" office:value-type="string" office:string-value="1989" calcext:value-type="string">
            <text:p>1989</text:p>
          </table:table-cell>
        </table:table-row>
        <table:table-row table:style-name="ro1">
          <table:table-cell office:value-type="string" calcext:value-type="string">
            <text:p><text:s text:c="14"/>3.001 <text:s text:c="8"/>1989-Oct-26</text:p>
          </table:table-cell>
          <table:table-cell table:formula="of:=FIND(3;[.A16])" office:value-type="float" office:value="15" calcext:value-type="float">
            <text:p>15</text:p>
          </table:table-cell>
          <table:table-cell table:formula="of:=MIDB([.A16];[.B16];12)" office:value-type="string" office:string-value="3.001       " calcext:value-type="string">
            <text:p>3.001 <text:s text:c="6"/></text:p>
          </table:table-cell>
          <table:table-cell table:formula="of:=FIND(19;[.A16])" office:value-type="float" office:value="29" calcext:value-type="float">
            <text:p>29</text:p>
          </table:table-cell>
          <table:table-cell table:formula="of:=MIDB([.A16];[.D16];4)" office:value-type="string" office:string-value="1989" calcext:value-type="string">
            <text:p>1989</text:p>
          </table:table-cell>
        </table:table-row>
        <table:table-row table:style-name="ro1">
          <table:table-cell office:value-type="string" calcext:value-type="string">
            <text:p><text:s text:c="14"/>3.002..4 <text:s text:c="5"/>1989-Nov-11</text:p>
          </table:table-cell>
          <table:table-cell table:formula="of:=FIND(3;[.A17])" office:value-type="float" office:value="15" calcext:value-type="float">
            <text:p>15</text:p>
          </table:table-cell>
          <table:table-cell table:formula="of:=MIDB([.A17];[.B17];12)" office:value-type="string" office:string-value="3.002..4    " calcext:value-type="string">
            <text:p>3.002..4 <text:s text:c="3"/></text:p>
          </table:table-cell>
          <table:table-cell table:formula="of:=FIND(19;[.A17])" office:value-type="float" office:value="29" calcext:value-type="float">
            <text:p>29</text:p>
          </table:table-cell>
          <table:table-cell table:formula="of:=MIDB([.A17];[.D17];4)" office:value-type="string" office:string-value="1989" calcext:value-type="string">
            <text:p>1989</text:p>
          </table:table-cell>
        </table:table-row>
        <table:table-row table:style-name="ro1">
          <table:table-cell office:value-type="string" calcext:value-type="string">
            <text:p><text:s text:c="14"/>3.005 <text:s text:c="8"/>1989-Nov-18</text:p>
          </table:table-cell>
          <table:table-cell table:formula="of:=FIND(3;[.A18])" office:value-type="float" office:value="15" calcext:value-type="float">
            <text:p>15</text:p>
          </table:table-cell>
          <table:table-cell table:formula="of:=MIDB([.A18];[.B18];12)" office:value-type="string" office:string-value="3.005       " calcext:value-type="string">
            <text:p>3.005 <text:s text:c="6"/></text:p>
          </table:table-cell>
          <table:table-cell table:formula="of:=FIND(19;[.A18])" office:value-type="float" office:value="29" calcext:value-type="float">
            <text:p>29</text:p>
          </table:table-cell>
          <table:table-cell table:formula="of:=MIDB([.A18];[.D18];4)" office:value-type="string" office:string-value="1989" calcext:value-type="string">
            <text:p>1989</text:p>
          </table:table-cell>
        </table:table-row>
        <table:table-row table:style-name="ro1">
          <table:table-cell office:value-type="string" calcext:value-type="string">
            <text:p><text:s text:c="14"/>3.006..8 <text:s text:c="5"/>1989-Dec-22</text:p>
          </table:table-cell>
          <table:table-cell table:formula="of:=FIND(3;[.A19])" office:value-type="float" office:value="15" calcext:value-type="float">
            <text:p>15</text:p>
          </table:table-cell>
          <table:table-cell table:formula="of:=MIDB([.A19];[.B19];12)" office:value-type="string" office:string-value="3.006..8    " calcext:value-type="string">
            <text:p>3.006..8 <text:s text:c="3"/></text:p>
          </table:table-cell>
          <table:table-cell table:formula="of:=FIND(19;[.A19])" office:value-type="float" office:value="29" calcext:value-type="float">
            <text:p>29</text:p>
          </table:table-cell>
          <table:table-cell table:formula="of:=MIDB([.A19];[.D19];4)" office:value-type="string" office:string-value="1989" calcext:value-type="string">
            <text:p>1989</text:p>
          </table:table-cell>
        </table:table-row>
        <table:table-row table:style-name="ro1">
          <table:table-cell office:value-type="string" calcext:value-type="string">
            <text:p><text:s text:c="14"/>3.009..13 <text:s text:c="4"/>1990-Mar-02</text:p>
          </table:table-cell>
          <table:table-cell table:formula="of:=FIND(3;[.A20])" office:value-type="float" office:value="15" calcext:value-type="float">
            <text:p>15</text:p>
          </table:table-cell>
          <table:table-cell table:formula="of:=MIDB([.A20];[.B20];12)" office:value-type="string" office:string-value="3.009..13   " calcext:value-type="string">
            <text:p>3.009..13 <text:s text:c="2"/></text:p>
          </table:table-cell>
          <table:table-cell table:formula="of:=FIND(19;[.A20])" office:value-type="float" office:value="29" calcext:value-type="float">
            <text:p>29</text:p>
          </table:table-cell>
          <table:table-cell table:formula="of:=MIDB([.A20];[.D20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14 <text:s text:c="8"/>1990-Mar-13</text:p>
          </table:table-cell>
          <table:table-cell table:formula="of:=FIND(3;[.A21])" office:value-type="float" office:value="15" calcext:value-type="float">
            <text:p>15</text:p>
          </table:table-cell>
          <table:table-cell table:formula="of:=MIDB([.A21];[.B21];12)" office:value-type="string" office:string-value="3.014       " calcext:value-type="string">
            <text:p>3.014 <text:s text:c="6"/></text:p>
          </table:table-cell>
          <table:table-cell table:formula="of:=FIND(19;[.A21])" office:value-type="float" office:value="29" calcext:value-type="float">
            <text:p>29</text:p>
          </table:table-cell>
          <table:table-cell table:formula="of:=MIDB([.A21];[.D21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15 <text:s text:c="8"/>1990-Mar-14</text:p>
          </table:table-cell>
          <table:table-cell table:formula="of:=FIND(3;[.A22])" office:value-type="float" office:value="15" calcext:value-type="float">
            <text:p>15</text:p>
          </table:table-cell>
          <table:table-cell table:formula="of:=MIDB([.A22];[.B22];12)" office:value-type="string" office:string-value="3.015       " calcext:value-type="string">
            <text:p>3.015 <text:s text:c="6"/></text:p>
          </table:table-cell>
          <table:table-cell table:formula="of:=FIND(19;[.A22])" office:value-type="float" office:value="29" calcext:value-type="float">
            <text:p>29</text:p>
          </table:table-cell>
          <table:table-cell table:formula="of:=MIDB([.A22];[.D22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16..18 <text:s text:c="4"/>1990-Mar-28</text:p>
          </table:table-cell>
          <table:table-cell table:formula="of:=FIND(3;[.A23])" office:value-type="float" office:value="15" calcext:value-type="float">
            <text:p>15</text:p>
          </table:table-cell>
          <table:table-cell table:formula="of:=MIDB([.A23];[.B23];12)" office:value-type="string" office:string-value="3.016..18   " calcext:value-type="string">
            <text:p>3.016..18 <text:s text:c="2"/></text:p>
          </table:table-cell>
          <table:table-cell table:formula="of:=FIND(19;[.A23])" office:value-type="float" office:value="29" calcext:value-type="float">
            <text:p>29</text:p>
          </table:table-cell>
          <table:table-cell table:formula="of:=MIDB([.A23];[.D23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19..27 <text:s text:c="4"/>1990-Aug-10 <text:s text:c="4"/>User subs.</text:p>
          </table:table-cell>
          <table:table-cell table:formula="of:=FIND(3;[.A24])" office:value-type="float" office:value="15" calcext:value-type="float">
            <text:p>15</text:p>
          </table:table-cell>
          <table:table-cell table:formula="of:=MIDB([.A24];[.B24];12)" office:value-type="string" office:string-value="3.019..27   " calcext:value-type="string">
            <text:p>3.019..27 <text:s text:c="2"/></text:p>
          </table:table-cell>
          <table:table-cell table:formula="of:=FIND(19;[.A24];20)" office:value-type="float" office:value="29" calcext:value-type="float">
            <text:p>29</text:p>
          </table:table-cell>
          <table:table-cell table:formula="of:=MIDB([.A24];[.D24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28 <text:s text:c="8"/>1990-Aug-14</text:p>
          </table:table-cell>
          <table:table-cell table:formula="of:=FIND(3;[.A25])" office:value-type="float" office:value="15" calcext:value-type="float">
            <text:p>15</text:p>
          </table:table-cell>
          <table:table-cell table:formula="of:=MIDB([.A25];[.B25];12)" office:value-type="string" office:string-value="3.028       " calcext:value-type="string">
            <text:p>3.028 <text:s text:c="6"/></text:p>
          </table:table-cell>
          <table:table-cell table:formula="of:=FIND(19;[.A25])" office:value-type="float" office:value="29" calcext:value-type="float">
            <text:p>29</text:p>
          </table:table-cell>
          <table:table-cell table:formula="of:=MIDB([.A25];[.D25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29..36 <text:s text:c="4"/>1990-Oct-17</text:p>
          </table:table-cell>
          <table:table-cell table:formula="of:=FIND(3;[.A26])" office:value-type="float" office:value="15" calcext:value-type="float">
            <text:p>15</text:p>
          </table:table-cell>
          <table:table-cell table:formula="of:=MIDB([.A26];[.B26];12)" office:value-type="string" office:string-value="3.029..36   " calcext:value-type="string">
            <text:p>3.029..36 <text:s text:c="2"/></text:p>
          </table:table-cell>
          <table:table-cell table:formula="of:=FIND(19;[.A26])" office:value-type="float" office:value="29" calcext:value-type="float">
            <text:p>29</text:p>
          </table:table-cell>
          <table:table-cell table:formula="of:=MIDB([.A26];[.D26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37 <text:s text:c="8"/>1990-Oct-20</text:p>
          </table:table-cell>
          <table:table-cell table:formula="of:=FIND(3;[.A27])" office:value-type="float" office:value="15" calcext:value-type="float">
            <text:p>15</text:p>
          </table:table-cell>
          <table:table-cell table:formula="of:=MIDB([.A27];[.B27];12)" office:value-type="string" office:string-value="3.037       " calcext:value-type="string">
            <text:p>3.037 <text:s text:c="6"/></text:p>
          </table:table-cell>
          <table:table-cell table:formula="of:=FIND(19;[.A27])" office:value-type="float" office:value="29" calcext:value-type="float">
            <text:p>29</text:p>
          </table:table-cell>
          <table:table-cell table:formula="of:=MIDB([.A27];[.D27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40 <text:s text:c="8"/>1990-Nov-10</text:p>
          </table:table-cell>
          <table:table-cell table:formula="of:=FIND(3;[.A28])" office:value-type="float" office:value="15" calcext:value-type="float">
            <text:p>15</text:p>
          </table:table-cell>
          <table:table-cell table:formula="of:=MIDB([.A28];[.B28];12)" office:value-type="string" office:string-value="3.040       " calcext:value-type="string">
            <text:p>3.040 <text:s text:c="6"/></text:p>
          </table:table-cell>
          <table:table-cell table:formula="of:=FIND(19;[.A28])" office:value-type="float" office:value="29" calcext:value-type="float">
            <text:p>29</text:p>
          </table:table-cell>
          <table:table-cell table:formula="of:=MIDB([.A28];[.D28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41 <text:s text:c="8"/>1990-Nov-13</text:p>
          </table:table-cell>
          <table:table-cell table:formula="of:=FIND(3;[.A29])" office:value-type="float" office:value="15" calcext:value-type="float">
            <text:p>15</text:p>
          </table:table-cell>
          <table:table-cell table:formula="of:=MIDB([.A29];[.B29];12)" office:value-type="string" office:string-value="3.041       " calcext:value-type="string">
            <text:p>3.041 <text:s text:c="6"/></text:p>
          </table:table-cell>
          <table:table-cell table:formula="of:=FIND(19;[.A29])" office:value-type="float" office:value="29" calcext:value-type="float">
            <text:p>29</text:p>
          </table:table-cell>
          <table:table-cell table:formula="of:=MIDB([.A29];[.D29];4)" office:value-type="string" office:string-value="1990" calcext:value-type="string">
            <text:p>1990</text:p>
          </table:table-cell>
        </table:table-row>
        <table:table-row table:style-name="ro1">
          <table:table-cell office:value-type="string" calcext:value-type="string">
            <text:p><text:s text:c="14"/>3.042..43 <text:s text:c="4"/>1991-Jan-??</text:p>
          </table:table-cell>
          <table:table-cell table:formula="of:=FIND(3;[.A30])" office:value-type="float" office:value="15" calcext:value-type="float">
            <text:p>15</text:p>
          </table:table-cell>
          <table:table-cell table:formula="of:=MIDB([.A30];[.B30];12)" office:value-type="string" office:string-value="3.042..43   " calcext:value-type="string">
            <text:p>3.042..43 <text:s text:c="2"/></text:p>
          </table:table-cell>
          <table:table-cell table:formula="of:=FIND(19;[.A30])" office:value-type="float" office:value="29" calcext:value-type="float">
            <text:p>29</text:p>
          </table:table-cell>
          <table:table-cell table:formula="of:=MIDB([.A30];[.D30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3.044 <text:s text:c="8"/>1991-Jan-12</text:p>
          </table:table-cell>
          <table:table-cell table:formula="of:=FIND(3;[.A31])" office:value-type="float" office:value="15" calcext:value-type="float">
            <text:p>15</text:p>
          </table:table-cell>
          <table:table-cell table:formula="of:=MIDB([.A31];[.B31];12)" office:value-type="string" office:string-value="3.044       " calcext:value-type="string">
            <text:p>3.044 <text:s text:c="6"/></text:p>
          </table:table-cell>
          <table:table-cell table:formula="of:=FIND(19;[.A31])" office:value-type="float" office:value="29" calcext:value-type="float">
            <text:p>29</text:p>
          </table:table-cell>
          <table:table-cell table:formula="of:=MIDB([.A31];[.D31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5"/>Larry <text:s text:c="2"/>4.000 <text:s text:c="9"/>1991-Mar-21</text:p>
          </table:table-cell>
          <table:table-cell table:formula="of:=FIND(4;[.A32])" office:value-type="float" office:value="14" calcext:value-type="float">
            <text:p>14</text:p>
          </table:table-cell>
          <table:table-cell table:formula="of:=MIDB([.A32];[.B32];12)" office:value-type="string" office:string-value="4.000       " calcext:value-type="string">
            <text:p>4.000 <text:s text:c="6"/></text:p>
          </table:table-cell>
          <table:table-cell table:formula="of:=FIND(19;[.A32])" office:value-type="float" office:value="29" calcext:value-type="float">
            <text:p>29</text:p>
          </table:table-cell>
          <table:table-cell table:formula="of:=MIDB([.A32];[.D32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4.001..3 <text:s text:c="5"/>1991-Apr-12</text:p>
          </table:table-cell>
          <table:table-cell table:formula="of:=FIND(4;[.A33])" office:value-type="float" office:value="15" calcext:value-type="float">
            <text:p>15</text:p>
          </table:table-cell>
          <table:table-cell table:formula="of:=MIDB([.A33];[.B33];12)" office:value-type="string" office:string-value="4.001..3    " calcext:value-type="string">
            <text:p>4.001..3 <text:s text:c="3"/></text:p>
          </table:table-cell>
          <table:table-cell table:formula="of:=FIND(19;[.A33])" office:value-type="float" office:value="29" calcext:value-type="float">
            <text:p>29</text:p>
          </table:table-cell>
          <table:table-cell table:formula="of:=MIDB([.A33];[.D33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4.004..9 <text:s text:c="5"/>1991-Jun-07</text:p>
          </table:table-cell>
          <table:table-cell table:formula="of:=FIND(4;[.A34])" office:value-type="float" office:value="15" calcext:value-type="float">
            <text:p>15</text:p>
          </table:table-cell>
          <table:table-cell table:formula="of:=MIDB([.A34];[.B34];12)" office:value-type="string" office:string-value="4.004..9    " calcext:value-type="string">
            <text:p>4.004..9 <text:s text:c="3"/></text:p>
          </table:table-cell>
          <table:table-cell table:formula="of:=FIND(19;[.A34])" office:value-type="float" office:value="29" calcext:value-type="float">
            <text:p>29</text:p>
          </table:table-cell>
          <table:table-cell table:formula="of:=MIDB([.A34];[.D34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4.010 <text:s text:c="8"/>1991-Jun-10</text:p>
          </table:table-cell>
          <table:table-cell table:formula="of:=FIND(4;[.A35])" office:value-type="float" office:value="15" calcext:value-type="float">
            <text:p>15</text:p>
          </table:table-cell>
          <table:table-cell table:formula="of:=MIDB([.A35];[.B35];12)" office:value-type="string" office:string-value="4.010       " calcext:value-type="string">
            <text:p>4.010 <text:s text:c="6"/></text:p>
          </table:table-cell>
          <table:table-cell table:formula="of:=FIND(19;[.A35])" office:value-type="float" office:value="29" calcext:value-type="float">
            <text:p>29</text:p>
          </table:table-cell>
          <table:table-cell table:formula="of:=MIDB([.A35];[.D35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4.011..18 <text:s text:c="4"/>1991-Nov-05</text:p>
          </table:table-cell>
          <table:table-cell table:formula="of:=FIND(4;[.A36])" office:value-type="float" office:value="15" calcext:value-type="float">
            <text:p>15</text:p>
          </table:table-cell>
          <table:table-cell table:formula="of:=MIDB([.A36];[.B36];12)" office:value-type="string" office:string-value="4.011..18   " calcext:value-type="string">
            <text:p>4.011..18 <text:s text:c="2"/></text:p>
          </table:table-cell>
          <table:table-cell table:formula="of:=FIND(19;[.A36])" office:value-type="float" office:value="29" calcext:value-type="float">
            <text:p>29</text:p>
          </table:table-cell>
          <table:table-cell table:formula="of:=MIDB([.A36];[.D36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4.019 <text:s text:c="8"/>1991-Nov-11 <text:s text:c="4"/>Stable.</text:p>
          </table:table-cell>
          <table:table-cell table:formula="of:=FIND(4;[.A37])" office:value-type="float" office:value="15" calcext:value-type="float">
            <text:p>15</text:p>
          </table:table-cell>
          <table:table-cell table:formula="of:=MIDB([.A37];[.B37];12)" office:value-type="string" office:string-value="4.019       " calcext:value-type="string">
            <text:p>4.019 <text:s text:c="6"/></text:p>
          </table:table-cell>
          <table:table-cell table:formula="of:=FIND(19;[.A37];20)" office:value-type="float" office:value="29" calcext:value-type="float">
            <text:p>29</text:p>
          </table:table-cell>
          <table:table-cell table:formula="of:=MIDB([.A37];[.D37];4)" office:value-type="string" office:string-value="1991" calcext:value-type="string">
            <text:p>1991</text:p>
          </table:table-cell>
        </table:table-row>
        <table:table-row table:style-name="ro1">
          <table:table-cell office:value-type="string" calcext:value-type="string">
            <text:p><text:s text:c="14"/>4.020..33 <text:s text:c="4"/>1992-Jun-08</text:p>
          </table:table-cell>
          <table:table-cell table:formula="of:=FIND(4;[.A38])" office:value-type="float" office:value="15" calcext:value-type="float">
            <text:p>15</text:p>
          </table:table-cell>
          <table:table-cell table:formula="of:=MIDB([.A38];[.B38];12)" office:value-type="string" office:string-value="4.020..33   " calcext:value-type="string">
            <text:p>4.020..33 <text:s text:c="2"/></text:p>
          </table:table-cell>
          <table:table-cell table:formula="of:=FIND(19;[.A38])" office:value-type="float" office:value="29" calcext:value-type="float">
            <text:p>29</text:p>
          </table:table-cell>
          <table:table-cell table:formula="of:=MIDB([.A38];[.D38];4)" office:value-type="string" office:string-value="1992" calcext:value-type="string">
            <text:p>1992</text:p>
          </table:table-cell>
        </table:table-row>
        <table:table-row table:style-name="ro1">
          <table:table-cell office:value-type="string" calcext:value-type="string">
            <text:p><text:s text:c="14"/>4.034 <text:s text:c="8"/>1992-Jun-11</text:p>
          </table:table-cell>
          <table:table-cell table:formula="of:=FIND(4;[.A39])" office:value-type="float" office:value="15" calcext:value-type="float">
            <text:p>15</text:p>
          </table:table-cell>
          <table:table-cell table:formula="of:=MIDB([.A39];[.B39];12)" office:value-type="string" office:string-value="4.034       " calcext:value-type="string">
            <text:p>4.034 <text:s text:c="6"/></text:p>
          </table:table-cell>
          <table:table-cell table:formula="of:=FIND(19;[.A39])" office:value-type="float" office:value="29" calcext:value-type="float">
            <text:p>29</text:p>
          </table:table-cell>
          <table:table-cell table:formula="of:=MIDB([.A39];[.D39];4)" office:value-type="string" office:string-value="1992" calcext:value-type="string">
            <text:p>1992</text:p>
          </table:table-cell>
        </table:table-row>
        <table:table-row table:style-name="ro1">
          <table:table-cell office:value-type="string" calcext:value-type="string">
            <text:p><text:s text:c="14"/>4.035 <text:s text:c="8"/>1992-Jun-23</text:p>
          </table:table-cell>
          <table:table-cell table:formula="of:=FIND(4;[.A40])" office:value-type="float" office:value="15" calcext:value-type="float">
            <text:p>15</text:p>
          </table:table-cell>
          <table:table-cell table:formula="of:=MIDB([.A40];[.B40];12)" office:value-type="string" office:string-value="4.035       " calcext:value-type="string">
            <text:p>4.035 <text:s text:c="6"/></text:p>
          </table:table-cell>
          <table:table-cell table:formula="of:=FIND(19;[.A40])" office:value-type="float" office:value="29" calcext:value-type="float">
            <text:p>29</text:p>
          </table:table-cell>
          <table:table-cell table:formula="of:=MIDB([.A40];[.D40];4)" office:value-type="string" office:string-value="1992" calcext:value-type="string">
            <text:p>1992</text:p>
          </table:table-cell>
        </table:table-row>
        <table:table-row table:style-name="ro1">
          <table:table-cell office:value-type="string" calcext:value-type="string">
            <text:p><text:s text:c="5"/>Larry <text:s text:c="3"/>4.036 <text:s text:c="8"/>1993-Feb-05 <text:s text:c="4"/>Very stable.</text:p>
          </table:table-cell>
          <table:table-cell table:formula="of:=FIND(4;[.A41])" office:value-type="float" office:value="15" calcext:value-type="float">
            <text:p>15</text:p>
          </table:table-cell>
          <table:table-cell table:formula="of:=MIDB([.A41];[.B41];12)" office:value-type="string" office:string-value="4.036       " calcext:value-type="string">
            <text:p>4.036 <text:s text:c="6"/></text:p>
          </table:table-cell>
          <table:table-cell table:formula="of:=FIND(19;[.A41])" office:value-type="float" office:value="29" calcext:value-type="float">
            <text:p>29</text:p>
          </table:table-cell>
          <table:table-cell table:formula="of:=MIDB([.A41];[.D41];4)" office:value-type="string" office:string-value="1993" calcext:value-type="string">
            <text:p>1993</text:p>
          </table:table-cell>
        </table:table-row>
        <table:table-row table:style-name="ro1">
          <table:table-cell office:value-type="string" calcext:value-type="string">
            <text:p><text:s text:c="14"/>5.000alpha1 <text:s text:c="2"/>1993-Jul-31</text:p>
          </table:table-cell>
          <table:table-cell table:formula="of:=FIND(5;[.A42])" office:value-type="float" office:value="15" calcext:value-type="float">
            <text:p>15</text:p>
          </table:table-cell>
          <table:table-cell table:formula="of:=MIDB([.A42];[.B42];12)" office:value-type="string" office:string-value="5.000alpha1 " calcext:value-type="string">
            <text:p>5.000alpha1 </text:p>
          </table:table-cell>
          <table:table-cell table:formula="of:=FIND(19;[.A42])" office:value-type="float" office:value="29" calcext:value-type="float">
            <text:p>29</text:p>
          </table:table-cell>
          <table:table-cell table:formula="of:=MIDB([.A42];[.D42];4)" office:value-type="string" office:string-value="1993" calcext:value-type="string">
            <text:p>1993</text:p>
          </table:table-cell>
        </table:table-row>
        <table:table-row table:style-name="ro1">
          <table:table-cell office:value-type="string" calcext:value-type="string">
            <text:p><text:s text:c="14"/>5.000alpha2 <text:s text:c="2"/>1993-Aug-16</text:p>
          </table:table-cell>
          <table:table-cell table:formula="of:=FIND(5;[.A43])" office:value-type="float" office:value="15" calcext:value-type="float">
            <text:p>15</text:p>
          </table:table-cell>
          <table:table-cell table:formula="of:=MIDB([.A43];[.B43];12)" office:value-type="string" office:string-value="5.000alpha2 " calcext:value-type="string">
            <text:p>5.000alpha2 </text:p>
          </table:table-cell>
          <table:table-cell table:formula="of:=FIND(19;[.A43])" office:value-type="float" office:value="29" calcext:value-type="float">
            <text:p>29</text:p>
          </table:table-cell>
          <table:table-cell table:formula="of:=MIDB([.A43];[.D43];4)" office:value-type="string" office:string-value="1993" calcext:value-type="string">
            <text:p>1993</text:p>
          </table:table-cell>
        </table:table-row>
        <table:table-row table:style-name="ro1">
          <table:table-cell office:value-type="string" calcext:value-type="string">
            <text:p><text:s text:c="14"/>5.000alpha3 <text:s text:c="2"/>1993-Oct-10</text:p>
          </table:table-cell>
          <table:table-cell table:formula="of:=FIND(5;[.A44])" office:value-type="float" office:value="15" calcext:value-type="float">
            <text:p>15</text:p>
          </table:table-cell>
          <table:table-cell table:formula="of:=MIDB([.A44];[.B44];12)" office:value-type="string" office:string-value="5.000alpha3 " calcext:value-type="string">
            <text:p>5.000alpha3 </text:p>
          </table:table-cell>
          <table:table-cell table:formula="of:=FIND(19;[.A44])" office:value-type="float" office:value="29" calcext:value-type="float">
            <text:p>29</text:p>
          </table:table-cell>
          <table:table-cell table:formula="of:=MIDB([.A44];[.D44];4)" office:value-type="string" office:string-value="1993" calcext:value-type="string">
            <text:p>1993</text:p>
          </table:table-cell>
        </table:table-row>
        <table:table-row table:style-name="ro1">
          <table:table-cell office:value-type="string" calcext:value-type="string">
            <text:p><text:s text:c="14"/>5.000alpha4 <text:s text:c="2"/>1993-???-??</text:p>
          </table:table-cell>
          <table:table-cell table:formula="of:=FIND(5;[.A45])" office:value-type="float" office:value="15" calcext:value-type="float">
            <text:p>15</text:p>
          </table:table-cell>
          <table:table-cell table:formula="of:=MIDB([.A45];[.B45];12)" office:value-type="string" office:string-value="5.000alpha4 " calcext:value-type="string">
            <text:p>5.000alpha4 </text:p>
          </table:table-cell>
          <table:table-cell table:formula="of:=FIND(19;[.A45])" office:value-type="float" office:value="29" calcext:value-type="float">
            <text:p>29</text:p>
          </table:table-cell>
          <table:table-cell table:formula="of:=MIDB([.A45];[.D45];4)" office:value-type="string" office:string-value="1993" calcext:value-type="string">
            <text:p>1993</text:p>
          </table:table-cell>
        </table:table-row>
        <table:table-row table:style-name="ro1">
          <table:table-cell office:value-type="string" calcext:value-type="string">
            <text:p><text:s text:c="14"/>5.000alpha5 <text:s text:c="2"/>1993-???-??</text:p>
          </table:table-cell>
          <table:table-cell table:formula="of:=FIND(5;[.A46])" office:value-type="float" office:value="15" calcext:value-type="float">
            <text:p>15</text:p>
          </table:table-cell>
          <table:table-cell table:formula="of:=MIDB([.A46];[.B46];12)" office:value-type="string" office:string-value="5.000alpha5 " calcext:value-type="string">
            <text:p>5.000alpha5 </text:p>
          </table:table-cell>
          <table:table-cell table:formula="of:=FIND(19;[.A46])" office:value-type="float" office:value="29" calcext:value-type="float">
            <text:p>29</text:p>
          </table:table-cell>
          <table:table-cell table:formula="of:=MIDB([.A46];[.D46];4)" office:value-type="string" office:string-value="1993" calcext:value-type="string">
            <text:p>1993</text:p>
          </table:table-cell>
        </table:table-row>
        <table:table-row table:style-name="ro1">
          <table:table-cell office:value-type="string" calcext:value-type="string">
            <text:p><text:s text:c="14"/>5.000alpha6 <text:s text:c="2"/>1994-Mar-18</text:p>
          </table:table-cell>
          <table:table-cell table:formula="of:=FIND(5;[.A47])" office:value-type="float" office:value="15" calcext:value-type="float">
            <text:p>15</text:p>
          </table:table-cell>
          <table:table-cell table:formula="of:=MIDB([.A47];[.B47];12)" office:value-type="string" office:string-value="5.000alpha6 " calcext:value-type="string">
            <text:p>5.000alpha6 </text:p>
          </table:table-cell>
          <table:table-cell table:formula="of:=FIND(19;[.A47])" office:value-type="float" office:value="29" calcext:value-type="float">
            <text:p>29</text:p>
          </table:table-cell>
          <table:table-cell table:formula="of:=MIDB([.A47];[.D47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lpha7 <text:s text:c="2"/>1994-Mar-25</text:p>
          </table:table-cell>
          <table:table-cell table:formula="of:=FIND(5;[.A48])" office:value-type="float" office:value="15" calcext:value-type="float">
            <text:p>15</text:p>
          </table:table-cell>
          <table:table-cell table:formula="of:=MIDB([.A48];[.B48];12)" office:value-type="string" office:string-value="5.000alpha7 " calcext:value-type="string">
            <text:p>5.000alpha7 </text:p>
          </table:table-cell>
          <table:table-cell table:formula="of:=FIND(19;[.A48])" office:value-type="float" office:value="29" calcext:value-type="float">
            <text:p>29</text:p>
          </table:table-cell>
          <table:table-cell table:formula="of:=MIDB([.A48];[.D48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alpha8 <text:s text:c="2"/>1994-Apr-04</text:p>
          </table:table-cell>
          <table:table-cell table:formula="of:=FIND(5;[.A49])" office:value-type="float" office:value="15" calcext:value-type="float">
            <text:p>15</text:p>
          </table:table-cell>
          <table:table-cell table:formula="of:=MIDB([.A49];[.B49];12)" office:value-type="string" office:string-value="5.000alpha8 " calcext:value-type="string">
            <text:p>5.000alpha8 </text:p>
          </table:table-cell>
          <table:table-cell table:formula="of:=FIND(19;[.A49])" office:value-type="float" office:value="29" calcext:value-type="float">
            <text:p>29</text:p>
          </table:table-cell>
          <table:table-cell table:formula="of:=MIDB([.A49];[.D49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 <text:s text:c="3"/>5.000alpha9 <text:s text:c="2"/>1994-May-05 <text:s text:c="4"/>ext appears.</text:p>
          </table:table-cell>
          <table:table-cell table:formula="of:=FIND(5;[.A50])" office:value-type="float" office:value="15" calcext:value-type="float">
            <text:p>15</text:p>
          </table:table-cell>
          <table:table-cell table:formula="of:=MIDB([.A50];[.B50];12)" office:value-type="string" office:string-value="5.000alpha9 " calcext:value-type="string">
            <text:p>5.000alpha9 </text:p>
          </table:table-cell>
          <table:table-cell table:formula="of:=FIND(19;[.A50])" office:value-type="float" office:value="29" calcext:value-type="float">
            <text:p>29</text:p>
          </table:table-cell>
          <table:table-cell table:formula="of:=MIDB([.A50];[.D50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lpha10 <text:s/>1994-Jun-11</text:p>
          </table:table-cell>
          <table:table-cell table:formula="of:=FIND(5;[.A51])" office:value-type="float" office:value="15" calcext:value-type="float">
            <text:p>15</text:p>
          </table:table-cell>
          <table:table-cell table:formula="of:=MIDB([.A51];[.B51];12)" office:value-type="string" office:string-value="5.000alpha10" calcext:value-type="string">
            <text:p>5.000alpha10</text:p>
          </table:table-cell>
          <table:table-cell table:formula="of:=FIND(19;[.A51])" office:value-type="float" office:value="29" calcext:value-type="float">
            <text:p>29</text:p>
          </table:table-cell>
          <table:table-cell table:formula="of:=MIDB([.A51];[.D51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lpha11 <text:s/>1994-Jul-01</text:p>
          </table:table-cell>
          <table:table-cell table:formula="of:=FIND(5;[.A52])" office:value-type="float" office:value="15" calcext:value-type="float">
            <text:p>15</text:p>
          </table:table-cell>
          <table:table-cell table:formula="of:=MIDB([.A52];[.B52];12)" office:value-type="string" office:string-value="5.000alpha11" calcext:value-type="string">
            <text:p>5.000alpha11</text:p>
          </table:table-cell>
          <table:table-cell table:formula="of:=FIND(19;[.A52])" office:value-type="float" office:value="29" calcext:value-type="float">
            <text:p>29</text:p>
          </table:table-cell>
          <table:table-cell table:formula="of:=MIDB([.A52];[.D52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a11a <text:s text:c="4"/>1994-Jul-07 <text:s text:c="4"/>To fit 14.</text:p>
          </table:table-cell>
          <table:table-cell table:formula="of:=FIND(5;[.A53])" office:value-type="float" office:value="15" calcext:value-type="float">
            <text:p>15</text:p>
          </table:table-cell>
          <table:table-cell table:formula="of:=MIDB([.A53];[.B53];12)" office:value-type="string" office:string-value="5.000a11a   " calcext:value-type="string">
            <text:p>5.000a11a <text:s text:c="2"/></text:p>
          </table:table-cell>
          <table:table-cell table:formula="of:=FIND(19;[.A53])" office:value-type="float" office:value="29" calcext:value-type="float">
            <text:p>29</text:p>
          </table:table-cell>
          <table:table-cell table:formula="of:=MIDB([.A53];[.D53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1b <text:s text:c="4"/>1994-Jul-14</text:p>
          </table:table-cell>
          <table:table-cell table:formula="of:=FIND(5;[.A54])" office:value-type="float" office:value="15" calcext:value-type="float">
            <text:p>15</text:p>
          </table:table-cell>
          <table:table-cell table:formula="of:=MIDB([.A54];[.B54];12)" office:value-type="string" office:string-value="5.000a11b   " calcext:value-type="string">
            <text:p>5.000a11b <text:s text:c="2"/></text:p>
          </table:table-cell>
          <table:table-cell table:formula="of:=FIND(19;[.A54])" office:value-type="float" office:value="29" calcext:value-type="float">
            <text:p>29</text:p>
          </table:table-cell>
          <table:table-cell table:formula="of:=MIDB([.A54];[.D54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1c <text:s text:c="4"/>1994-Jul-19</text:p>
          </table:table-cell>
          <table:table-cell table:formula="of:=FIND(5;[.A55])" office:value-type="float" office:value="15" calcext:value-type="float">
            <text:p>15</text:p>
          </table:table-cell>
          <table:table-cell table:formula="of:=MIDB([.A55];[.B55];12)" office:value-type="string" office:string-value="5.000a11c   " calcext:value-type="string">
            <text:p>5.000a11c <text:s text:c="2"/></text:p>
          </table:table-cell>
          <table:table-cell table:formula="of:=FIND(19;[.A55])" office:value-type="float" office:value="29" calcext:value-type="float">
            <text:p>29</text:p>
          </table:table-cell>
          <table:table-cell table:formula="of:=MIDB([.A55];[.D55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1d <text:s text:c="4"/>1994-Jul-22</text:p>
          </table:table-cell>
          <table:table-cell table:formula="of:=FIND(5;[.A56])" office:value-type="float" office:value="15" calcext:value-type="float">
            <text:p>15</text:p>
          </table:table-cell>
          <table:table-cell table:formula="of:=MIDB([.A56];[.B56];12)" office:value-type="string" office:string-value="5.000a11d   " calcext:value-type="string">
            <text:p>5.000a11d <text:s text:c="2"/></text:p>
          </table:table-cell>
          <table:table-cell table:formula="of:=FIND(19;[.A56])" office:value-type="float" office:value="29" calcext:value-type="float">
            <text:p>29</text:p>
          </table:table-cell>
          <table:table-cell table:formula="of:=MIDB([.A56];[.D56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 <text:s text:c="3"/>5.000alpha12 <text:s/>1994-Aug-04</text:p>
          </table:table-cell>
          <table:table-cell table:formula="of:=FIND(5;[.A57])" office:value-type="float" office:value="15" calcext:value-type="float">
            <text:p>15</text:p>
          </table:table-cell>
          <table:table-cell table:formula="of:=MIDB([.A57];[.B57];12)" office:value-type="string" office:string-value="5.000alpha12" calcext:value-type="string">
            <text:p>5.000alpha12</text:p>
          </table:table-cell>
          <table:table-cell table:formula="of:=FIND(19;[.A57])" office:value-type="float" office:value="29" calcext:value-type="float">
            <text:p>29</text:p>
          </table:table-cell>
          <table:table-cell table:formula="of:=MIDB([.A57];[.D57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a12a <text:s text:c="4"/>1994-Aug-08</text:p>
          </table:table-cell>
          <table:table-cell table:formula="of:=FIND(5;[.A58])" office:value-type="float" office:value="15" calcext:value-type="float">
            <text:p>15</text:p>
          </table:table-cell>
          <table:table-cell table:formula="of:=MIDB([.A58];[.B58];12)" office:value-type="string" office:string-value="5.000a12a   " calcext:value-type="string">
            <text:p>5.000a12a <text:s text:c="2"/></text:p>
          </table:table-cell>
          <table:table-cell table:formula="of:=FIND(19;[.A58])" office:value-type="float" office:value="29" calcext:value-type="float">
            <text:p>29</text:p>
          </table:table-cell>
          <table:table-cell table:formula="of:=MIDB([.A58];[.D58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b <text:s text:c="4"/>1994-Aug-15</text:p>
          </table:table-cell>
          <table:table-cell table:formula="of:=FIND(5;[.A59])" office:value-type="float" office:value="15" calcext:value-type="float">
            <text:p>15</text:p>
          </table:table-cell>
          <table:table-cell table:formula="of:=MIDB([.A59];[.B59];12)" office:value-type="string" office:string-value="5.000a12b   " calcext:value-type="string">
            <text:p>5.000a12b <text:s text:c="2"/></text:p>
          </table:table-cell>
          <table:table-cell table:formula="of:=FIND(19;[.A59])" office:value-type="float" office:value="29" calcext:value-type="float">
            <text:p>29</text:p>
          </table:table-cell>
          <table:table-cell table:formula="of:=MIDB([.A59];[.D59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c <text:s text:c="4"/>1994-Aug-22</text:p>
          </table:table-cell>
          <table:table-cell table:formula="of:=FIND(5;[.A60])" office:value-type="float" office:value="15" calcext:value-type="float">
            <text:p>15</text:p>
          </table:table-cell>
          <table:table-cell table:formula="of:=MIDB([.A60];[.B60];12)" office:value-type="string" office:string-value="5.000a12c   " calcext:value-type="string">
            <text:p>5.000a12c <text:s text:c="2"/></text:p>
          </table:table-cell>
          <table:table-cell table:formula="of:=FIND(19;[.A60])" office:value-type="float" office:value="29" calcext:value-type="float">
            <text:p>29</text:p>
          </table:table-cell>
          <table:table-cell table:formula="of:=MIDB([.A60];[.D60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d <text:s text:c="4"/>1994-Aug-22</text:p>
          </table:table-cell>
          <table:table-cell table:formula="of:=FIND(5;[.A61])" office:value-type="float" office:value="15" calcext:value-type="float">
            <text:p>15</text:p>
          </table:table-cell>
          <table:table-cell table:formula="of:=MIDB([.A61];[.B61];12)" office:value-type="string" office:string-value="5.000a12d   " calcext:value-type="string">
            <text:p>5.000a12d <text:s text:c="2"/></text:p>
          </table:table-cell>
          <table:table-cell table:formula="of:=FIND(19;[.A61])" office:value-type="float" office:value="29" calcext:value-type="float">
            <text:p>29</text:p>
          </table:table-cell>
          <table:table-cell table:formula="of:=MIDB([.A61];[.D61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e <text:s text:c="4"/>1994-Aug-22</text:p>
          </table:table-cell>
          <table:table-cell table:formula="of:=FIND(5;[.A62])" office:value-type="float" office:value="15" calcext:value-type="float">
            <text:p>15</text:p>
          </table:table-cell>
          <table:table-cell table:formula="of:=MIDB([.A62];[.B62];12)" office:value-type="string" office:string-value="5.000a12e   " calcext:value-type="string">
            <text:p>5.000a12e <text:s text:c="2"/></text:p>
          </table:table-cell>
          <table:table-cell table:formula="of:=FIND(19;[.A62])" office:value-type="float" office:value="29" calcext:value-type="float">
            <text:p>29</text:p>
          </table:table-cell>
          <table:table-cell table:formula="of:=MIDB([.A62];[.D62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f <text:s text:c="4"/>1994-Aug-24</text:p>
          </table:table-cell>
          <table:table-cell table:formula="of:=FIND(5;[.A63])" office:value-type="float" office:value="15" calcext:value-type="float">
            <text:p>15</text:p>
          </table:table-cell>
          <table:table-cell table:formula="of:=MIDB([.A63];[.B63];12)" office:value-type="string" office:string-value="5.000a12f   " calcext:value-type="string">
            <text:p>5.000a12f <text:s text:c="2"/></text:p>
          </table:table-cell>
          <table:table-cell table:formula="of:=FIND(19;[.A63])" office:value-type="float" office:value="29" calcext:value-type="float">
            <text:p>29</text:p>
          </table:table-cell>
          <table:table-cell table:formula="of:=MIDB([.A63];[.D63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g <text:s text:c="4"/>1994-Aug-24</text:p>
          </table:table-cell>
          <table:table-cell table:formula="of:=FIND(5;[.A64])" office:value-type="float" office:value="15" calcext:value-type="float">
            <text:p>15</text:p>
          </table:table-cell>
          <table:table-cell table:formula="of:=MIDB([.A64];[.B64];12)" office:value-type="string" office:string-value="5.000a12g   " calcext:value-type="string">
            <text:p>5.000a12g <text:s text:c="2"/></text:p>
          </table:table-cell>
          <table:table-cell table:formula="of:=FIND(19;[.A64])" office:value-type="float" office:value="29" calcext:value-type="float">
            <text:p>29</text:p>
          </table:table-cell>
          <table:table-cell table:formula="of:=MIDB([.A64];[.D64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a12h <text:s text:c="4"/>1994-Aug-24</text:p>
          </table:table-cell>
          <table:table-cell table:formula="of:=FIND(5;[.A65])" office:value-type="float" office:value="15" calcext:value-type="float">
            <text:p>15</text:p>
          </table:table-cell>
          <table:table-cell table:formula="of:=MIDB([.A65];[.B65];12)" office:value-type="string" office:string-value="5.000a12h   " calcext:value-type="string">
            <text:p>5.000a12h <text:s text:c="2"/></text:p>
          </table:table-cell>
          <table:table-cell table:formula="of:=FIND(19;[.A65])" office:value-type="float" office:value="29" calcext:value-type="float">
            <text:p>29</text:p>
          </table:table-cell>
          <table:table-cell table:formula="of:=MIDB([.A65];[.D65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 <text:s text:c="3"/>5.000beta1 <text:s text:c="3"/>1994-Aug-30</text:p>
          </table:table-cell>
          <table:table-cell table:formula="of:=FIND(5;[.A66])" office:value-type="float" office:value="15" calcext:value-type="float">
            <text:p>15</text:p>
          </table:table-cell>
          <table:table-cell table:formula="of:=MIDB([.A66];[.B66];12)" office:value-type="string" office:string-value="5.000beta1  " calcext:value-type="string">
            <text:p>5.000beta1 <text:s/></text:p>
          </table:table-cell>
          <table:table-cell table:formula="of:=FIND(19;[.A66])" office:value-type="float" office:value="29" calcext:value-type="float">
            <text:p>29</text:p>
          </table:table-cell>
          <table:table-cell table:formula="of:=MIDB([.A66];[.D66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b1a <text:s text:c="5"/>1994-Sep-06</text:p>
          </table:table-cell>
          <table:table-cell table:formula="of:=FIND(5;[.A67])" office:value-type="float" office:value="15" calcext:value-type="float">
            <text:p>15</text:p>
          </table:table-cell>
          <table:table-cell table:formula="of:=MIDB([.A67];[.B67];12)" office:value-type="string" office:string-value="5.000b1a    " calcext:value-type="string">
            <text:p>5.000b1a <text:s text:c="3"/></text:p>
          </table:table-cell>
          <table:table-cell table:formula="of:=FIND(19;[.A67])" office:value-type="float" office:value="29" calcext:value-type="float">
            <text:p>29</text:p>
          </table:table-cell>
          <table:table-cell table:formula="of:=MIDB([.A67];[.D67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 <text:s text:c="3"/>5.000beta2 <text:s text:c="3"/>1994-Sep-14 <text:s text:c="4"/>Core slushified.</text:p>
          </table:table-cell>
          <table:table-cell table:formula="of:=FIND(5;[.A68])" office:value-type="float" office:value="15" calcext:value-type="float">
            <text:p>15</text:p>
          </table:table-cell>
          <table:table-cell table:formula="of:=MIDB([.A68];[.B68];12)" office:value-type="string" office:string-value="5.000beta2  " calcext:value-type="string">
            <text:p>5.000beta2 <text:s/></text:p>
          </table:table-cell>
          <table:table-cell table:formula="of:=FIND(19;[.A68])" office:value-type="float" office:value="29" calcext:value-type="float">
            <text:p>29</text:p>
          </table:table-cell>
          <table:table-cell table:formula="of:=MIDB([.A68];[.D68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b2a <text:s text:c="5"/>1994-Sep-14</text:p>
          </table:table-cell>
          <table:table-cell table:formula="of:=FIND(5;[.A69])" office:value-type="float" office:value="15" calcext:value-type="float">
            <text:p>15</text:p>
          </table:table-cell>
          <table:table-cell table:formula="of:=MIDB([.A69];[.B69];12)" office:value-type="string" office:string-value="5.000b2a    " calcext:value-type="string">
            <text:p>5.000b2a <text:s text:c="3"/></text:p>
          </table:table-cell>
          <table:table-cell table:formula="of:=FIND(19;[.A69])" office:value-type="float" office:value="29" calcext:value-type="float">
            <text:p>29</text:p>
          </table:table-cell>
          <table:table-cell table:formula="of:=MIDB([.A69];[.D69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2b <text:s text:c="5"/>1994-Sep-17</text:p>
          </table:table-cell>
          <table:table-cell table:formula="of:=FIND(5;[.A70])" office:value-type="float" office:value="15" calcext:value-type="float">
            <text:p>15</text:p>
          </table:table-cell>
          <table:table-cell table:formula="of:=MIDB([.A70];[.B70];12)" office:value-type="string" office:string-value="5.000b2b    " calcext:value-type="string">
            <text:p>5.000b2b <text:s text:c="3"/></text:p>
          </table:table-cell>
          <table:table-cell table:formula="of:=FIND(19;[.A70])" office:value-type="float" office:value="29" calcext:value-type="float">
            <text:p>29</text:p>
          </table:table-cell>
          <table:table-cell table:formula="of:=MIDB([.A70];[.D70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2c <text:s text:c="5"/>1994-Sep-17</text:p>
          </table:table-cell>
          <table:table-cell table:formula="of:=FIND(5;[.A71])" office:value-type="float" office:value="15" calcext:value-type="float">
            <text:p>15</text:p>
          </table:table-cell>
          <table:table-cell table:formula="of:=MIDB([.A71];[.B71];12)" office:value-type="string" office:string-value="5.000b2c    " calcext:value-type="string">
            <text:p>5.000b2c <text:s text:c="3"/></text:p>
          </table:table-cell>
          <table:table-cell table:formula="of:=FIND(19;[.A71])" office:value-type="float" office:value="29" calcext:value-type="float">
            <text:p>29</text:p>
          </table:table-cell>
          <table:table-cell table:formula="of:=MIDB([.A71];[.D71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 <text:s text:c="3"/>5.000beta3 <text:s text:c="3"/>1994-Sep-??</text:p>
          </table:table-cell>
          <table:table-cell table:formula="of:=FIND(5;[.A72])" office:value-type="float" office:value="15" calcext:value-type="float">
            <text:p>15</text:p>
          </table:table-cell>
          <table:table-cell table:formula="of:=MIDB([.A72];[.B72];12)" office:value-type="string" office:string-value="5.000beta3  " calcext:value-type="string">
            <text:p>5.000beta3 <text:s/></text:p>
          </table:table-cell>
          <table:table-cell table:formula="of:=FIND(19;[.A72])" office:value-type="float" office:value="29" calcext:value-type="float">
            <text:p>29</text:p>
          </table:table-cell>
          <table:table-cell table:formula="of:=MIDB([.A72];[.D72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b3a <text:s text:c="5"/>1994-Sep-18</text:p>
          </table:table-cell>
          <table:table-cell table:formula="of:=FIND(5;[.A73])" office:value-type="float" office:value="15" calcext:value-type="float">
            <text:p>15</text:p>
          </table:table-cell>
          <table:table-cell table:formula="of:=MIDB([.A73];[.B73];12)" office:value-type="string" office:string-value="5.000b3a    " calcext:value-type="string">
            <text:p>5.000b3a <text:s text:c="3"/></text:p>
          </table:table-cell>
          <table:table-cell table:formula="of:=FIND(19;[.A73])" office:value-type="float" office:value="29" calcext:value-type="float">
            <text:p>29</text:p>
          </table:table-cell>
          <table:table-cell table:formula="of:=MIDB([.A73];[.D73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3b <text:s text:c="5"/>1994-Sep-22</text:p>
          </table:table-cell>
          <table:table-cell table:formula="of:=FIND(5;[.A74])" office:value-type="float" office:value="15" calcext:value-type="float">
            <text:p>15</text:p>
          </table:table-cell>
          <table:table-cell table:formula="of:=MIDB([.A74];[.B74];12)" office:value-type="string" office:string-value="5.000b3b    " calcext:value-type="string">
            <text:p>5.000b3b <text:s text:c="3"/></text:p>
          </table:table-cell>
          <table:table-cell table:formula="of:=FIND(19;[.A74])" office:value-type="float" office:value="29" calcext:value-type="float">
            <text:p>29</text:p>
          </table:table-cell>
          <table:table-cell table:formula="of:=MIDB([.A74];[.D74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3c <text:s text:c="5"/>1994-Sep-23</text:p>
          </table:table-cell>
          <table:table-cell table:formula="of:=FIND(5;[.A75])" office:value-type="float" office:value="15" calcext:value-type="float">
            <text:p>15</text:p>
          </table:table-cell>
          <table:table-cell table:formula="of:=MIDB([.A75];[.B75];12)" office:value-type="string" office:string-value="5.000b3c    " calcext:value-type="string">
            <text:p>5.000b3c <text:s text:c="3"/></text:p>
          </table:table-cell>
          <table:table-cell table:formula="of:=FIND(19;[.A75])" office:value-type="float" office:value="29" calcext:value-type="float">
            <text:p>29</text:p>
          </table:table-cell>
          <table:table-cell table:formula="of:=MIDB([.A75];[.D75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3d <text:s text:c="5"/>1994-Sep-27</text:p>
          </table:table-cell>
          <table:table-cell table:formula="of:=FIND(5;[.A76])" office:value-type="float" office:value="15" calcext:value-type="float">
            <text:p>15</text:p>
          </table:table-cell>
          <table:table-cell table:formula="of:=MIDB([.A76];[.B76];12)" office:value-type="string" office:string-value="5.000b3d    " calcext:value-type="string">
            <text:p>5.000b3d <text:s text:c="3"/></text:p>
          </table:table-cell>
          <table:table-cell table:formula="of:=FIND(19;[.A76])" office:value-type="float" office:value="29" calcext:value-type="float">
            <text:p>29</text:p>
          </table:table-cell>
          <table:table-cell table:formula="of:=MIDB([.A76];[.D76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3e <text:s text:c="5"/>1994-Sep-28</text:p>
          </table:table-cell>
          <table:table-cell table:formula="of:=FIND(5;[.A77])" office:value-type="float" office:value="15" calcext:value-type="float">
            <text:p>15</text:p>
          </table:table-cell>
          <table:table-cell table:formula="of:=MIDB([.A77];[.B77];12)" office:value-type="string" office:string-value="5.000b3e    " calcext:value-type="string">
            <text:p>5.000b3e <text:s text:c="3"/></text:p>
          </table:table-cell>
          <table:table-cell table:formula="of:=FIND(19;[.A77])" office:value-type="float" office:value="29" calcext:value-type="float">
            <text:p>29</text:p>
          </table:table-cell>
          <table:table-cell table:formula="of:=MIDB([.A77];[.D77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3f <text:s text:c="5"/>1994-Sep-30</text:p>
          </table:table-cell>
          <table:table-cell table:formula="of:=FIND(5;[.A78])" office:value-type="float" office:value="15" calcext:value-type="float">
            <text:p>15</text:p>
          </table:table-cell>
          <table:table-cell table:formula="of:=MIDB([.A78];[.B78];12)" office:value-type="string" office:string-value="5.000b3f    " calcext:value-type="string">
            <text:p>5.000b3f <text:s text:c="3"/></text:p>
          </table:table-cell>
          <table:table-cell table:formula="of:=FIND(19;[.A78])" office:value-type="float" office:value="29" calcext:value-type="float">
            <text:p>29</text:p>
          </table:table-cell>
          <table:table-cell table:formula="of:=MIDB([.A78];[.D78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3g <text:s text:c="5"/>1994-Oct-04</text:p>
          </table:table-cell>
          <table:table-cell table:formula="of:=FIND(5;[.A79])" office:value-type="float" office:value="15" calcext:value-type="float">
            <text:p>15</text:p>
          </table:table-cell>
          <table:table-cell table:formula="of:=MIDB([.A79];[.B79];12)" office:value-type="string" office:string-value="5.000b3g    " calcext:value-type="string">
            <text:p>5.000b3g <text:s text:c="3"/></text:p>
          </table:table-cell>
          <table:table-cell table:formula="of:=FIND(19;[.A79])" office:value-type="float" office:value="29" calcext:value-type="float">
            <text:p>29</text:p>
          </table:table-cell>
          <table:table-cell table:formula="of:=MIDB([.A79];[.D79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b3h <text:s text:c="5"/>1994-Oct-07</text:p>
          </table:table-cell>
          <table:table-cell table:formula="of:=FIND(5;[.A80])" office:value-type="float" office:value="15" calcext:value-type="float">
            <text:p>15</text:p>
          </table:table-cell>
          <table:table-cell table:formula="of:=MIDB([.A80];[.B80];12)" office:value-type="string" office:string-value="5.000b3h    " calcext:value-type="string">
            <text:p>5.000b3h <text:s text:c="3"/></text:p>
          </table:table-cell>
          <table:table-cell table:formula="of:=FIND(19;[.A80])" office:value-type="float" office:value="29" calcext:value-type="float">
            <text:p>29</text:p>
          </table:table-cell>
          <table:table-cell table:formula="of:=MIDB([.A80];[.D80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? <text:s text:c="2"/>5.000gamma <text:s text:c="3"/>1994-Oct-13?</text:p>
          </table:table-cell>
          <table:table-cell table:formula="of:=FIND(5;[.A81])" office:value-type="float" office:value="15" calcext:value-type="float">
            <text:p>15</text:p>
          </table:table-cell>
          <table:table-cell table:formula="of:=MIDB([.A81];[.B81];12)" office:value-type="string" office:string-value="5.000gamma  " calcext:value-type="string">
            <text:p>5.000gamma <text:s/></text:p>
          </table:table-cell>
          <table:table-cell table:formula="of:=FIND(19;[.A81])" office:value-type="float" office:value="29" calcext:value-type="float">
            <text:p>29</text:p>
          </table:table-cell>
          <table:table-cell table:formula="of:=MIDB([.A81];[.D81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Larry <text:s text:c="2"/>5.000 <text:s text:c="9"/>1994-Oct-17</text:p>
          </table:table-cell>
          <table:table-cell table:formula="of:=FIND(5;[.A82])" office:value-type="float" office:value="14" calcext:value-type="float">
            <text:p>14</text:p>
          </table:table-cell>
          <table:table-cell table:formula="of:=MIDB([.A82];[.B82];12)" office:value-type="string" office:string-value="5.000       " calcext:value-type="string">
            <text:p>5.000 <text:s text:c="6"/></text:p>
          </table:table-cell>
          <table:table-cell table:formula="of:=FIND(19;[.A82])" office:value-type="float" office:value="29" calcext:value-type="float">
            <text:p>29</text:p>
          </table:table-cell>
          <table:table-cell table:formula="of:=MIDB([.A82];[.D82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5"/>Andy <text:s text:c="4"/>5.000a <text:s text:c="7"/>1994-Dec-19</text:p>
          </table:table-cell>
          <table:table-cell table:formula="of:=FIND(5;[.A83])" office:value-type="float" office:value="15" calcext:value-type="float">
            <text:p>15</text:p>
          </table:table-cell>
          <table:table-cell table:formula="of:=MIDB([.A83];[.B83];12)" office:value-type="string" office:string-value="5.000a      " calcext:value-type="string">
            <text:p>5.000a <text:s text:c="5"/></text:p>
          </table:table-cell>
          <table:table-cell table:formula="of:=FIND(19;[.A83])" office:value-type="float" office:value="29" calcext:value-type="float">
            <text:p>29</text:p>
          </table:table-cell>
          <table:table-cell table:formula="of:=MIDB([.A83];[.D83];4)" office:value-type="string" office:string-value="1994" calcext:value-type="string">
            <text:p>1994</text:p>
          </table:table-cell>
        </table:table-row>
        <table:table-row table:style-name="ro1">
          <table:table-cell office:value-type="string" calcext:value-type="string">
            <text:p><text:s text:c="14"/>5.000b <text:s text:c="7"/>1995-Jan-18</text:p>
          </table:table-cell>
          <table:table-cell table:formula="of:=FIND(5;[.A84])" office:value-type="float" office:value="15" calcext:value-type="float">
            <text:p>15</text:p>
          </table:table-cell>
          <table:table-cell table:formula="of:=MIDB([.A84];[.B84];12)" office:value-type="string" office:string-value="5.000b      " calcext:value-type="string">
            <text:p>5.000b <text:s text:c="5"/></text:p>
          </table:table-cell>
          <table:table-cell table:formula="of:=FIND(19;[.A84])" office:value-type="float" office:value="29" calcext:value-type="float">
            <text:p>29</text:p>
          </table:table-cell>
          <table:table-cell table:formula="of:=MIDB([.A84];[.D84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c <text:s text:c="7"/>1995-Jan-18</text:p>
          </table:table-cell>
          <table:table-cell table:formula="of:=FIND(5;[.A85])" office:value-type="float" office:value="15" calcext:value-type="float">
            <text:p>15</text:p>
          </table:table-cell>
          <table:table-cell table:formula="of:=MIDB([.A85];[.B85];12)" office:value-type="string" office:string-value="5.000c      " calcext:value-type="string">
            <text:p>5.000c <text:s text:c="5"/></text:p>
          </table:table-cell>
          <table:table-cell table:formula="of:=FIND(19;[.A85])" office:value-type="float" office:value="29" calcext:value-type="float">
            <text:p>29</text:p>
          </table:table-cell>
          <table:table-cell table:formula="of:=MIDB([.A85];[.D85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d <text:s text:c="7"/>1995-Jan-18</text:p>
          </table:table-cell>
          <table:table-cell table:formula="of:=FIND(5;[.A86])" office:value-type="float" office:value="15" calcext:value-type="float">
            <text:p>15</text:p>
          </table:table-cell>
          <table:table-cell table:formula="of:=MIDB([.A86];[.B86];12)" office:value-type="string" office:string-value="5.000d      " calcext:value-type="string">
            <text:p>5.000d <text:s text:c="5"/></text:p>
          </table:table-cell>
          <table:table-cell table:formula="of:=FIND(19;[.A86])" office:value-type="float" office:value="29" calcext:value-type="float">
            <text:p>29</text:p>
          </table:table-cell>
          <table:table-cell table:formula="of:=MIDB([.A86];[.D86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e <text:s text:c="7"/>1995-Jan-18</text:p>
          </table:table-cell>
          <table:table-cell table:formula="of:=FIND(5;[.A87])" office:value-type="float" office:value="15" calcext:value-type="float">
            <text:p>15</text:p>
          </table:table-cell>
          <table:table-cell table:formula="of:=MIDB([.A87];[.B87];12)" office:value-type="string" office:string-value="5.000e      " calcext:value-type="string">
            <text:p>5.000e <text:s text:c="5"/></text:p>
          </table:table-cell>
          <table:table-cell table:formula="of:=FIND(19;[.A87])" office:value-type="float" office:value="29" calcext:value-type="float">
            <text:p>29</text:p>
          </table:table-cell>
          <table:table-cell table:formula="of:=MIDB([.A87];[.D87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f <text:s text:c="7"/>1995-Jan-18</text:p>
          </table:table-cell>
          <table:table-cell table:formula="of:=FIND(5;[.A88])" office:value-type="float" office:value="15" calcext:value-type="float">
            <text:p>15</text:p>
          </table:table-cell>
          <table:table-cell table:formula="of:=MIDB([.A88];[.B88];12)" office:value-type="string" office:string-value="5.000f      " calcext:value-type="string">
            <text:p>5.000f <text:s text:c="5"/></text:p>
          </table:table-cell>
          <table:table-cell table:formula="of:=FIND(19;[.A88])" office:value-type="float" office:value="29" calcext:value-type="float">
            <text:p>29</text:p>
          </table:table-cell>
          <table:table-cell table:formula="of:=MIDB([.A88];[.D88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g <text:s text:c="7"/>1995-Jan-18</text:p>
          </table:table-cell>
          <table:table-cell table:formula="of:=FIND(5;[.A89])" office:value-type="float" office:value="15" calcext:value-type="float">
            <text:p>15</text:p>
          </table:table-cell>
          <table:table-cell table:formula="of:=MIDB([.A89];[.B89];12)" office:value-type="string" office:string-value="5.000g      " calcext:value-type="string">
            <text:p>5.000g <text:s text:c="5"/></text:p>
          </table:table-cell>
          <table:table-cell table:formula="of:=FIND(19;[.A89])" office:value-type="float" office:value="29" calcext:value-type="float">
            <text:p>29</text:p>
          </table:table-cell>
          <table:table-cell table:formula="of:=MIDB([.A89];[.D89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h <text:s text:c="7"/>1995-Jan-18</text:p>
          </table:table-cell>
          <table:table-cell table:formula="of:=FIND(5;[.A90])" office:value-type="float" office:value="15" calcext:value-type="float">
            <text:p>15</text:p>
          </table:table-cell>
          <table:table-cell table:formula="of:=MIDB([.A90];[.B90];12)" office:value-type="string" office:string-value="5.000h      " calcext:value-type="string">
            <text:p>5.000h <text:s text:c="5"/></text:p>
          </table:table-cell>
          <table:table-cell table:formula="of:=FIND(19;[.A90])" office:value-type="float" office:value="29" calcext:value-type="float">
            <text:p>29</text:p>
          </table:table-cell>
          <table:table-cell table:formula="of:=MIDB([.A90];[.D90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i <text:s text:c="7"/>1995-Jan-26</text:p>
          </table:table-cell>
          <table:table-cell table:formula="of:=FIND(5;[.A91])" office:value-type="float" office:value="15" calcext:value-type="float">
            <text:p>15</text:p>
          </table:table-cell>
          <table:table-cell table:formula="of:=MIDB([.A91];[.B91];12)" office:value-type="string" office:string-value="5.000i      " calcext:value-type="string">
            <text:p>5.000i <text:s text:c="5"/></text:p>
          </table:table-cell>
          <table:table-cell table:formula="of:=FIND(19;[.A91])" office:value-type="float" office:value="29" calcext:value-type="float">
            <text:p>29</text:p>
          </table:table-cell>
          <table:table-cell table:formula="of:=MIDB([.A91];[.D91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j <text:s text:c="7"/>1995-Feb-07</text:p>
          </table:table-cell>
          <table:table-cell table:formula="of:=FIND(5;[.A92])" office:value-type="float" office:value="15" calcext:value-type="float">
            <text:p>15</text:p>
          </table:table-cell>
          <table:table-cell table:formula="of:=MIDB([.A92];[.B92];12)" office:value-type="string" office:string-value="5.000j      " calcext:value-type="string">
            <text:p>5.000j <text:s text:c="5"/></text:p>
          </table:table-cell>
          <table:table-cell table:formula="of:=FIND(19;[.A92])" office:value-type="float" office:value="29" calcext:value-type="float">
            <text:p>29</text:p>
          </table:table-cell>
          <table:table-cell table:formula="of:=MIDB([.A92];[.D92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k <text:s text:c="7"/>1995-Feb-11</text:p>
          </table:table-cell>
          <table:table-cell table:formula="of:=FIND(5;[.A93])" office:value-type="float" office:value="15" calcext:value-type="float">
            <text:p>15</text:p>
          </table:table-cell>
          <table:table-cell table:formula="of:=MIDB([.A93];[.B93];12)" office:value-type="string" office:string-value="5.000k      " calcext:value-type="string">
            <text:p>5.000k <text:s text:c="5"/></text:p>
          </table:table-cell>
          <table:table-cell table:formula="of:=FIND(19;[.A93])" office:value-type="float" office:value="29" calcext:value-type="float">
            <text:p>29</text:p>
          </table:table-cell>
          <table:table-cell table:formula="of:=MIDB([.A93];[.D93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l <text:s text:c="7"/>1995-Feb-21</text:p>
          </table:table-cell>
          <table:table-cell table:formula="of:=FIND(5;[.A94])" office:value-type="float" office:value="15" calcext:value-type="float">
            <text:p>15</text:p>
          </table:table-cell>
          <table:table-cell table:formula="of:=MIDB([.A94];[.B94];12)" office:value-type="string" office:string-value="5.000l      " calcext:value-type="string">
            <text:p>5.000l <text:s text:c="5"/></text:p>
          </table:table-cell>
          <table:table-cell table:formula="of:=FIND(19;[.A94])" office:value-type="float" office:value="29" calcext:value-type="float">
            <text:p>29</text:p>
          </table:table-cell>
          <table:table-cell table:formula="of:=MIDB([.A94];[.D94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m <text:s text:c="7"/>1995-Feb-28</text:p>
          </table:table-cell>
          <table:table-cell table:formula="of:=FIND(5;[.A95])" office:value-type="float" office:value="15" calcext:value-type="float">
            <text:p>15</text:p>
          </table:table-cell>
          <table:table-cell table:formula="of:=MIDB([.A95];[.B95];12)" office:value-type="string" office:string-value="5.000m      " calcext:value-type="string">
            <text:p>5.000m <text:s text:c="5"/></text:p>
          </table:table-cell>
          <table:table-cell table:formula="of:=FIND(19;[.A95])" office:value-type="float" office:value="29" calcext:value-type="float">
            <text:p>29</text:p>
          </table:table-cell>
          <table:table-cell table:formula="of:=MIDB([.A95];[.D95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24"/>5.000n <text:s text:c="7"/>1995-Mar-07</text:p>
          </table:table-cell>
          <table:table-cell table:formula="of:=FIND(5;[.A96])" office:value-type="float" office:value="25" calcext:value-type="float">
            <text:p>25</text:p>
          </table:table-cell>
          <table:table-cell table:formula="of:=MIDB([.A96];[.B96];12)" office:value-type="string" office:string-value="5.000n      " calcext:value-type="string">
            <text:p>5.000n <text:s text:c="5"/></text:p>
          </table:table-cell>
          <table:table-cell table:formula="of:=FIND(19;[.A96])" office:value-type="float" office:value="39" calcext:value-type="float">
            <text:p>39</text:p>
          </table:table-cell>
          <table:table-cell table:formula="of:=MIDB([.A96];[.D96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0o <text:s text:c="7"/>1995-Mar-13?</text:p>
          </table:table-cell>
          <table:table-cell table:formula="of:=FIND(5;[.A97])" office:value-type="float" office:value="15" calcext:value-type="float">
            <text:p>15</text:p>
          </table:table-cell>
          <table:table-cell table:formula="of:=MIDB([.A97];[.B97];12)" office:value-type="string" office:string-value="5.000o      " calcext:value-type="string">
            <text:p>5.000o <text:s text:c="5"/></text:p>
          </table:table-cell>
          <table:table-cell table:formula="of:=FIND(19;[.A97])" office:value-type="float" office:value="29" calcext:value-type="float">
            <text:p>29</text:p>
          </table:table-cell>
          <table:table-cell table:formula="of:=MIDB([.A97];[.D97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5"/>Larry <text:s text:c="2"/>5.001 <text:s text:c="9"/>1995-Mar-13</text:p>
          </table:table-cell>
          <table:table-cell table:formula="of:=FIND(5;[.A98])" office:value-type="float" office:value="14" calcext:value-type="float">
            <text:p>14</text:p>
          </table:table-cell>
          <table:table-cell table:formula="of:=MIDB([.A98];[.B98];12)" office:value-type="string" office:string-value="5.001       " calcext:value-type="string">
            <text:p>5.001 <text:s text:c="6"/></text:p>
          </table:table-cell>
          <table:table-cell table:formula="of:=FIND(19;[.A98])" office:value-type="float" office:value="29" calcext:value-type="float">
            <text:p>29</text:p>
          </table:table-cell>
          <table:table-cell table:formula="of:=MIDB([.A98];[.D98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5"/>Andy <text:s text:c="4"/>5.001a <text:s text:c="7"/>1995-Mar-15</text:p>
          </table:table-cell>
          <table:table-cell table:formula="of:=FIND(5;[.A99])" office:value-type="float" office:value="15" calcext:value-type="float">
            <text:p>15</text:p>
          </table:table-cell>
          <table:table-cell table:formula="of:=MIDB([.A99];[.B99];12)" office:value-type="string" office:string-value="5.001a      " calcext:value-type="string">
            <text:p>5.001a <text:s text:c="5"/></text:p>
          </table:table-cell>
          <table:table-cell table:formula="of:=FIND(19;[.A99])" office:value-type="float" office:value="29" calcext:value-type="float">
            <text:p>29</text:p>
          </table:table-cell>
          <table:table-cell table:formula="of:=MIDB([.A99];[.D99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b <text:s text:c="7"/>1995-Mar-31</text:p>
          </table:table-cell>
          <table:table-cell table:formula="of:=FIND(5;[.A100])" office:value-type="float" office:value="15" calcext:value-type="float">
            <text:p>15</text:p>
          </table:table-cell>
          <table:table-cell table:formula="of:=MIDB([.A100];[.B100];12)" office:value-type="string" office:string-value="5.001b      " calcext:value-type="string">
            <text:p>5.001b <text:s text:c="5"/></text:p>
          </table:table-cell>
          <table:table-cell table:formula="of:=FIND(19;[.A100])" office:value-type="float" office:value="29" calcext:value-type="float">
            <text:p>29</text:p>
          </table:table-cell>
          <table:table-cell table:formula="of:=MIDB([.A100];[.D100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c <text:s text:c="7"/>1995-Apr-07</text:p>
          </table:table-cell>
          <table:table-cell table:formula="of:=FIND(5;[.A101])" office:value-type="float" office:value="15" calcext:value-type="float">
            <text:p>15</text:p>
          </table:table-cell>
          <table:table-cell table:formula="of:=MIDB([.A101];[.B101];12)" office:value-type="string" office:string-value="5.001c      " calcext:value-type="string">
            <text:p>5.001c <text:s text:c="5"/></text:p>
          </table:table-cell>
          <table:table-cell table:formula="of:=FIND(19;[.A101])" office:value-type="float" office:value="29" calcext:value-type="float">
            <text:p>29</text:p>
          </table:table-cell>
          <table:table-cell table:formula="of:=MIDB([.A101];[.D101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d <text:s text:c="7"/>1995-Apr-14</text:p>
          </table:table-cell>
          <table:table-cell table:formula="of:=FIND(5;[.A102])" office:value-type="float" office:value="15" calcext:value-type="float">
            <text:p>15</text:p>
          </table:table-cell>
          <table:table-cell table:formula="of:=MIDB([.A102];[.B102];12)" office:value-type="string" office:string-value="5.001d      " calcext:value-type="string">
            <text:p>5.001d <text:s text:c="5"/></text:p>
          </table:table-cell>
          <table:table-cell table:formula="of:=FIND(19;[.A102])" office:value-type="float" office:value="29" calcext:value-type="float">
            <text:p>29</text:p>
          </table:table-cell>
          <table:table-cell table:formula="of:=MIDB([.A102];[.D102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e <text:s text:c="7"/>1995-Apr-18 <text:s text:c="4"/>Stable.</text:p>
          </table:table-cell>
          <table:table-cell table:formula="of:=FIND(5;[.A103])" office:value-type="float" office:value="15" calcext:value-type="float">
            <text:p>15</text:p>
          </table:table-cell>
          <table:table-cell table:formula="of:=MIDB([.A103];[.B103];12)" office:value-type="string" office:string-value="5.001e      " calcext:value-type="string">
            <text:p>5.001e <text:s text:c="5"/></text:p>
          </table:table-cell>
          <table:table-cell table:formula="of:=FIND(19;[.A103])" office:value-type="float" office:value="29" calcext:value-type="float">
            <text:p>29</text:p>
          </table:table-cell>
          <table:table-cell table:formula="of:=MIDB([.A103];[.D103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f <text:s text:c="7"/>1995-May-31</text:p>
          </table:table-cell>
          <table:table-cell table:formula="of:=FIND(5;[.A104])" office:value-type="float" office:value="15" calcext:value-type="float">
            <text:p>15</text:p>
          </table:table-cell>
          <table:table-cell table:formula="of:=MIDB([.A104];[.B104];12)" office:value-type="string" office:string-value="5.001f      " calcext:value-type="string">
            <text:p>5.001f <text:s text:c="5"/></text:p>
          </table:table-cell>
          <table:table-cell table:formula="of:=FIND(19;[.A104])" office:value-type="float" office:value="29" calcext:value-type="float">
            <text:p>29</text:p>
          </table:table-cell>
          <table:table-cell table:formula="of:=MIDB([.A104];[.D104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g <text:s text:c="7"/>1995-May-25</text:p>
          </table:table-cell>
          <table:table-cell table:formula="of:=FIND(5;[.A105])" office:value-type="float" office:value="15" calcext:value-type="float">
            <text:p>15</text:p>
          </table:table-cell>
          <table:table-cell table:formula="of:=MIDB([.A105];[.B105];12)" office:value-type="string" office:string-value="5.001g      " calcext:value-type="string">
            <text:p>5.001g <text:s text:c="5"/></text:p>
          </table:table-cell>
          <table:table-cell table:formula="of:=FIND(19;[.A105])" office:value-type="float" office:value="29" calcext:value-type="float">
            <text:p>29</text:p>
          </table:table-cell>
          <table:table-cell table:formula="of:=MIDB([.A105];[.D105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h <text:s text:c="7"/>1995-May-25</text:p>
          </table:table-cell>
          <table:table-cell table:formula="of:=FIND(5;[.A106])" office:value-type="float" office:value="15" calcext:value-type="float">
            <text:p>15</text:p>
          </table:table-cell>
          <table:table-cell table:formula="of:=MIDB([.A106];[.B106];12)" office:value-type="string" office:string-value="5.001h      " calcext:value-type="string">
            <text:p>5.001h <text:s text:c="5"/></text:p>
          </table:table-cell>
          <table:table-cell table:formula="of:=FIND(19;[.A106])" office:value-type="float" office:value="29" calcext:value-type="float">
            <text:p>29</text:p>
          </table:table-cell>
          <table:table-cell table:formula="of:=MIDB([.A106];[.D106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i <text:s text:c="7"/>1995-May-30</text:p>
          </table:table-cell>
          <table:table-cell table:formula="of:=FIND(5;[.A107])" office:value-type="float" office:value="15" calcext:value-type="float">
            <text:p>15</text:p>
          </table:table-cell>
          <table:table-cell table:formula="of:=MIDB([.A107];[.B107];12)" office:value-type="string" office:string-value="5.001i      " calcext:value-type="string">
            <text:p>5.001i <text:s text:c="5"/></text:p>
          </table:table-cell>
          <table:table-cell table:formula="of:=FIND(19;[.A107])" office:value-type="float" office:value="29" calcext:value-type="float">
            <text:p>29</text:p>
          </table:table-cell>
          <table:table-cell table:formula="of:=MIDB([.A107];[.D107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j <text:s text:c="7"/>1995-Jun-05</text:p>
          </table:table-cell>
          <table:table-cell table:formula="of:=FIND(5;[.A108])" office:value-type="float" office:value="15" calcext:value-type="float">
            <text:p>15</text:p>
          </table:table-cell>
          <table:table-cell table:formula="of:=MIDB([.A108];[.B108];12)" office:value-type="string" office:string-value="5.001j      " calcext:value-type="string">
            <text:p>5.001j <text:s text:c="5"/></text:p>
          </table:table-cell>
          <table:table-cell table:formula="of:=FIND(19;[.A108])" office:value-type="float" office:value="29" calcext:value-type="float">
            <text:p>29</text:p>
          </table:table-cell>
          <table:table-cell table:formula="of:=MIDB([.A108];[.D108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k <text:s text:c="7"/>1995-Jun-06</text:p>
          </table:table-cell>
          <table:table-cell table:formula="of:=FIND(5;[.A109])" office:value-type="float" office:value="15" calcext:value-type="float">
            <text:p>15</text:p>
          </table:table-cell>
          <table:table-cell table:formula="of:=MIDB([.A109];[.B109];12)" office:value-type="string" office:string-value="5.001k      " calcext:value-type="string">
            <text:p>5.001k <text:s text:c="5"/></text:p>
          </table:table-cell>
          <table:table-cell table:formula="of:=FIND(19;[.A109])" office:value-type="float" office:value="29" calcext:value-type="float">
            <text:p>29</text:p>
          </table:table-cell>
          <table:table-cell table:formula="of:=MIDB([.A109];[.D109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l <text:s text:c="7"/>1995-Jun-06 <text:s text:c="4"/>Stable.</text:p>
          </table:table-cell>
          <table:table-cell table:formula="of:=FIND(5;[.A110])" office:value-type="float" office:value="15" calcext:value-type="float">
            <text:p>15</text:p>
          </table:table-cell>
          <table:table-cell table:formula="of:=MIDB([.A110];[.B110];12)" office:value-type="string" office:string-value="5.001l      " calcext:value-type="string">
            <text:p>5.001l <text:s text:c="5"/></text:p>
          </table:table-cell>
          <table:table-cell table:formula="of:=FIND(19;[.A110])" office:value-type="float" office:value="29" calcext:value-type="float">
            <text:p>29</text:p>
          </table:table-cell>
          <table:table-cell table:formula="of:=MIDB([.A110];[.D110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1m <text:s text:c="7"/>1995-Jul-02 <text:s text:c="4"/>Very stable.</text:p>
          </table:table-cell>
          <table:table-cell table:formula="of:=FIND(5;[.A111])" office:value-type="float" office:value="15" calcext:value-type="float">
            <text:p>15</text:p>
          </table:table-cell>
          <table:table-cell table:formula="of:=MIDB([.A111];[.B111];12)" office:value-type="string" office:string-value="5.001m      " calcext:value-type="string">
            <text:p>5.001m <text:s text:c="5"/></text:p>
          </table:table-cell>
          <table:table-cell table:formula="of:=FIND(19;[.A111])" office:value-type="float" office:value="29" calcext:value-type="float">
            <text:p>29</text:p>
          </table:table-cell>
          <table:table-cell table:formula="of:=MIDB([.A111];[.D111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24"/>5.001n <text:s text:c="7"/>1995-Oct-31 <text:s text:c="4"/>Very unstable.</text:p>
          </table:table-cell>
          <table:table-cell table:formula="of:=FIND(5;[.A112])" office:value-type="float" office:value="25" calcext:value-type="float">
            <text:p>25</text:p>
          </table:table-cell>
          <table:table-cell table:formula="of:=MIDB([.A112];[.B112];12)" office:value-type="string" office:string-value="5.001n      " calcext:value-type="string">
            <text:p>5.001n <text:s text:c="5"/></text:p>
          </table:table-cell>
          <table:table-cell table:formula="of:=FIND(19;[.A112])" office:value-type="float" office:value="39" calcext:value-type="float">
            <text:p>39</text:p>
          </table:table-cell>
          <table:table-cell table:formula="of:=MIDB([.A112];[.D112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eta1 <text:s text:c="3"/>1995-Nov-21</text:p>
          </table:table-cell>
          <table:table-cell table:formula="of:=FIND(5;[.A113])" office:value-type="float" office:value="15" calcext:value-type="float">
            <text:p>15</text:p>
          </table:table-cell>
          <table:table-cell table:formula="of:=MIDB([.A113];[.B113];12)" office:value-type="string" office:string-value="5.002beta1  " calcext:value-type="string">
            <text:p>5.002beta1 <text:s/></text:p>
          </table:table-cell>
          <table:table-cell table:formula="of:=FIND(19;[.A113])" office:value-type="float" office:value="29" calcext:value-type="float">
            <text:p>29</text:p>
          </table:table-cell>
          <table:table-cell table:formula="of:=MIDB([.A113];[.D113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1a <text:s text:c="5"/>1995-Dec-04</text:p>
          </table:table-cell>
          <table:table-cell table:formula="of:=FIND(5;[.A114])" office:value-type="float" office:value="15" calcext:value-type="float">
            <text:p>15</text:p>
          </table:table-cell>
          <table:table-cell table:formula="of:=MIDB([.A114];[.B114];12)" office:value-type="string" office:string-value="5.002b1a    " calcext:value-type="string">
            <text:p>5.002b1a <text:s text:c="3"/></text:p>
          </table:table-cell>
          <table:table-cell table:formula="of:=FIND(19;[.A114])" office:value-type="float" office:value="29" calcext:value-type="float">
            <text:p>29</text:p>
          </table:table-cell>
          <table:table-cell table:formula="of:=MIDB([.A114];[.D114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1b <text:s text:c="5"/>1995-Dec-04</text:p>
          </table:table-cell>
          <table:table-cell table:formula="of:=FIND(5;[.A115])" office:value-type="float" office:value="15" calcext:value-type="float">
            <text:p>15</text:p>
          </table:table-cell>
          <table:table-cell table:formula="of:=MIDB([.A115];[.B115];12)" office:value-type="string" office:string-value="5.002b1b    " calcext:value-type="string">
            <text:p>5.002b1b <text:s text:c="3"/></text:p>
          </table:table-cell>
          <table:table-cell table:formula="of:=FIND(19;[.A115])" office:value-type="float" office:value="29" calcext:value-type="float">
            <text:p>29</text:p>
          </table:table-cell>
          <table:table-cell table:formula="of:=MIDB([.A115];[.D115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1c <text:s text:c="5"/>1995-Dec-04</text:p>
          </table:table-cell>
          <table:table-cell table:formula="of:=FIND(5;[.A116])" office:value-type="float" office:value="15" calcext:value-type="float">
            <text:p>15</text:p>
          </table:table-cell>
          <table:table-cell table:formula="of:=MIDB([.A116];[.B116];12)" office:value-type="string" office:string-value="5.002b1c    " calcext:value-type="string">
            <text:p>5.002b1c <text:s text:c="3"/></text:p>
          </table:table-cell>
          <table:table-cell table:formula="of:=FIND(19;[.A116])" office:value-type="float" office:value="29" calcext:value-type="float">
            <text:p>29</text:p>
          </table:table-cell>
          <table:table-cell table:formula="of:=MIDB([.A116];[.D116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1d <text:s text:c="5"/>1995-Dec-04</text:p>
          </table:table-cell>
          <table:table-cell table:formula="of:=FIND(5;[.A117])" office:value-type="float" office:value="15" calcext:value-type="float">
            <text:p>15</text:p>
          </table:table-cell>
          <table:table-cell table:formula="of:=MIDB([.A117];[.B117];12)" office:value-type="string" office:string-value="5.002b1d    " calcext:value-type="string">
            <text:p>5.002b1d <text:s text:c="3"/></text:p>
          </table:table-cell>
          <table:table-cell table:formula="of:=FIND(19;[.A117])" office:value-type="float" office:value="29" calcext:value-type="float">
            <text:p>29</text:p>
          </table:table-cell>
          <table:table-cell table:formula="of:=MIDB([.A117];[.D117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1e <text:s text:c="5"/>1995-Dec-08</text:p>
          </table:table-cell>
          <table:table-cell table:formula="of:=FIND(5;[.A118])" office:value-type="float" office:value="15" calcext:value-type="float">
            <text:p>15</text:p>
          </table:table-cell>
          <table:table-cell table:formula="of:=MIDB([.A118];[.B118];12)" office:value-type="string" office:string-value="5.002b1e    " calcext:value-type="string">
            <text:p>5.002b1e <text:s text:c="3"/></text:p>
          </table:table-cell>
          <table:table-cell table:formula="of:=FIND(19;[.A118])" office:value-type="float" office:value="29" calcext:value-type="float">
            <text:p>29</text:p>
          </table:table-cell>
          <table:table-cell table:formula="of:=MIDB([.A118];[.D118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14"/>5.002b1f <text:s text:c="5"/>1995-Dec-08</text:p>
          </table:table-cell>
          <table:table-cell table:formula="of:=FIND(5;[.A119])" office:value-type="float" office:value="15" calcext:value-type="float">
            <text:p>15</text:p>
          </table:table-cell>
          <table:table-cell table:formula="of:=MIDB([.A119];[.B119];12)" office:value-type="string" office:string-value="5.002b1f    " calcext:value-type="string">
            <text:p>5.002b1f <text:s text:c="3"/></text:p>
          </table:table-cell>
          <table:table-cell table:formula="of:=FIND(19;[.A119])" office:value-type="float" office:value="29" calcext:value-type="float">
            <text:p>29</text:p>
          </table:table-cell>
          <table:table-cell table:formula="of:=MIDB([.A119];[.D119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5"/>Tom <text:s text:c="5"/>5.002b1g <text:s text:c="5"/>1995-Dec-21 <text:s text:c="4"/>Doc release.</text:p>
          </table:table-cell>
          <table:table-cell table:formula="of:=FIND(5;[.A120])" office:value-type="float" office:value="15" calcext:value-type="float">
            <text:p>15</text:p>
          </table:table-cell>
          <table:table-cell table:formula="of:=MIDB([.A120];[.B120];12)" office:value-type="string" office:string-value="5.002b1g    " calcext:value-type="string">
            <text:p>5.002b1g <text:s text:c="3"/></text:p>
          </table:table-cell>
          <table:table-cell table:formula="of:=FIND(19;[.A120])" office:value-type="float" office:value="29" calcext:value-type="float">
            <text:p>29</text:p>
          </table:table-cell>
          <table:table-cell table:formula="of:=MIDB([.A120];[.D120];4)" office:value-type="string" office:string-value="1995" calcext:value-type="string">
            <text:p>1995</text:p>
          </table:table-cell>
        </table:table-row>
        <table:table-row table:style-name="ro1">
          <table:table-cell office:value-type="string" calcext:value-type="string">
            <text:p><text:s text:c="5"/>Andy <text:s text:c="4"/>5.002b1h <text:s text:c="5"/>1996-Jan-05</text:p>
          </table:table-cell>
          <table:table-cell table:formula="of:=FIND(5;[.A121])" office:value-type="float" office:value="15" calcext:value-type="float">
            <text:p>15</text:p>
          </table:table-cell>
          <table:table-cell table:formula="of:=MIDB([.A121];[.B121];12)" office:value-type="string" office:string-value="5.002b1h    " calcext:value-type="string">
            <text:p>5.002b1h <text:s text:c="3"/></text:p>
          </table:table-cell>
          <table:table-cell table:formula="of:=FIND(19;[.A121])" office:value-type="float" office:value="29" calcext:value-type="float">
            <text:p>29</text:p>
          </table:table-cell>
          <table:table-cell table:formula="of:=MIDB([.A121];[.D121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2b2 <text:s text:c="6"/>1996-Jan-14</text:p>
          </table:table-cell>
          <table:table-cell table:formula="of:=FIND(5;[.A122])" office:value-type="float" office:value="15" calcext:value-type="float">
            <text:p>15</text:p>
          </table:table-cell>
          <table:table-cell table:formula="of:=MIDB([.A122];[.B122];12)" office:value-type="string" office:string-value="5.002b2     " calcext:value-type="string">
            <text:p>5.002b2 <text:s text:c="4"/></text:p>
          </table:table-cell>
          <table:table-cell table:formula="of:=FIND(19;[.A122])" office:value-type="float" office:value="29" calcext:value-type="float">
            <text:p>29</text:p>
          </table:table-cell>
          <table:table-cell table:formula="of:=MIDB([.A122];[.D122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Larry <text:s text:c="3"/>5.002b3 <text:s text:c="6"/>1996-Feb-02</text:p>
          </table:table-cell>
          <table:table-cell table:formula="of:=FIND(5;[.A123])" office:value-type="float" office:value="15" calcext:value-type="float">
            <text:p>15</text:p>
          </table:table-cell>
          <table:table-cell table:formula="of:=MIDB([.A123];[.B123];12)" office:value-type="string" office:string-value="5.002b3     " calcext:value-type="string">
            <text:p>5.002b3 <text:s text:c="4"/></text:p>
          </table:table-cell>
          <table:table-cell table:formula="of:=FIND(19;[.A123])" office:value-type="float" office:value="29" calcext:value-type="float">
            <text:p>29</text:p>
          </table:table-cell>
          <table:table-cell table:formula="of:=MIDB([.A123];[.D123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Andy <text:s text:c="4"/>5.002gamma <text:s text:c="3"/>1996-Feb-11</text:p>
          </table:table-cell>
          <table:table-cell table:formula="of:=FIND(5;[.A124])" office:value-type="float" office:value="15" calcext:value-type="float">
            <text:p>15</text:p>
          </table:table-cell>
          <table:table-cell table:formula="of:=MIDB([.A124];[.B124];12)" office:value-type="string" office:string-value="5.002gamma  " calcext:value-type="string">
            <text:p>5.002gamma <text:s/></text:p>
          </table:table-cell>
          <table:table-cell table:formula="of:=FIND(19;[.A124])" office:value-type="float" office:value="29" calcext:value-type="float">
            <text:p>29</text:p>
          </table:table-cell>
          <table:table-cell table:formula="of:=MIDB([.A124];[.D124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Larry <text:s text:c="3"/>5.002delta <text:s text:c="3"/>1996-Feb-27</text:p>
          </table:table-cell>
          <table:table-cell table:formula="of:=FIND(5;[.A125])" office:value-type="float" office:value="15" calcext:value-type="float">
            <text:p>15</text:p>
          </table:table-cell>
          <table:table-cell table:formula="of:=MIDB([.A125];[.B125];12)" office:value-type="string" office:string-value="5.002delta  " calcext:value-type="string">
            <text:p>5.002delta <text:s/></text:p>
          </table:table-cell>
          <table:table-cell table:formula="of:=FIND(19;[.A125])" office:value-type="float" office:value="29" calcext:value-type="float">
            <text:p>29</text:p>
          </table:table-cell>
          <table:table-cell table:formula="of:=MIDB([.A125];[.D125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Larry <text:s text:c="2"/>5.002 <text:s text:c="9"/>1996-Feb-29 <text:s text:c="4"/>Prototypes.</text:p>
          </table:table-cell>
          <table:table-cell table:formula="of:=FIND(5;[.A126])" office:value-type="float" office:value="14" calcext:value-type="float">
            <text:p>14</text:p>
          </table:table-cell>
          <table:table-cell table:formula="of:=MIDB([.A126];[.B126];12)" office:value-type="string" office:string-value="5.002       " calcext:value-type="string">
            <text:p>5.002 <text:s text:c="6"/></text:p>
          </table:table-cell>
          <table:table-cell table:formula="of:=FIND(19;[.A126])" office:value-type="float" office:value="29" calcext:value-type="float">
            <text:p>29</text:p>
          </table:table-cell>
          <table:table-cell table:formula="of:=MIDB([.A126];[.D126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Charles <text:s/>5.002_01 <text:s text:c="5"/>1996-Mar-25</text:p>
          </table:table-cell>
          <table:table-cell table:formula="of:=FIND(5;[.A127])" office:value-type="float" office:value="15" calcext:value-type="float">
            <text:p>15</text:p>
          </table:table-cell>
          <table:table-cell table:formula="of:=MIDB([.A127];[.B127];12)" office:value-type="string" office:string-value="5.002_01    " calcext:value-type="string">
            <text:p>5.002_01 <text:s text:c="3"/></text:p>
          </table:table-cell>
          <table:table-cell table:formula="of:=FIND(19;[.A127])" office:value-type="float" office:value="29" calcext:value-type="float">
            <text:p>29</text:p>
          </table:table-cell>
          <table:table-cell table:formula="of:=MIDB([.A127];[.D127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3"/>5.003 <text:s text:c="9"/>1996-Jun-25 <text:s text:c="4"/>Security release.</text:p>
          </table:table-cell>
          <table:table-cell table:formula="of:=FIND(5;[.A128])" office:value-type="float" office:value="14" calcext:value-type="float">
            <text:p>14</text:p>
          </table:table-cell>
          <table:table-cell table:formula="of:=MIDB([.A128];[.B128];12)" office:value-type="string" office:string-value="5.003       " calcext:value-type="string">
            <text:p>5.003 <text:s text:c="6"/></text:p>
          </table:table-cell>
          <table:table-cell table:formula="of:=FIND(19;[.A128])" office:value-type="float" office:value="29" calcext:value-type="float">
            <text:p>29</text:p>
          </table:table-cell>
          <table:table-cell table:formula="of:=MIDB([.A128];[.D128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01 <text:s text:c="5"/>1996-Jul-31</text:p>
          </table:table-cell>
          <table:table-cell table:formula="of:=FIND(5;[.A129])" office:value-type="float" office:value="15" calcext:value-type="float">
            <text:p>15</text:p>
          </table:table-cell>
          <table:table-cell table:formula="of:=MIDB([.A129];[.B129];12)" office:value-type="string" office:string-value="5.003_01    " calcext:value-type="string">
            <text:p>5.003_01 <text:s text:c="3"/></text:p>
          </table:table-cell>
          <table:table-cell table:formula="of:=FIND(19;[.A129])" office:value-type="float" office:value="29" calcext:value-type="float">
            <text:p>29</text:p>
          </table:table-cell>
          <table:table-cell table:formula="of:=MIDB([.A129];[.D129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Nick <text:s text:c="4"/>5.003_02 <text:s text:c="5"/>1996-Aug-10</text:p>
          </table:table-cell>
          <table:table-cell table:formula="of:=FIND(5;[.A130])" office:value-type="float" office:value="15" calcext:value-type="float">
            <text:p>15</text:p>
          </table:table-cell>
          <table:table-cell table:formula="of:=MIDB([.A130];[.B130];12)" office:value-type="string" office:string-value="5.003_02    " calcext:value-type="string">
            <text:p>5.003_02 <text:s text:c="3"/></text:p>
          </table:table-cell>
          <table:table-cell table:formula="of:=FIND(19;[.A130])" office:value-type="float" office:value="29" calcext:value-type="float">
            <text:p>29</text:p>
          </table:table-cell>
          <table:table-cell table:formula="of:=MIDB([.A130];[.D130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Andy <text:s text:c="4"/>5.003_03 <text:s text:c="5"/>1996-Aug-28</text:p>
          </table:table-cell>
          <table:table-cell table:formula="of:=FIND(5;[.A131])" office:value-type="float" office:value="15" calcext:value-type="float">
            <text:p>15</text:p>
          </table:table-cell>
          <table:table-cell table:formula="of:=MIDB([.A131];[.B131];12)" office:value-type="string" office:string-value="5.003_03    " calcext:value-type="string">
            <text:p>5.003_03 <text:s text:c="3"/></text:p>
          </table:table-cell>
          <table:table-cell table:formula="of:=FIND(19;[.A131])" office:value-type="float" office:value="29" calcext:value-type="float">
            <text:p>29</text:p>
          </table:table-cell>
          <table:table-cell table:formula="of:=MIDB([.A131];[.D131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04 <text:s text:c="5"/>1996-Sep-02</text:p>
          </table:table-cell>
          <table:table-cell table:formula="of:=FIND(5;[.A132])" office:value-type="float" office:value="15" calcext:value-type="float">
            <text:p>15</text:p>
          </table:table-cell>
          <table:table-cell table:formula="of:=MIDB([.A132];[.B132];12)" office:value-type="string" office:string-value="5.003_04    " calcext:value-type="string">
            <text:p>5.003_04 <text:s text:c="3"/></text:p>
          </table:table-cell>
          <table:table-cell table:formula="of:=FIND(19;[.A132])" office:value-type="float" office:value="29" calcext:value-type="float">
            <text:p>29</text:p>
          </table:table-cell>
          <table:table-cell table:formula="of:=MIDB([.A132];[.D132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05 <text:s text:c="5"/>1996-Sep-12</text:p>
          </table:table-cell>
          <table:table-cell table:formula="of:=FIND(5;[.A133])" office:value-type="float" office:value="15" calcext:value-type="float">
            <text:p>15</text:p>
          </table:table-cell>
          <table:table-cell table:formula="of:=MIDB([.A133];[.B133];12)" office:value-type="string" office:string-value="5.003_05    " calcext:value-type="string">
            <text:p>5.003_05 <text:s text:c="3"/></text:p>
          </table:table-cell>
          <table:table-cell table:formula="of:=FIND(19;[.A133])" office:value-type="float" office:value="29" calcext:value-type="float">
            <text:p>29</text:p>
          </table:table-cell>
          <table:table-cell table:formula="of:=MIDB([.A133];[.D133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06 <text:s text:c="5"/>1996-Oct-07</text:p>
          </table:table-cell>
          <table:table-cell table:formula="of:=FIND(5;[.A134])" office:value-type="float" office:value="15" calcext:value-type="float">
            <text:p>15</text:p>
          </table:table-cell>
          <table:table-cell table:formula="of:=MIDB([.A134];[.B134];12)" office:value-type="string" office:string-value="5.003_06    " calcext:value-type="string">
            <text:p>5.003_06 <text:s text:c="3"/></text:p>
          </table:table-cell>
          <table:table-cell table:formula="of:=FIND(19;[.A134])" office:value-type="float" office:value="29" calcext:value-type="float">
            <text:p>29</text:p>
          </table:table-cell>
          <table:table-cell table:formula="of:=MIDB([.A134];[.D134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07 <text:s text:c="5"/>1996-Oct-10</text:p>
          </table:table-cell>
          <table:table-cell table:formula="of:=FIND(5;[.A135])" office:value-type="float" office:value="15" calcext:value-type="float">
            <text:p>15</text:p>
          </table:table-cell>
          <table:table-cell table:formula="of:=MIDB([.A135];[.B135];12)" office:value-type="string" office:string-value="5.003_07    " calcext:value-type="string">
            <text:p>5.003_07 <text:s text:c="3"/></text:p>
          </table:table-cell>
          <table:table-cell table:formula="of:=FIND(19;[.A135])" office:value-type="float" office:value="29" calcext:value-type="float">
            <text:p>29</text:p>
          </table:table-cell>
          <table:table-cell table:formula="of:=MIDB([.A135];[.D135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5"/>Chip <text:s text:c="4"/>5.003_08 <text:s text:c="5"/>1996-Nov-19</text:p>
          </table:table-cell>
          <table:table-cell table:formula="of:=FIND(5;[.A136])" office:value-type="float" office:value="15" calcext:value-type="float">
            <text:p>15</text:p>
          </table:table-cell>
          <table:table-cell table:formula="of:=MIDB([.A136];[.B136];12)" office:value-type="string" office:string-value="5.003_08    " calcext:value-type="string">
            <text:p>5.003_08 <text:s text:c="3"/></text:p>
          </table:table-cell>
          <table:table-cell table:formula="of:=FIND(19;[.A136])" office:value-type="float" office:value="29" calcext:value-type="float">
            <text:p>29</text:p>
          </table:table-cell>
          <table:table-cell table:formula="of:=MIDB([.A136];[.D136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09 <text:s text:c="5"/>1996-Nov-26</text:p>
          </table:table-cell>
          <table:table-cell table:formula="of:=FIND(5;[.A137])" office:value-type="float" office:value="15" calcext:value-type="float">
            <text:p>15</text:p>
          </table:table-cell>
          <table:table-cell table:formula="of:=MIDB([.A137];[.B137];12)" office:value-type="string" office:string-value="5.003_09    " calcext:value-type="string">
            <text:p>5.003_09 <text:s text:c="3"/></text:p>
          </table:table-cell>
          <table:table-cell table:formula="of:=FIND(19;[.A137])" office:value-type="float" office:value="29" calcext:value-type="float">
            <text:p>29</text:p>
          </table:table-cell>
          <table:table-cell table:formula="of:=MIDB([.A137];[.D137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0 <text:s text:c="5"/>1996-Nov-29</text:p>
          </table:table-cell>
          <table:table-cell table:formula="of:=FIND(5;[.A138])" office:value-type="float" office:value="15" calcext:value-type="float">
            <text:p>15</text:p>
          </table:table-cell>
          <table:table-cell table:formula="of:=MIDB([.A138];[.B138];12)" office:value-type="string" office:string-value="5.003_10    " calcext:value-type="string">
            <text:p>5.003_10 <text:s text:c="3"/></text:p>
          </table:table-cell>
          <table:table-cell table:formula="of:=FIND(19;[.A138])" office:value-type="float" office:value="29" calcext:value-type="float">
            <text:p>29</text:p>
          </table:table-cell>
          <table:table-cell table:formula="of:=MIDB([.A138];[.D138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1 <text:s text:c="5"/>1996-Dec-06</text:p>
          </table:table-cell>
          <table:table-cell table:formula="of:=FIND(5;[.A139])" office:value-type="float" office:value="15" calcext:value-type="float">
            <text:p>15</text:p>
          </table:table-cell>
          <table:table-cell table:formula="of:=MIDB([.A139];[.B139];12)" office:value-type="string" office:string-value="5.003_11    " calcext:value-type="string">
            <text:p>5.003_11 <text:s text:c="3"/></text:p>
          </table:table-cell>
          <table:table-cell table:formula="of:=FIND(19;[.A139])" office:value-type="float" office:value="29" calcext:value-type="float">
            <text:p>29</text:p>
          </table:table-cell>
          <table:table-cell table:formula="of:=MIDB([.A139];[.D139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2 <text:s text:c="5"/>1996-Dec-19</text:p>
          </table:table-cell>
          <table:table-cell table:formula="of:=FIND(5;[.A140])" office:value-type="float" office:value="15" calcext:value-type="float">
            <text:p>15</text:p>
          </table:table-cell>
          <table:table-cell table:formula="of:=MIDB([.A140];[.B140];12)" office:value-type="string" office:string-value="5.003_12    " calcext:value-type="string">
            <text:p>5.003_12 <text:s text:c="3"/></text:p>
          </table:table-cell>
          <table:table-cell table:formula="of:=FIND(19;[.A140])" office:value-type="float" office:value="29" calcext:value-type="float">
            <text:p>29</text:p>
          </table:table-cell>
          <table:table-cell table:formula="of:=MIDB([.A140];[.D140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3 <text:s text:c="5"/>1996-Dec-20</text:p>
          </table:table-cell>
          <table:table-cell table:formula="of:=FIND(5;[.A141])" office:value-type="float" office:value="15" calcext:value-type="float">
            <text:p>15</text:p>
          </table:table-cell>
          <table:table-cell table:formula="of:=MIDB([.A141];[.B141];12)" office:value-type="string" office:string-value="5.003_13    " calcext:value-type="string">
            <text:p>5.003_13 <text:s text:c="3"/></text:p>
          </table:table-cell>
          <table:table-cell table:formula="of:=FIND(19;[.A141])" office:value-type="float" office:value="29" calcext:value-type="float">
            <text:p>29</text:p>
          </table:table-cell>
          <table:table-cell table:formula="of:=MIDB([.A141];[.D141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4 <text:s text:c="5"/>1996-Dec-23</text:p>
          </table:table-cell>
          <table:table-cell table:formula="of:=FIND(5;[.A142])" office:value-type="float" office:value="15" calcext:value-type="float">
            <text:p>15</text:p>
          </table:table-cell>
          <table:table-cell table:formula="of:=MIDB([.A142];[.B142];12)" office:value-type="string" office:string-value="5.003_14    " calcext:value-type="string">
            <text:p>5.003_14 <text:s text:c="3"/></text:p>
          </table:table-cell>
          <table:table-cell table:formula="of:=FIND(19;[.A142])" office:value-type="float" office:value="29" calcext:value-type="float">
            <text:p>29</text:p>
          </table:table-cell>
          <table:table-cell table:formula="of:=MIDB([.A142];[.D142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5 <text:s text:c="5"/>1996-Dec-23</text:p>
          </table:table-cell>
          <table:table-cell table:formula="of:=FIND(5;[.A143])" office:value-type="float" office:value="15" calcext:value-type="float">
            <text:p>15</text:p>
          </table:table-cell>
          <table:table-cell table:formula="of:=MIDB([.A143];[.B143];12)" office:value-type="string" office:string-value="5.003_15    " calcext:value-type="string">
            <text:p>5.003_15 <text:s text:c="3"/></text:p>
          </table:table-cell>
          <table:table-cell table:formula="of:=FIND(19;[.A143])" office:value-type="float" office:value="29" calcext:value-type="float">
            <text:p>29</text:p>
          </table:table-cell>
          <table:table-cell table:formula="of:=MIDB([.A143];[.D143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6 <text:s text:c="5"/>1996-Dec-24</text:p>
          </table:table-cell>
          <table:table-cell table:formula="of:=FIND(5;[.A144])" office:value-type="float" office:value="15" calcext:value-type="float">
            <text:p>15</text:p>
          </table:table-cell>
          <table:table-cell table:formula="of:=MIDB([.A144];[.B144];12)" office:value-type="string" office:string-value="5.003_16    " calcext:value-type="string">
            <text:p>5.003_16 <text:s text:c="3"/></text:p>
          </table:table-cell>
          <table:table-cell table:formula="of:=FIND(19;[.A144])" office:value-type="float" office:value="29" calcext:value-type="float">
            <text:p>29</text:p>
          </table:table-cell>
          <table:table-cell table:formula="of:=MIDB([.A144];[.D144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7 <text:s text:c="5"/>1996-Dec-27</text:p>
          </table:table-cell>
          <table:table-cell table:formula="of:=FIND(5;[.A145])" office:value-type="float" office:value="15" calcext:value-type="float">
            <text:p>15</text:p>
          </table:table-cell>
          <table:table-cell table:formula="of:=MIDB([.A145];[.B145];12)" office:value-type="string" office:string-value="5.003_17    " calcext:value-type="string">
            <text:p>5.003_17 <text:s text:c="3"/></text:p>
          </table:table-cell>
          <table:table-cell table:formula="of:=FIND(19;[.A145])" office:value-type="float" office:value="29" calcext:value-type="float">
            <text:p>29</text:p>
          </table:table-cell>
          <table:table-cell table:formula="of:=MIDB([.A145];[.D145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8 <text:s text:c="5"/>1996-Dec-31</text:p>
          </table:table-cell>
          <table:table-cell table:formula="of:=FIND(5;[.A146])" office:value-type="float" office:value="15" calcext:value-type="float">
            <text:p>15</text:p>
          </table:table-cell>
          <table:table-cell table:formula="of:=MIDB([.A146];[.B146];12)" office:value-type="string" office:string-value="5.003_18    " calcext:value-type="string">
            <text:p>5.003_18 <text:s text:c="3"/></text:p>
          </table:table-cell>
          <table:table-cell table:formula="of:=FIND(19;[.A146])" office:value-type="float" office:value="29" calcext:value-type="float">
            <text:p>29</text:p>
          </table:table-cell>
          <table:table-cell table:formula="of:=MIDB([.A146];[.D146];4)" office:value-type="string" office:string-value="1996" calcext:value-type="string">
            <text:p>1996</text:p>
          </table:table-cell>
        </table:table-row>
        <table:table-row table:style-name="ro1">
          <table:table-cell office:value-type="string" calcext:value-type="string">
            <text:p><text:s text:c="14"/>5.003_19 <text:s text:c="5"/>1997-Jan-04</text:p>
          </table:table-cell>
          <table:table-cell table:formula="of:=FIND(5;[.A147])" office:value-type="float" office:value="15" calcext:value-type="float">
            <text:p>15</text:p>
          </table:table-cell>
          <table:table-cell table:formula="of:=MIDB([.A147];[.B147];12)" office:value-type="string" office:string-value="5.003_19    " calcext:value-type="string">
            <text:p>5.003_19 <text:s text:c="3"/></text:p>
          </table:table-cell>
          <table:table-cell table:formula="of:=FIND(19;[.A147];22)" office:value-type="float" office:value="29" calcext:value-type="float">
            <text:p>29</text:p>
          </table:table-cell>
          <table:table-cell table:formula="of:=MIDB([.A147];[.D147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0 <text:s text:c="5"/>1997-Jan-07</text:p>
          </table:table-cell>
          <table:table-cell table:formula="of:=FIND(5;[.A148])" office:value-type="float" office:value="15" calcext:value-type="float">
            <text:p>15</text:p>
          </table:table-cell>
          <table:table-cell table:formula="of:=MIDB([.A148];[.B148];12)" office:value-type="string" office:string-value="5.003_20    " calcext:value-type="string">
            <text:p>5.003_20 <text:s text:c="3"/></text:p>
          </table:table-cell>
          <table:table-cell table:formula="of:=FIND(19;[.A148])" office:value-type="float" office:value="29" calcext:value-type="float">
            <text:p>29</text:p>
          </table:table-cell>
          <table:table-cell table:formula="of:=MIDB([.A148];[.D148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1 <text:s text:c="5"/>1997-Jan-15</text:p>
          </table:table-cell>
          <table:table-cell table:formula="of:=FIND(5;[.A149])" office:value-type="float" office:value="15" calcext:value-type="float">
            <text:p>15</text:p>
          </table:table-cell>
          <table:table-cell table:formula="of:=MIDB([.A149];[.B149];12)" office:value-type="string" office:string-value="5.003_21    " calcext:value-type="string">
            <text:p>5.003_21 <text:s text:c="3"/></text:p>
          </table:table-cell>
          <table:table-cell table:formula="of:=FIND(19;[.A149])" office:value-type="float" office:value="29" calcext:value-type="float">
            <text:p>29</text:p>
          </table:table-cell>
          <table:table-cell table:formula="of:=MIDB([.A149];[.D149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2 <text:s text:c="5"/>1997-Jan-16</text:p>
          </table:table-cell>
          <table:table-cell table:formula="of:=FIND(5;[.A150])" office:value-type="float" office:value="15" calcext:value-type="float">
            <text:p>15</text:p>
          </table:table-cell>
          <table:table-cell table:formula="of:=MIDB([.A150];[.B150];12)" office:value-type="string" office:string-value="5.003_22    " calcext:value-type="string">
            <text:p>5.003_22 <text:s text:c="3"/></text:p>
          </table:table-cell>
          <table:table-cell table:formula="of:=FIND(19;[.A150])" office:value-type="float" office:value="29" calcext:value-type="float">
            <text:p>29</text:p>
          </table:table-cell>
          <table:table-cell table:formula="of:=MIDB([.A150];[.D150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3 <text:s text:c="5"/>1997-Jan-25</text:p>
          </table:table-cell>
          <table:table-cell table:formula="of:=FIND(5;[.A151])" office:value-type="float" office:value="15" calcext:value-type="float">
            <text:p>15</text:p>
          </table:table-cell>
          <table:table-cell table:formula="of:=MIDB([.A151];[.B151];12)" office:value-type="string" office:string-value="5.003_23    " calcext:value-type="string">
            <text:p>5.003_23 <text:s text:c="3"/></text:p>
          </table:table-cell>
          <table:table-cell table:formula="of:=FIND(19;[.A151])" office:value-type="float" office:value="29" calcext:value-type="float">
            <text:p>29</text:p>
          </table:table-cell>
          <table:table-cell table:formula="of:=MIDB([.A151];[.D151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4 <text:s text:c="5"/>1997-Jan-29</text:p>
          </table:table-cell>
          <table:table-cell table:formula="of:=FIND(5;[.A152])" office:value-type="float" office:value="15" calcext:value-type="float">
            <text:p>15</text:p>
          </table:table-cell>
          <table:table-cell table:formula="of:=MIDB([.A152];[.B152];12)" office:value-type="string" office:string-value="5.003_24    " calcext:value-type="string">
            <text:p>5.003_24 <text:s text:c="3"/></text:p>
          </table:table-cell>
          <table:table-cell table:formula="of:=FIND(19;[.A152])" office:value-type="float" office:value="29" calcext:value-type="float">
            <text:p>29</text:p>
          </table:table-cell>
          <table:table-cell table:formula="of:=MIDB([.A152];[.D152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5 <text:s text:c="5"/>1997-Feb-04</text:p>
          </table:table-cell>
          <table:table-cell table:formula="of:=FIND(5;[.A153])" office:value-type="float" office:value="15" calcext:value-type="float">
            <text:p>15</text:p>
          </table:table-cell>
          <table:table-cell table:formula="of:=MIDB([.A153];[.B153];12)" office:value-type="string" office:string-value="5.003_25    " calcext:value-type="string">
            <text:p>5.003_25 <text:s text:c="3"/></text:p>
          </table:table-cell>
          <table:table-cell table:formula="of:=FIND(19;[.A153])" office:value-type="float" office:value="29" calcext:value-type="float">
            <text:p>29</text:p>
          </table:table-cell>
          <table:table-cell table:formula="of:=MIDB([.A153];[.D153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6 <text:s text:c="5"/>1997-Feb-10</text:p>
          </table:table-cell>
          <table:table-cell table:formula="of:=FIND(5;[.A154])" office:value-type="float" office:value="15" calcext:value-type="float">
            <text:p>15</text:p>
          </table:table-cell>
          <table:table-cell table:formula="of:=MIDB([.A154];[.B154];12)" office:value-type="string" office:string-value="5.003_26    " calcext:value-type="string">
            <text:p>5.003_26 <text:s text:c="3"/></text:p>
          </table:table-cell>
          <table:table-cell table:formula="of:=FIND(19;[.A154])" office:value-type="float" office:value="29" calcext:value-type="float">
            <text:p>29</text:p>
          </table:table-cell>
          <table:table-cell table:formula="of:=MIDB([.A154];[.D154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7 <text:s text:c="5"/>1997-Feb-18</text:p>
          </table:table-cell>
          <table:table-cell table:formula="of:=FIND(5;[.A155])" office:value-type="float" office:value="15" calcext:value-type="float">
            <text:p>15</text:p>
          </table:table-cell>
          <table:table-cell table:formula="of:=MIDB([.A155];[.B155];12)" office:value-type="string" office:string-value="5.003_27    " calcext:value-type="string">
            <text:p>5.003_27 <text:s text:c="3"/></text:p>
          </table:table-cell>
          <table:table-cell table:formula="of:=FIND(19;[.A155])" office:value-type="float" office:value="29" calcext:value-type="float">
            <text:p>29</text:p>
          </table:table-cell>
          <table:table-cell table:formula="of:=MIDB([.A155];[.D155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28 <text:s text:c="5"/>1997-Feb-21</text:p>
          </table:table-cell>
          <table:table-cell table:formula="of:=FIND(5;[.A156])" office:value-type="float" office:value="15" calcext:value-type="float">
            <text:p>15</text:p>
          </table:table-cell>
          <table:table-cell table:formula="of:=MIDB([.A156];[.B156];12)" office:value-type="string" office:string-value="5.003_28    " calcext:value-type="string">
            <text:p>5.003_28 <text:s text:c="3"/></text:p>
          </table:table-cell>
          <table:table-cell table:formula="of:=FIND(19;[.A156])" office:value-type="float" office:value="29" calcext:value-type="float">
            <text:p>29</text:p>
          </table:table-cell>
          <table:table-cell table:formula="of:=MIDB([.A156];[.D156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0 <text:s text:c="5"/>1997-Feb-25 <text:s text:c="4"/>Ramping up to the 5.004 release.</text:p>
          </table:table-cell>
          <table:table-cell table:formula="of:=FIND(5;[.A157])" office:value-type="float" office:value="15" calcext:value-type="float">
            <text:p>15</text:p>
          </table:table-cell>
          <table:table-cell table:formula="of:=MIDB([.A157];[.B157];12)" office:value-type="string" office:string-value="5.003_90    " calcext:value-type="string">
            <text:p>5.003_90 <text:s text:c="3"/></text:p>
          </table:table-cell>
          <table:table-cell table:formula="of:=FIND(19;[.A157])" office:value-type="float" office:value="29" calcext:value-type="float">
            <text:p>29</text:p>
          </table:table-cell>
          <table:table-cell table:formula="of:=MIDB([.A157];[.D157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1 <text:s text:c="5"/>1997-Mar-01</text:p>
          </table:table-cell>
          <table:table-cell table:formula="of:=FIND(5;[.A158])" office:value-type="float" office:value="15" calcext:value-type="float">
            <text:p>15</text:p>
          </table:table-cell>
          <table:table-cell table:formula="of:=MIDB([.A158];[.B158];12)" office:value-type="string" office:string-value="5.003_91    " calcext:value-type="string">
            <text:p>5.003_91 <text:s text:c="3"/></text:p>
          </table:table-cell>
          <table:table-cell table:formula="of:=FIND(19;[.A158])" office:value-type="float" office:value="29" calcext:value-type="float">
            <text:p>29</text:p>
          </table:table-cell>
          <table:table-cell table:formula="of:=MIDB([.A158];[.D158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2 <text:s text:c="5"/>1997-Mar-06</text:p>
          </table:table-cell>
          <table:table-cell table:formula="of:=FIND(5;[.A159])" office:value-type="float" office:value="15" calcext:value-type="float">
            <text:p>15</text:p>
          </table:table-cell>
          <table:table-cell table:formula="of:=MIDB([.A159];[.B159];12)" office:value-type="string" office:string-value="5.003_92    " calcext:value-type="string">
            <text:p>5.003_92 <text:s text:c="3"/></text:p>
          </table:table-cell>
          <table:table-cell table:formula="of:=FIND(19;[.A159])" office:value-type="float" office:value="29" calcext:value-type="float">
            <text:p>29</text:p>
          </table:table-cell>
          <table:table-cell table:formula="of:=MIDB([.A159];[.D159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3 <text:s text:c="5"/>1997-Mar-10</text:p>
          </table:table-cell>
          <table:table-cell table:formula="of:=FIND(5;[.A160])" office:value-type="float" office:value="15" calcext:value-type="float">
            <text:p>15</text:p>
          </table:table-cell>
          <table:table-cell table:formula="of:=MIDB([.A160];[.B160];12)" office:value-type="string" office:string-value="5.003_93    " calcext:value-type="string">
            <text:p>5.003_93 <text:s text:c="3"/></text:p>
          </table:table-cell>
          <table:table-cell table:formula="of:=FIND(19;[.A160])" office:value-type="float" office:value="29" calcext:value-type="float">
            <text:p>29</text:p>
          </table:table-cell>
          <table:table-cell table:formula="of:=MIDB([.A160];[.D160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4 <text:s text:c="5"/>1997-Mar-22</text:p>
          </table:table-cell>
          <table:table-cell table:formula="of:=FIND(5;[.A161])" office:value-type="float" office:value="15" calcext:value-type="float">
            <text:p>15</text:p>
          </table:table-cell>
          <table:table-cell table:formula="of:=MIDB([.A161];[.B161];12)" office:value-type="string" office:string-value="5.003_94    " calcext:value-type="string">
            <text:p>5.003_94 <text:s text:c="3"/></text:p>
          </table:table-cell>
          <table:table-cell table:formula="of:=FIND(19;[.A161])" office:value-type="float" office:value="29" calcext:value-type="float">
            <text:p>29</text:p>
          </table:table-cell>
          <table:table-cell table:formula="of:=MIDB([.A161];[.D161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5 <text:s text:c="5"/>1997-Mar-25</text:p>
          </table:table-cell>
          <table:table-cell table:formula="of:=FIND(5;[.A162])" office:value-type="float" office:value="15" calcext:value-type="float">
            <text:p>15</text:p>
          </table:table-cell>
          <table:table-cell table:formula="of:=MIDB([.A162];[.B162];12)" office:value-type="string" office:string-value="5.003_95    " calcext:value-type="string">
            <text:p>5.003_95 <text:s text:c="3"/></text:p>
          </table:table-cell>
          <table:table-cell table:formula="of:=FIND(19;[.A162])" office:value-type="float" office:value="29" calcext:value-type="float">
            <text:p>29</text:p>
          </table:table-cell>
          <table:table-cell table:formula="of:=MIDB([.A162];[.D162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6 <text:s text:c="5"/>1997-Apr-01</text:p>
          </table:table-cell>
          <table:table-cell table:formula="of:=FIND(5;[.A163])" office:value-type="float" office:value="15" calcext:value-type="float">
            <text:p>15</text:p>
          </table:table-cell>
          <table:table-cell table:formula="of:=MIDB([.A163];[.B163];12)" office:value-type="string" office:string-value="5.003_96    " calcext:value-type="string">
            <text:p>5.003_96 <text:s text:c="3"/></text:p>
          </table:table-cell>
          <table:table-cell table:formula="of:=FIND(19;[.A163])" office:value-type="float" office:value="29" calcext:value-type="float">
            <text:p>29</text:p>
          </table:table-cell>
          <table:table-cell table:formula="of:=MIDB([.A163];[.D163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 <text:s text:c="5"/>1997-Apr-03 <text:s text:c="4"/>Fairly widely used.</text:p>
          </table:table-cell>
          <table:table-cell table:formula="of:=FIND(5;[.A164])" office:value-type="float" office:value="15" calcext:value-type="float">
            <text:p>15</text:p>
          </table:table-cell>
          <table:table-cell table:formula="of:=MIDB([.A164];[.B164];12)" office:value-type="string" office:string-value="5.003_97    " calcext:value-type="string">
            <text:p>5.003_97 <text:s text:c="3"/></text:p>
          </table:table-cell>
          <table:table-cell table:formula="of:=FIND(19;[.A164])" office:value-type="float" office:value="29" calcext:value-type="float">
            <text:p>29</text:p>
          </table:table-cell>
          <table:table-cell table:formula="of:=MIDB([.A164];[.D164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a <text:s text:c="4"/>1997-Apr-05</text:p>
          </table:table-cell>
          <table:table-cell table:formula="of:=FIND(5;[.A165])" office:value-type="float" office:value="15" calcext:value-type="float">
            <text:p>15</text:p>
          </table:table-cell>
          <table:table-cell table:formula="of:=MIDB([.A165];[.B165];12)" office:value-type="string" office:string-value="5.003_97a   " calcext:value-type="string">
            <text:p>5.003_97a <text:s text:c="2"/></text:p>
          </table:table-cell>
          <table:table-cell table:formula="of:=FIND(19;[.A165])" office:value-type="float" office:value="29" calcext:value-type="float">
            <text:p>29</text:p>
          </table:table-cell>
          <table:table-cell table:formula="of:=MIDB([.A165];[.D165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b <text:s text:c="4"/>1997-Apr-08</text:p>
          </table:table-cell>
          <table:table-cell table:formula="of:=FIND(5;[.A166])" office:value-type="float" office:value="15" calcext:value-type="float">
            <text:p>15</text:p>
          </table:table-cell>
          <table:table-cell table:formula="of:=MIDB([.A166];[.B166];12)" office:value-type="string" office:string-value="5.003_97b   " calcext:value-type="string">
            <text:p>5.003_97b <text:s text:c="2"/></text:p>
          </table:table-cell>
          <table:table-cell table:formula="of:=FIND(19;[.A166])" office:value-type="float" office:value="29" calcext:value-type="float">
            <text:p>29</text:p>
          </table:table-cell>
          <table:table-cell table:formula="of:=MIDB([.A166];[.D166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c <text:s text:c="4"/>1997-Apr-10</text:p>
          </table:table-cell>
          <table:table-cell table:formula="of:=FIND(5;[.A167])" office:value-type="float" office:value="15" calcext:value-type="float">
            <text:p>15</text:p>
          </table:table-cell>
          <table:table-cell table:formula="of:=MIDB([.A167];[.B167];12)" office:value-type="string" office:string-value="5.003_97c   " calcext:value-type="string">
            <text:p>5.003_97c <text:s text:c="2"/></text:p>
          </table:table-cell>
          <table:table-cell table:formula="of:=FIND(19;[.A167])" office:value-type="float" office:value="29" calcext:value-type="float">
            <text:p>29</text:p>
          </table:table-cell>
          <table:table-cell table:formula="of:=MIDB([.A167];[.D167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d <text:s text:c="4"/>1997-Apr-13</text:p>
          </table:table-cell>
          <table:table-cell table:formula="of:=FIND(5;[.A168])" office:value-type="float" office:value="15" calcext:value-type="float">
            <text:p>15</text:p>
          </table:table-cell>
          <table:table-cell table:formula="of:=MIDB([.A168];[.B168];12)" office:value-type="string" office:string-value="5.003_97d   " calcext:value-type="string">
            <text:p>5.003_97d <text:s text:c="2"/></text:p>
          </table:table-cell>
          <table:table-cell table:formula="of:=FIND(19;[.A168])" office:value-type="float" office:value="29" calcext:value-type="float">
            <text:p>29</text:p>
          </table:table-cell>
          <table:table-cell table:formula="of:=MIDB([.A168];[.D168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e <text:s text:c="4"/>1997-Apr-15</text:p>
          </table:table-cell>
          <table:table-cell table:formula="of:=FIND(5;[.A169])" office:value-type="float" office:value="15" calcext:value-type="float">
            <text:p>15</text:p>
          </table:table-cell>
          <table:table-cell table:formula="of:=MIDB([.A169];[.B169];12)" office:value-type="string" office:string-value="5.003_97e   " calcext:value-type="string">
            <text:p>5.003_97e <text:s text:c="2"/></text:p>
          </table:table-cell>
          <table:table-cell table:formula="of:=FIND(19;[.A169])" office:value-type="float" office:value="29" calcext:value-type="float">
            <text:p>29</text:p>
          </table:table-cell>
          <table:table-cell table:formula="of:=MIDB([.A169];[.D169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f <text:s text:c="4"/>1997-Apr-17</text:p>
          </table:table-cell>
          <table:table-cell table:formula="of:=FIND(5;[.A170])" office:value-type="float" office:value="15" calcext:value-type="float">
            <text:p>15</text:p>
          </table:table-cell>
          <table:table-cell table:formula="of:=MIDB([.A170];[.B170];12)" office:value-type="string" office:string-value="5.003_97f   " calcext:value-type="string">
            <text:p>5.003_97f <text:s text:c="2"/></text:p>
          </table:table-cell>
          <table:table-cell table:formula="of:=FIND(19;[.A170])" office:value-type="float" office:value="29" calcext:value-type="float">
            <text:p>29</text:p>
          </table:table-cell>
          <table:table-cell table:formula="of:=MIDB([.A170];[.D170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g <text:s text:c="4"/>1997-Apr-18</text:p>
          </table:table-cell>
          <table:table-cell table:formula="of:=FIND(5;[.A171])" office:value-type="float" office:value="15" calcext:value-type="float">
            <text:p>15</text:p>
          </table:table-cell>
          <table:table-cell table:formula="of:=MIDB([.A171];[.B171];12)" office:value-type="string" office:string-value="5.003_97g   " calcext:value-type="string">
            <text:p>5.003_97g <text:s text:c="2"/></text:p>
          </table:table-cell>
          <table:table-cell table:formula="of:=FIND(19;[.A171])" office:value-type="float" office:value="29" calcext:value-type="float">
            <text:p>29</text:p>
          </table:table-cell>
          <table:table-cell table:formula="of:=MIDB([.A171];[.D171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h <text:s text:c="4"/>1997-Apr-24</text:p>
          </table:table-cell>
          <table:table-cell table:formula="of:=FIND(5;[.A172])" office:value-type="float" office:value="15" calcext:value-type="float">
            <text:p>15</text:p>
          </table:table-cell>
          <table:table-cell table:formula="of:=MIDB([.A172];[.B172];12)" office:value-type="string" office:string-value="5.003_97h   " calcext:value-type="string">
            <text:p>5.003_97h <text:s text:c="2"/></text:p>
          </table:table-cell>
          <table:table-cell table:formula="of:=FIND(19;[.A172])" office:value-type="float" office:value="29" calcext:value-type="float">
            <text:p>29</text:p>
          </table:table-cell>
          <table:table-cell table:formula="of:=MIDB([.A172];[.D172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i <text:s text:c="4"/>1997-Apr-25</text:p>
          </table:table-cell>
          <table:table-cell table:formula="of:=FIND(5;[.A173])" office:value-type="float" office:value="15" calcext:value-type="float">
            <text:p>15</text:p>
          </table:table-cell>
          <table:table-cell table:formula="of:=MIDB([.A173];[.B173];12)" office:value-type="string" office:string-value="5.003_97i   " calcext:value-type="string">
            <text:p>5.003_97i <text:s text:c="2"/></text:p>
          </table:table-cell>
          <table:table-cell table:formula="of:=FIND(19;[.A173])" office:value-type="float" office:value="29" calcext:value-type="float">
            <text:p>29</text:p>
          </table:table-cell>
          <table:table-cell table:formula="of:=MIDB([.A173];[.D173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7j <text:s text:c="4"/>1997-Apr-28</text:p>
          </table:table-cell>
          <table:table-cell table:formula="of:=FIND(5;[.A174])" office:value-type="float" office:value="15" calcext:value-type="float">
            <text:p>15</text:p>
          </table:table-cell>
          <table:table-cell table:formula="of:=MIDB([.A174];[.B174];12)" office:value-type="string" office:string-value="5.003_97j   " calcext:value-type="string">
            <text:p>5.003_97j <text:s text:c="2"/></text:p>
          </table:table-cell>
          <table:table-cell table:formula="of:=FIND(19;[.A174])" office:value-type="float" office:value="29" calcext:value-type="float">
            <text:p>29</text:p>
          </table:table-cell>
          <table:table-cell table:formula="of:=MIDB([.A174];[.D174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8 <text:s text:c="5"/>1997-Apr-30</text:p>
          </table:table-cell>
          <table:table-cell table:formula="of:=FIND(5;[.A175])" office:value-type="float" office:value="15" calcext:value-type="float">
            <text:p>15</text:p>
          </table:table-cell>
          <table:table-cell table:formula="of:=MIDB([.A175];[.B175];12)" office:value-type="string" office:string-value="5.003_98    " calcext:value-type="string">
            <text:p>5.003_98 <text:s text:c="3"/></text:p>
          </table:table-cell>
          <table:table-cell table:formula="of:=FIND(19;[.A175])" office:value-type="float" office:value="29" calcext:value-type="float">
            <text:p>29</text:p>
          </table:table-cell>
          <table:table-cell table:formula="of:=MIDB([.A175];[.D175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9 <text:s text:c="5"/>1997-May-01</text:p>
          </table:table-cell>
          <table:table-cell table:formula="of:=FIND(5;[.A176])" office:value-type="float" office:value="15" calcext:value-type="float">
            <text:p>15</text:p>
          </table:table-cell>
          <table:table-cell table:formula="of:=MIDB([.A176];[.B176];12)" office:value-type="string" office:string-value="5.003_99    " calcext:value-type="string">
            <text:p>5.003_99 <text:s text:c="3"/></text:p>
          </table:table-cell>
          <table:table-cell table:formula="of:=FIND(19;[.A176])" office:value-type="float" office:value="29" calcext:value-type="float">
            <text:p>29</text:p>
          </table:table-cell>
          <table:table-cell table:formula="of:=MIDB([.A176];[.D176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3_99a <text:s text:c="4"/>1997-May-09</text:p>
          </table:table-cell>
          <table:table-cell table:formula="of:=FIND(5;[.A177])" office:value-type="float" office:value="15" calcext:value-type="float">
            <text:p>15</text:p>
          </table:table-cell>
          <table:table-cell table:formula="of:=MIDB([.A177];[.B177];12)" office:value-type="string" office:string-value="5.003_99a   " calcext:value-type="string">
            <text:p>5.003_99a <text:s text:c="2"/></text:p>
          </table:table-cell>
          <table:table-cell table:formula="of:=FIND(19;[.A177])" office:value-type="float" office:value="29" calcext:value-type="float">
            <text:p>29</text:p>
          </table:table-cell>
          <table:table-cell table:formula="of:=MIDB([.A177];[.D177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p54rc1 <text:s text:c="7"/>1997-May-12 <text:s text:c="4"/>Release Candidates.</text:p>
          </table:table-cell>
          <table:table-cell table:formula="of:=FIND(5;[.A178])" office:value-type="float" office:value="16" calcext:value-type="float">
            <text:p>16</text:p>
          </table:table-cell>
          <table:table-cell table:formula="of:=MIDB([.A178];[.B178];12)" office:value-type="string" office:string-value="54rc1       " calcext:value-type="string">
            <text:p>54rc1 <text:s text:c="6"/></text:p>
          </table:table-cell>
          <table:table-cell table:formula="of:=FIND(19;[.A178])" office:value-type="float" office:value="29" calcext:value-type="float">
            <text:p>29</text:p>
          </table:table-cell>
          <table:table-cell table:formula="of:=MIDB([.A178];[.D178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p54rc2 <text:s text:c="7"/>1997-May-14</text:p>
          </table:table-cell>
          <table:table-cell table:formula="of:=FIND(5;[.A179])" office:value-type="float" office:value="16" calcext:value-type="float">
            <text:p>16</text:p>
          </table:table-cell>
          <table:table-cell table:formula="of:=MIDB([.A179];[.B179];12)" office:value-type="string" office:string-value="54rc2       " calcext:value-type="string">
            <text:p>54rc2 <text:s text:c="6"/></text:p>
          </table:table-cell>
          <table:table-cell table:formula="of:=FIND(19;[.A179])" office:value-type="float" office:value="29" calcext:value-type="float">
            <text:p>29</text:p>
          </table:table-cell>
          <table:table-cell table:formula="of:=MIDB([.A179];[.D179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5"/>Chip <text:s text:c="3"/>5.004 <text:s text:c="9"/>1997-May-15 <text:s text:c="4"/>A major maintenance release.</text:p>
          </table:table-cell>
          <table:table-cell table:formula="of:=FIND(5;[.A180])" office:value-type="float" office:value="14" calcext:value-type="float">
            <text:p>14</text:p>
          </table:table-cell>
          <table:table-cell table:formula="of:=MIDB([.A180];[.B180];12)" office:value-type="string" office:string-value="5.004       " calcext:value-type="string">
            <text:p>5.004 <text:s text:c="6"/></text:p>
          </table:table-cell>
          <table:table-cell table:formula="of:=FIND(19;[.A180])" office:value-type="float" office:value="29" calcext:value-type="float">
            <text:p>29</text:p>
          </table:table-cell>
          <table:table-cell table:formula="of:=MIDB([.A180];[.D180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5"/>Tim <text:s text:c="5"/>5.004_01-t1 <text:s text:c="2"/>1997-???-?? <text:s text:c="4"/>The 5.004 maintenance track.</text:p>
          </table:table-cell>
          <table:table-cell table:formula="of:=FIND(5;[.A181])" office:value-type="float" office:value="15" calcext:value-type="float">
            <text:p>15</text:p>
          </table:table-cell>
          <table:table-cell table:formula="of:=MIDB([.A181];[.B181];12)" office:value-type="string" office:string-value="5.004_01-t1 " calcext:value-type="string">
            <text:p>5.004_01-t1 </text:p>
          </table:table-cell>
          <table:table-cell table:formula="of:=FIND(19;[.A181])" office:value-type="float" office:value="29" calcext:value-type="float">
            <text:p>29</text:p>
          </table:table-cell>
          <table:table-cell table:formula="of:=MIDB([.A181];[.D181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1-t2 <text:s text:c="2"/>1997-Jun-11 <text:s text:c="4"/>aka perl5.004m1t2</text:p>
          </table:table-cell>
          <table:table-cell table:formula="of:=FIND(5;[.A182])" office:value-type="float" office:value="15" calcext:value-type="float">
            <text:p>15</text:p>
          </table:table-cell>
          <table:table-cell table:formula="of:=MIDB([.A182];[.B182];12)" office:value-type="string" office:string-value="5.004_01-t2 " calcext:value-type="string">
            <text:p>5.004_01-t2 </text:p>
          </table:table-cell>
          <table:table-cell table:formula="of:=FIND(19;[.A182])" office:value-type="float" office:value="29" calcext:value-type="float">
            <text:p>29</text:p>
          </table:table-cell>
          <table:table-cell table:formula="of:=MIDB([.A182];[.D182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1 <text:s text:c="5"/>1997-Jun-13</text:p>
          </table:table-cell>
          <table:table-cell table:formula="of:=FIND(5;[.A183])" office:value-type="float" office:value="15" calcext:value-type="float">
            <text:p>15</text:p>
          </table:table-cell>
          <table:table-cell table:formula="of:=MIDB([.A183];[.B183];12)" office:value-type="string" office:string-value="5.004_01    " calcext:value-type="string">
            <text:p>5.004_01 <text:s text:c="3"/></text:p>
          </table:table-cell>
          <table:table-cell table:formula="of:=FIND(19;[.A183])" office:value-type="float" office:value="29" calcext:value-type="float">
            <text:p>29</text:p>
          </table:table-cell>
          <table:table-cell table:formula="of:=MIDB([.A183];[.D183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1_01 <text:s text:c="2"/>1997-Jul-29 <text:s text:c="4"/>aka perl5.004m2t1</text:p>
          </table:table-cell>
          <table:table-cell table:formula="of:=FIND(5;[.A184])" office:value-type="float" office:value="15" calcext:value-type="float">
            <text:p>15</text:p>
          </table:table-cell>
          <table:table-cell table:formula="of:=MIDB([.A184];[.B184];12)" office:value-type="string" office:string-value="5.004_01_01 " calcext:value-type="string">
            <text:p>5.004_01_01 </text:p>
          </table:table-cell>
          <table:table-cell table:formula="of:=FIND(19;[.A184])" office:value-type="float" office:value="29" calcext:value-type="float">
            <text:p>29</text:p>
          </table:table-cell>
          <table:table-cell table:formula="of:=MIDB([.A184];[.D184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1_02 <text:s text:c="2"/>1997-Aug-01 <text:s text:c="4"/>aka perl5.004m2t2</text:p>
          </table:table-cell>
          <table:table-cell table:formula="of:=FIND(5;[.A185])" office:value-type="float" office:value="15" calcext:value-type="float">
            <text:p>15</text:p>
          </table:table-cell>
          <table:table-cell table:formula="of:=MIDB([.A185];[.B185];12)" office:value-type="string" office:string-value="5.004_01_02 " calcext:value-type="string">
            <text:p>5.004_01_02 </text:p>
          </table:table-cell>
          <table:table-cell table:formula="of:=FIND(19;[.A185])" office:value-type="float" office:value="29" calcext:value-type="float">
            <text:p>29</text:p>
          </table:table-cell>
          <table:table-cell table:formula="of:=MIDB([.A185];[.D185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1_03 <text:s text:c="2"/>1997-Aug-05 <text:s text:c="4"/>aka perl5.004m2t3</text:p>
          </table:table-cell>
          <table:table-cell table:formula="of:=FIND(5;[.A186])" office:value-type="float" office:value="15" calcext:value-type="float">
            <text:p>15</text:p>
          </table:table-cell>
          <table:table-cell table:formula="of:=MIDB([.A186];[.B186];12)" office:value-type="string" office:string-value="5.004_01_03 " calcext:value-type="string">
            <text:p>5.004_01_03 </text:p>
          </table:table-cell>
          <table:table-cell table:formula="of:=FIND(19;[.A186])" office:value-type="float" office:value="29" calcext:value-type="float">
            <text:p>29</text:p>
          </table:table-cell>
          <table:table-cell table:formula="of:=MIDB([.A186];[.D186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2 <text:s text:c="5"/>1997-Aug-07</text:p>
          </table:table-cell>
          <table:table-cell table:formula="of:=FIND(5;[.A187])" office:value-type="float" office:value="15" calcext:value-type="float">
            <text:p>15</text:p>
          </table:table-cell>
          <table:table-cell table:formula="of:=MIDB([.A187];[.B187];12)" office:value-type="string" office:string-value="5.004_02    " calcext:value-type="string">
            <text:p>5.004_02 <text:s text:c="3"/></text:p>
          </table:table-cell>
          <table:table-cell table:formula="of:=FIND(19;[.A187])" office:value-type="float" office:value="29" calcext:value-type="float">
            <text:p>29</text:p>
          </table:table-cell>
          <table:table-cell table:formula="of:=MIDB([.A187];[.D187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2_01 <text:s text:c="2"/>1997-Aug-12 <text:s text:c="4"/>aka perl5.004m3t1</text:p>
          </table:table-cell>
          <table:table-cell table:formula="of:=FIND(5;[.A188])" office:value-type="float" office:value="15" calcext:value-type="float">
            <text:p>15</text:p>
          </table:table-cell>
          <table:table-cell table:formula="of:=MIDB([.A188];[.B188];12)" office:value-type="string" office:string-value="5.004_02_01 " calcext:value-type="string">
            <text:p>5.004_02_01 </text:p>
          </table:table-cell>
          <table:table-cell table:formula="of:=FIND(19;[.A188])" office:value-type="float" office:value="29" calcext:value-type="float">
            <text:p>29</text:p>
          </table:table-cell>
          <table:table-cell table:formula="of:=MIDB([.A188];[.D188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3-t2 <text:s text:c="2"/>1997-Aug-13 <text:s text:c="4"/>aka perl5.004m3t2</text:p>
          </table:table-cell>
          <table:table-cell table:formula="of:=FIND(5;[.A189])" office:value-type="float" office:value="15" calcext:value-type="float">
            <text:p>15</text:p>
          </table:table-cell>
          <table:table-cell table:formula="of:=MIDB([.A189];[.B189];12)" office:value-type="string" office:string-value="5.004_03-t2 " calcext:value-type="string">
            <text:p>5.004_03-t2 </text:p>
          </table:table-cell>
          <table:table-cell table:formula="of:=FIND(19;[.A189])" office:value-type="float" office:value="29" calcext:value-type="float">
            <text:p>29</text:p>
          </table:table-cell>
          <table:table-cell table:formula="of:=MIDB([.A189];[.D189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3 <text:s text:c="5"/>1997-Sep-05</text:p>
          </table:table-cell>
          <table:table-cell table:formula="of:=FIND(5;[.A190])" office:value-type="float" office:value="15" calcext:value-type="float">
            <text:p>15</text:p>
          </table:table-cell>
          <table:table-cell table:formula="of:=MIDB([.A190];[.B190];12)" office:value-type="string" office:string-value="5.004_03    " calcext:value-type="string">
            <text:p>5.004_03 <text:s text:c="3"/></text:p>
          </table:table-cell>
          <table:table-cell table:formula="of:=FIND(19;[.A190])" office:value-type="float" office:value="29" calcext:value-type="float">
            <text:p>29</text:p>
          </table:table-cell>
          <table:table-cell table:formula="of:=MIDB([.A190];[.D190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4-t1 <text:s text:c="2"/>1997-Sep-19 <text:s text:c="4"/>aka perl5.004m4t1</text:p>
          </table:table-cell>
          <table:table-cell table:formula="of:=FIND(5;[.A191])" office:value-type="float" office:value="15" calcext:value-type="float">
            <text:p>15</text:p>
          </table:table-cell>
          <table:table-cell table:formula="of:=MIDB([.A191];[.B191];12)" office:value-type="string" office:string-value="5.004_04-t1 " calcext:value-type="string">
            <text:p>5.004_04-t1 </text:p>
          </table:table-cell>
          <table:table-cell table:formula="of:=FIND(19;[.A191])" office:value-type="float" office:value="29" calcext:value-type="float">
            <text:p>29</text:p>
          </table:table-cell>
          <table:table-cell table:formula="of:=MIDB([.A191];[.D191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4-t2 <text:s text:c="2"/>1997-Sep-23 <text:s text:c="4"/>aka perl5.004m4t2</text:p>
          </table:table-cell>
          <table:table-cell table:formula="of:=FIND(5;[.A192])" office:value-type="float" office:value="15" calcext:value-type="float">
            <text:p>15</text:p>
          </table:table-cell>
          <table:table-cell table:formula="of:=MIDB([.A192];[.B192];12)" office:value-type="string" office:string-value="5.004_04-t2 " calcext:value-type="string">
            <text:p>5.004_04-t2 </text:p>
          </table:table-cell>
          <table:table-cell table:formula="of:=FIND(19;[.A192])" office:value-type="float" office:value="29" calcext:value-type="float">
            <text:p>29</text:p>
          </table:table-cell>
          <table:table-cell table:formula="of:=MIDB([.A192];[.D192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4-t3 <text:s text:c="2"/>1997-Oct-10 <text:s text:c="4"/>aka perl5.004m4t3</text:p>
          </table:table-cell>
          <table:table-cell table:formula="of:=FIND(5;[.A193])" office:value-type="float" office:value="15" calcext:value-type="float">
            <text:p>15</text:p>
          </table:table-cell>
          <table:table-cell table:formula="of:=MIDB([.A193];[.B193];12)" office:value-type="string" office:string-value="5.004_04-t3 " calcext:value-type="string">
            <text:p>5.004_04-t3 </text:p>
          </table:table-cell>
          <table:table-cell table:formula="of:=FIND(19;[.A193])" office:value-type="float" office:value="29" calcext:value-type="float">
            <text:p>29</text:p>
          </table:table-cell>
          <table:table-cell table:formula="of:=MIDB([.A193];[.D193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4-t4 <text:s text:c="2"/>1997-Oct-14 <text:s text:c="4"/>aka perl5.004m4t4</text:p>
          </table:table-cell>
          <table:table-cell table:formula="of:=FIND(5;[.A194])" office:value-type="float" office:value="15" calcext:value-type="float">
            <text:p>15</text:p>
          </table:table-cell>
          <table:table-cell table:formula="of:=MIDB([.A194];[.B194];12)" office:value-type="string" office:string-value="5.004_04-t4 " calcext:value-type="string">
            <text:p>5.004_04-t4 </text:p>
          </table:table-cell>
          <table:table-cell table:formula="of:=FIND(19;[.A194])" office:value-type="float" office:value="29" calcext:value-type="float">
            <text:p>29</text:p>
          </table:table-cell>
          <table:table-cell table:formula="of:=MIDB([.A194];[.D194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4 <text:s text:c="5"/>1997-Oct-15</text:p>
          </table:table-cell>
          <table:table-cell table:formula="of:=FIND(5;[.A195])" office:value-type="float" office:value="15" calcext:value-type="float">
            <text:p>15</text:p>
          </table:table-cell>
          <table:table-cell table:formula="of:=MIDB([.A195];[.B195];12)" office:value-type="string" office:string-value="5.004_04    " calcext:value-type="string">
            <text:p>5.004_04 <text:s text:c="3"/></text:p>
          </table:table-cell>
          <table:table-cell table:formula="of:=FIND(19;[.A195])" office:value-type="float" office:value="29" calcext:value-type="float">
            <text:p>29</text:p>
          </table:table-cell>
          <table:table-cell table:formula="of:=MIDB([.A195];[.D195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04-m1 <text:s text:c="2"/>1998-Mar-04 <text:s text:c="4"/>(5.004m5t1) Maint. trials for 5.004_05.</text:p>
          </table:table-cell>
          <table:table-cell table:formula="of:=FIND(5;[.A196])" office:value-type="float" office:value="15" calcext:value-type="float">
            <text:p>15</text:p>
          </table:table-cell>
          <table:table-cell table:formula="of:=MIDB([.A196];[.B196];12)" office:value-type="string" office:string-value="5.004_04-m1 " calcext:value-type="string">
            <text:p>5.004_04-m1 </text:p>
          </table:table-cell>
          <table:table-cell table:formula="of:=FIND(19;[.A196])" office:value-type="float" office:value="29" calcext:value-type="float">
            <text:p>29</text:p>
          </table:table-cell>
          <table:table-cell table:formula="of:=MIDB([.A196];[.D196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4-m2 <text:s text:c="2"/>1998-May-01</text:p>
          </table:table-cell>
          <table:table-cell table:formula="of:=FIND(5;[.A197])" office:value-type="float" office:value="15" calcext:value-type="float">
            <text:p>15</text:p>
          </table:table-cell>
          <table:table-cell table:formula="of:=MIDB([.A197];[.B197];12)" office:value-type="string" office:string-value="5.004_04-m2 " calcext:value-type="string">
            <text:p>5.004_04-m2 </text:p>
          </table:table-cell>
          <table:table-cell table:formula="of:=FIND(19;[.A197])" office:value-type="float" office:value="29" calcext:value-type="float">
            <text:p>29</text:p>
          </table:table-cell>
          <table:table-cell table:formula="of:=MIDB([.A197];[.D197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4-m3 <text:s text:c="2"/>1998-May-15</text:p>
          </table:table-cell>
          <table:table-cell table:formula="of:=FIND(5;[.A198])" office:value-type="float" office:value="15" calcext:value-type="float">
            <text:p>15</text:p>
          </table:table-cell>
          <table:table-cell table:formula="of:=MIDB([.A198];[.B198];12)" office:value-type="string" office:string-value="5.004_04-m3 " calcext:value-type="string">
            <text:p>5.004_04-m3 </text:p>
          </table:table-cell>
          <table:table-cell table:formula="of:=FIND(19;[.A198])" office:value-type="float" office:value="29" calcext:value-type="float">
            <text:p>29</text:p>
          </table:table-cell>
          <table:table-cell table:formula="of:=MIDB([.A198];[.D198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4-m4 <text:s text:c="2"/>1998-May-19</text:p>
          </table:table-cell>
          <table:table-cell table:formula="of:=FIND(5;[.A199])" office:value-type="float" office:value="15" calcext:value-type="float">
            <text:p>15</text:p>
          </table:table-cell>
          <table:table-cell table:formula="of:=MIDB([.A199];[.B199];12)" office:value-type="string" office:string-value="5.004_04-m4 " calcext:value-type="string">
            <text:p>5.004_04-m4 </text:p>
          </table:table-cell>
          <table:table-cell table:formula="of:=FIND(19;[.A199])" office:value-type="float" office:value="29" calcext:value-type="float">
            <text:p>29</text:p>
          </table:table-cell>
          <table:table-cell table:formula="of:=MIDB([.A199];[.D199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5-MT5 <text:s/>1998-Jul-21</text:p>
          </table:table-cell>
          <table:table-cell table:formula="of:=FIND(5;[.A200])" office:value-type="float" office:value="15" calcext:value-type="float">
            <text:p>15</text:p>
          </table:table-cell>
          <table:table-cell table:formula="of:=MIDB([.A200];[.B200];12)" office:value-type="string" office:string-value="5.004_05-MT5" calcext:value-type="string">
            <text:p>5.004_05-MT5</text:p>
          </table:table-cell>
          <table:table-cell table:formula="of:=FIND(19;[.A200])" office:value-type="float" office:value="29" calcext:value-type="float">
            <text:p>29</text:p>
          </table:table-cell>
          <table:table-cell table:formula="of:=MIDB([.A200];[.D200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5-MT6 <text:s/>1998-Oct-09</text:p>
          </table:table-cell>
          <table:table-cell table:formula="of:=FIND(5;[.A201])" office:value-type="float" office:value="15" calcext:value-type="float">
            <text:p>15</text:p>
          </table:table-cell>
          <table:table-cell table:formula="of:=MIDB([.A201];[.B201];12)" office:value-type="string" office:string-value="5.004_05-MT6" calcext:value-type="string">
            <text:p>5.004_05-MT6</text:p>
          </table:table-cell>
          <table:table-cell table:formula="of:=FIND(19;[.A201])" office:value-type="float" office:value="29" calcext:value-type="float">
            <text:p>29</text:p>
          </table:table-cell>
          <table:table-cell table:formula="of:=MIDB([.A201];[.D201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5-MT7 <text:s/>1998-Nov-22</text:p>
          </table:table-cell>
          <table:table-cell table:formula="of:=FIND(5;[.A202])" office:value-type="float" office:value="15" calcext:value-type="float">
            <text:p>15</text:p>
          </table:table-cell>
          <table:table-cell table:formula="of:=MIDB([.A202];[.B202];12)" office:value-type="string" office:string-value="5.004_05-MT7" calcext:value-type="string">
            <text:p>5.004_05-MT7</text:p>
          </table:table-cell>
          <table:table-cell table:formula="of:=FIND(19;[.A202])" office:value-type="float" office:value="29" calcext:value-type="float">
            <text:p>29</text:p>
          </table:table-cell>
          <table:table-cell table:formula="of:=MIDB([.A202];[.D202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05-MT8 <text:s/>1998-Dec-03</text:p>
          </table:table-cell>
          <table:table-cell table:formula="of:=FIND(5;[.A203])" office:value-type="float" office:value="15" calcext:value-type="float">
            <text:p>15</text:p>
          </table:table-cell>
          <table:table-cell table:formula="of:=MIDB([.A203];[.B203];12)" office:value-type="string" office:string-value="5.004_05-MT8" calcext:value-type="string">
            <text:p>5.004_05-MT8</text:p>
          </table:table-cell>
          <table:table-cell table:formula="of:=FIND(19;[.A203])" office:value-type="float" office:value="29" calcext:value-type="float">
            <text:p>29</text:p>
          </table:table-cell>
          <table:table-cell table:formula="of:=MIDB([.A203];[.D203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5"/>Chip <text:s text:c="4"/>5.004_05-MT9 <text:s/>1999-Apr-26</text:p>
          </table:table-cell>
          <table:table-cell table:formula="of:=FIND(5;[.A204])" office:value-type="float" office:value="15" calcext:value-type="float">
            <text:p>15</text:p>
          </table:table-cell>
          <table:table-cell table:formula="of:=MIDB([.A204];[.B204];12)" office:value-type="string" office:string-value="5.004_05-MT9" calcext:value-type="string">
            <text:p>5.004_05-MT9</text:p>
          </table:table-cell>
          <table:table-cell table:formula="of:=FIND(19;[.A204])" office:value-type="float" office:value="29" calcext:value-type="float">
            <text:p>29</text:p>
          </table:table-cell>
          <table:table-cell table:formula="of:=MIDB([.A204];[.D204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4_05 <text:s text:c="5"/>1999-Apr-29</text:p>
          </table:table-cell>
          <table:table-cell table:formula="of:=FIND(5;[.A205])" office:value-type="float" office:value="15" calcext:value-type="float">
            <text:p>15</text:p>
          </table:table-cell>
          <table:table-cell table:formula="of:=MIDB([.A205];[.B205];12)" office:value-type="string" office:string-value="5.004_05    " calcext:value-type="string">
            <text:p>5.004_05 <text:s text:c="3"/></text:p>
          </table:table-cell>
          <table:table-cell table:formula="of:=FIND(19;[.A205])" office:value-type="float" office:value="29" calcext:value-type="float">
            <text:p>29</text:p>
          </table:table-cell>
          <table:table-cell table:formula="of:=MIDB([.A205];[.D205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5"/>Malcolm <text:s/>5.004_50 <text:s text:c="5"/>1997-Sep-09 <text:s text:c="4"/>The 5.005 development track.</text:p>
          </table:table-cell>
          <table:table-cell table:formula="of:=FIND(5;[.A206])" office:value-type="float" office:value="15" calcext:value-type="float">
            <text:p>15</text:p>
          </table:table-cell>
          <table:table-cell table:formula="of:=MIDB([.A206];[.B206];12)" office:value-type="string" office:string-value="5.004_50    " calcext:value-type="string">
            <text:p>5.004_50 <text:s text:c="3"/></text:p>
          </table:table-cell>
          <table:table-cell table:formula="of:=FIND(19;[.A206])" office:value-type="float" office:value="29" calcext:value-type="float">
            <text:p>29</text:p>
          </table:table-cell>
          <table:table-cell table:formula="of:=MIDB([.A206];[.D206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1 <text:s text:c="5"/>1997-Oct-02</text:p>
          </table:table-cell>
          <table:table-cell table:formula="of:=FIND(5;[.A207])" office:value-type="float" office:value="15" calcext:value-type="float">
            <text:p>15</text:p>
          </table:table-cell>
          <table:table-cell table:formula="of:=MIDB([.A207];[.B207];12)" office:value-type="string" office:string-value="5.004_51    " calcext:value-type="string">
            <text:p>5.004_51 <text:s text:c="3"/></text:p>
          </table:table-cell>
          <table:table-cell table:formula="of:=FIND(19;[.A207])" office:value-type="float" office:value="29" calcext:value-type="float">
            <text:p>29</text:p>
          </table:table-cell>
          <table:table-cell table:formula="of:=MIDB([.A207];[.D207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2 <text:s text:c="5"/>1997-Oct-15</text:p>
          </table:table-cell>
          <table:table-cell table:formula="of:=FIND(5;[.A208])" office:value-type="float" office:value="15" calcext:value-type="float">
            <text:p>15</text:p>
          </table:table-cell>
          <table:table-cell table:formula="of:=MIDB([.A208];[.B208];12)" office:value-type="string" office:string-value="5.004_52    " calcext:value-type="string">
            <text:p>5.004_52 <text:s text:c="3"/></text:p>
          </table:table-cell>
          <table:table-cell table:formula="of:=FIND(19;[.A208])" office:value-type="float" office:value="29" calcext:value-type="float">
            <text:p>29</text:p>
          </table:table-cell>
          <table:table-cell table:formula="of:=MIDB([.A208];[.D208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3 <text:s text:c="5"/>1997-Oct-16</text:p>
          </table:table-cell>
          <table:table-cell table:formula="of:=FIND(5;[.A209])" office:value-type="float" office:value="15" calcext:value-type="float">
            <text:p>15</text:p>
          </table:table-cell>
          <table:table-cell table:formula="of:=MIDB([.A209];[.B209];12)" office:value-type="string" office:string-value="5.004_53    " calcext:value-type="string">
            <text:p>5.004_53 <text:s text:c="3"/></text:p>
          </table:table-cell>
          <table:table-cell table:formula="of:=FIND(19;[.A209])" office:value-type="float" office:value="29" calcext:value-type="float">
            <text:p>29</text:p>
          </table:table-cell>
          <table:table-cell table:formula="of:=MIDB([.A209];[.D209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4 <text:s text:c="5"/>1997-Nov-14</text:p>
          </table:table-cell>
          <table:table-cell table:formula="of:=FIND(5;[.A210])" office:value-type="float" office:value="15" calcext:value-type="float">
            <text:p>15</text:p>
          </table:table-cell>
          <table:table-cell table:formula="of:=MIDB([.A210];[.B210];12)" office:value-type="string" office:string-value="5.004_54    " calcext:value-type="string">
            <text:p>5.004_54 <text:s text:c="3"/></text:p>
          </table:table-cell>
          <table:table-cell table:formula="of:=FIND(19;[.A210])" office:value-type="float" office:value="29" calcext:value-type="float">
            <text:p>29</text:p>
          </table:table-cell>
          <table:table-cell table:formula="of:=MIDB([.A210];[.D210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5 <text:s text:c="5"/>1997-Nov-25</text:p>
          </table:table-cell>
          <table:table-cell table:formula="of:=FIND(5;[.A211])" office:value-type="float" office:value="15" calcext:value-type="float">
            <text:p>15</text:p>
          </table:table-cell>
          <table:table-cell table:formula="of:=MIDB([.A211];[.B211];12)" office:value-type="string" office:string-value="5.004_55    " calcext:value-type="string">
            <text:p>5.004_55 <text:s text:c="3"/></text:p>
          </table:table-cell>
          <table:table-cell table:formula="of:=FIND(19;[.A211])" office:value-type="float" office:value="29" calcext:value-type="float">
            <text:p>29</text:p>
          </table:table-cell>
          <table:table-cell table:formula="of:=MIDB([.A211];[.D211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6 <text:s text:c="5"/>1997-Dec-18</text:p>
          </table:table-cell>
          <table:table-cell table:formula="of:=FIND(5;[.A212])" office:value-type="float" office:value="15" calcext:value-type="float">
            <text:p>15</text:p>
          </table:table-cell>
          <table:table-cell table:formula="of:=MIDB([.A212];[.B212];12)" office:value-type="string" office:string-value="5.004_56    " calcext:value-type="string">
            <text:p>5.004_56 <text:s text:c="3"/></text:p>
          </table:table-cell>
          <table:table-cell table:formula="of:=FIND(19;[.A212])" office:value-type="float" office:value="29" calcext:value-type="float">
            <text:p>29</text:p>
          </table:table-cell>
          <table:table-cell table:formula="of:=MIDB([.A212];[.D212];4)" office:value-type="string" office:string-value="1997" calcext:value-type="string">
            <text:p>1997</text:p>
          </table:table-cell>
        </table:table-row>
        <table:table-row table:style-name="ro1">
          <table:table-cell office:value-type="string" calcext:value-type="string">
            <text:p><text:s text:c="14"/>5.004_57 <text:s text:c="5"/>1998-Feb-03</text:p>
          </table:table-cell>
          <table:table-cell table:formula="of:=FIND(5;[.A213])" office:value-type="float" office:value="15" calcext:value-type="float">
            <text:p>15</text:p>
          </table:table-cell>
          <table:table-cell table:formula="of:=MIDB([.A213];[.B213];12)" office:value-type="string" office:string-value="5.004_57    " calcext:value-type="string">
            <text:p>5.004_57 <text:s text:c="3"/></text:p>
          </table:table-cell>
          <table:table-cell table:formula="of:=FIND(19;[.A213])" office:value-type="float" office:value="29" calcext:value-type="float">
            <text:p>29</text:p>
          </table:table-cell>
          <table:table-cell table:formula="of:=MIDB([.A213];[.D213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58 <text:s text:c="5"/>1998-Feb-06</text:p>
          </table:table-cell>
          <table:table-cell table:formula="of:=FIND(5;[.A214])" office:value-type="float" office:value="15" calcext:value-type="float">
            <text:p>15</text:p>
          </table:table-cell>
          <table:table-cell table:formula="of:=MIDB([.A214];[.B214];12)" office:value-type="string" office:string-value="5.004_58    " calcext:value-type="string">
            <text:p>5.004_58 <text:s text:c="3"/></text:p>
          </table:table-cell>
          <table:table-cell table:formula="of:=FIND(19;[.A214])" office:value-type="float" office:value="29" calcext:value-type="float">
            <text:p>29</text:p>
          </table:table-cell>
          <table:table-cell table:formula="of:=MIDB([.A214];[.D214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59 <text:s text:c="5"/>1998-Feb-13</text:p>
          </table:table-cell>
          <table:table-cell table:formula="of:=FIND(5;[.A215])" office:value-type="float" office:value="15" calcext:value-type="float">
            <text:p>15</text:p>
          </table:table-cell>
          <table:table-cell table:formula="of:=MIDB([.A215];[.B215];12)" office:value-type="string" office:string-value="5.004_59    " calcext:value-type="string">
            <text:p>5.004_59 <text:s text:c="3"/></text:p>
          </table:table-cell>
          <table:table-cell table:formula="of:=FIND(19;[.A215])" office:value-type="float" office:value="29" calcext:value-type="float">
            <text:p>29</text:p>
          </table:table-cell>
          <table:table-cell table:formula="of:=MIDB([.A215];[.D215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0 <text:s text:c="5"/>1998-Feb-20</text:p>
          </table:table-cell>
          <table:table-cell table:formula="of:=FIND(5;[.A216])" office:value-type="float" office:value="15" calcext:value-type="float">
            <text:p>15</text:p>
          </table:table-cell>
          <table:table-cell table:formula="of:=MIDB([.A216];[.B216];12)" office:value-type="string" office:string-value="5.004_60    " calcext:value-type="string">
            <text:p>5.004_60 <text:s text:c="3"/></text:p>
          </table:table-cell>
          <table:table-cell table:formula="of:=FIND(19;[.A216])" office:value-type="float" office:value="29" calcext:value-type="float">
            <text:p>29</text:p>
          </table:table-cell>
          <table:table-cell table:formula="of:=MIDB([.A216];[.D216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1 <text:s text:c="5"/>1998-Feb-27</text:p>
          </table:table-cell>
          <table:table-cell table:formula="of:=FIND(5;[.A217])" office:value-type="float" office:value="15" calcext:value-type="float">
            <text:p>15</text:p>
          </table:table-cell>
          <table:table-cell table:formula="of:=MIDB([.A217];[.B217];12)" office:value-type="string" office:string-value="5.004_61    " calcext:value-type="string">
            <text:p>5.004_61 <text:s text:c="3"/></text:p>
          </table:table-cell>
          <table:table-cell table:formula="of:=FIND(19;[.A217])" office:value-type="float" office:value="29" calcext:value-type="float">
            <text:p>29</text:p>
          </table:table-cell>
          <table:table-cell table:formula="of:=MIDB([.A217];[.D217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2 <text:s text:c="5"/>1998-Mar-06</text:p>
          </table:table-cell>
          <table:table-cell table:formula="of:=FIND(5;[.A218])" office:value-type="float" office:value="15" calcext:value-type="float">
            <text:p>15</text:p>
          </table:table-cell>
          <table:table-cell table:formula="of:=MIDB([.A218];[.B218];12)" office:value-type="string" office:string-value="5.004_62    " calcext:value-type="string">
            <text:p>5.004_62 <text:s text:c="3"/></text:p>
          </table:table-cell>
          <table:table-cell table:formula="of:=FIND(19;[.A218])" office:value-type="float" office:value="29" calcext:value-type="float">
            <text:p>29</text:p>
          </table:table-cell>
          <table:table-cell table:formula="of:=MIDB([.A218];[.D218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3 <text:s text:c="5"/>1998-Mar-17</text:p>
          </table:table-cell>
          <table:table-cell table:formula="of:=FIND(5;[.A219])" office:value-type="float" office:value="15" calcext:value-type="float">
            <text:p>15</text:p>
          </table:table-cell>
          <table:table-cell table:formula="of:=MIDB([.A219];[.B219];12)" office:value-type="string" office:string-value="5.004_63    " calcext:value-type="string">
            <text:p>5.004_63 <text:s text:c="3"/></text:p>
          </table:table-cell>
          <table:table-cell table:formula="of:=FIND(19;[.A219])" office:value-type="float" office:value="29" calcext:value-type="float">
            <text:p>29</text:p>
          </table:table-cell>
          <table:table-cell table:formula="of:=MIDB([.A219];[.D219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4 <text:s text:c="5"/>1998-Apr-03</text:p>
          </table:table-cell>
          <table:table-cell table:formula="of:=FIND(5;[.A220])" office:value-type="float" office:value="15" calcext:value-type="float">
            <text:p>15</text:p>
          </table:table-cell>
          <table:table-cell table:formula="of:=MIDB([.A220];[.B220];12)" office:value-type="string" office:string-value="5.004_64    " calcext:value-type="string">
            <text:p>5.004_64 <text:s text:c="3"/></text:p>
          </table:table-cell>
          <table:table-cell table:formula="of:=FIND(19;[.A220])" office:value-type="float" office:value="29" calcext:value-type="float">
            <text:p>29</text:p>
          </table:table-cell>
          <table:table-cell table:formula="of:=MIDB([.A220];[.D220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5 <text:s text:c="5"/>1998-May-15</text:p>
          </table:table-cell>
          <table:table-cell table:formula="of:=FIND(5;[.A221])" office:value-type="float" office:value="15" calcext:value-type="float">
            <text:p>15</text:p>
          </table:table-cell>
          <table:table-cell table:formula="of:=MIDB([.A221];[.B221];12)" office:value-type="string" office:string-value="5.004_65    " calcext:value-type="string">
            <text:p>5.004_65 <text:s text:c="3"/></text:p>
          </table:table-cell>
          <table:table-cell table:formula="of:=FIND(19;[.A221])" office:value-type="float" office:value="29" calcext:value-type="float">
            <text:p>29</text:p>
          </table:table-cell>
          <table:table-cell table:formula="of:=MIDB([.A221];[.D221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6 <text:s text:c="5"/>1998-May-29</text:p>
          </table:table-cell>
          <table:table-cell table:formula="of:=FIND(5;[.A222])" office:value-type="float" office:value="15" calcext:value-type="float">
            <text:p>15</text:p>
          </table:table-cell>
          <table:table-cell table:formula="of:=MIDB([.A222];[.B222];12)" office:value-type="string" office:string-value="5.004_66    " calcext:value-type="string">
            <text:p>5.004_66 <text:s text:c="3"/></text:p>
          </table:table-cell>
          <table:table-cell table:formula="of:=FIND(19;[.A222])" office:value-type="float" office:value="29" calcext:value-type="float">
            <text:p>29</text:p>
          </table:table-cell>
          <table:table-cell table:formula="of:=MIDB([.A222];[.D222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5"/>Sarathy <text:s/>5.004_67 <text:s text:c="5"/>1998-Jun-15</text:p>
          </table:table-cell>
          <table:table-cell table:formula="of:=FIND(5;[.A223])" office:value-type="float" office:value="15" calcext:value-type="float">
            <text:p>15</text:p>
          </table:table-cell>
          <table:table-cell table:formula="of:=MIDB([.A223];[.B223];12)" office:value-type="string" office:string-value="5.004_67    " calcext:value-type="string">
            <text:p>5.004_67 <text:s text:c="3"/></text:p>
          </table:table-cell>
          <table:table-cell table:formula="of:=FIND(19;[.A223])" office:value-type="float" office:value="29" calcext:value-type="float">
            <text:p>29</text:p>
          </table:table-cell>
          <table:table-cell table:formula="of:=MIDB([.A223];[.D223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8 <text:s text:c="5"/>1998-Jun-23</text:p>
          </table:table-cell>
          <table:table-cell table:formula="of:=FIND(5;[.A224])" office:value-type="float" office:value="15" calcext:value-type="float">
            <text:p>15</text:p>
          </table:table-cell>
          <table:table-cell table:formula="of:=MIDB([.A224];[.B224];12)" office:value-type="string" office:string-value="5.004_68    " calcext:value-type="string">
            <text:p>5.004_68 <text:s text:c="3"/></text:p>
          </table:table-cell>
          <table:table-cell table:formula="of:=FIND(19;[.A224])" office:value-type="float" office:value="29" calcext:value-type="float">
            <text:p>29</text:p>
          </table:table-cell>
          <table:table-cell table:formula="of:=MIDB([.A224];[.D224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69 <text:s text:c="5"/>1998-Jun-29</text:p>
          </table:table-cell>
          <table:table-cell table:formula="of:=FIND(5;[.A225])" office:value-type="float" office:value="15" calcext:value-type="float">
            <text:p>15</text:p>
          </table:table-cell>
          <table:table-cell table:formula="of:=MIDB([.A225];[.B225];12)" office:value-type="string" office:string-value="5.004_69    " calcext:value-type="string">
            <text:p>5.004_69 <text:s text:c="3"/></text:p>
          </table:table-cell>
          <table:table-cell table:formula="of:=FIND(19;[.A225])" office:value-type="float" office:value="29" calcext:value-type="float">
            <text:p>29</text:p>
          </table:table-cell>
          <table:table-cell table:formula="of:=MIDB([.A225];[.D225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0 <text:s text:c="5"/>1998-Jul-06</text:p>
          </table:table-cell>
          <table:table-cell table:formula="of:=FIND(5;[.A226])" office:value-type="float" office:value="15" calcext:value-type="float">
            <text:p>15</text:p>
          </table:table-cell>
          <table:table-cell table:formula="of:=MIDB([.A226];[.B226];12)" office:value-type="string" office:string-value="5.004_70    " calcext:value-type="string">
            <text:p>5.004_70 <text:s text:c="3"/></text:p>
          </table:table-cell>
          <table:table-cell table:formula="of:=FIND(19;[.A226])" office:value-type="float" office:value="29" calcext:value-type="float">
            <text:p>29</text:p>
          </table:table-cell>
          <table:table-cell table:formula="of:=MIDB([.A226];[.D226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1 <text:s text:c="5"/>1998-Jul-09</text:p>
          </table:table-cell>
          <table:table-cell table:formula="of:=FIND(5;[.A227])" office:value-type="float" office:value="15" calcext:value-type="float">
            <text:p>15</text:p>
          </table:table-cell>
          <table:table-cell table:formula="of:=MIDB([.A227];[.B227];12)" office:value-type="string" office:string-value="5.004_71    " calcext:value-type="string">
            <text:p>5.004_71 <text:s text:c="3"/></text:p>
          </table:table-cell>
          <table:table-cell table:formula="of:=FIND(19;[.A227])" office:value-type="float" office:value="29" calcext:value-type="float">
            <text:p>29</text:p>
          </table:table-cell>
          <table:table-cell table:formula="of:=MIDB([.A227];[.D227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2 <text:s text:c="5"/>1998-Jul-12</text:p>
          </table:table-cell>
          <table:table-cell table:formula="of:=FIND(5;[.A228])" office:value-type="float" office:value="15" calcext:value-type="float">
            <text:p>15</text:p>
          </table:table-cell>
          <table:table-cell table:formula="of:=MIDB([.A228];[.B228];12)" office:value-type="string" office:string-value="5.004_72    " calcext:value-type="string">
            <text:p>5.004_72 <text:s text:c="3"/></text:p>
          </table:table-cell>
          <table:table-cell table:formula="of:=FIND(19;[.A228])" office:value-type="float" office:value="29" calcext:value-type="float">
            <text:p>29</text:p>
          </table:table-cell>
          <table:table-cell table:formula="of:=MIDB([.A228];[.D228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3 <text:s text:c="5"/>1998-Jul-13</text:p>
          </table:table-cell>
          <table:table-cell table:formula="of:=FIND(5;[.A229])" office:value-type="float" office:value="15" calcext:value-type="float">
            <text:p>15</text:p>
          </table:table-cell>
          <table:table-cell table:formula="of:=MIDB([.A229];[.B229];12)" office:value-type="string" office:string-value="5.004_73    " calcext:value-type="string">
            <text:p>5.004_73 <text:s text:c="3"/></text:p>
          </table:table-cell>
          <table:table-cell table:formula="of:=FIND(19;[.A229])" office:value-type="float" office:value="29" calcext:value-type="float">
            <text:p>29</text:p>
          </table:table-cell>
          <table:table-cell table:formula="of:=MIDB([.A229];[.D229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4 <text:s text:c="5"/>1998-Jul-14 <text:s text:c="4"/>5.005 beta candidate.</text:p>
          </table:table-cell>
          <table:table-cell table:formula="of:=FIND(5;[.A230])" office:value-type="float" office:value="15" calcext:value-type="float">
            <text:p>15</text:p>
          </table:table-cell>
          <table:table-cell table:formula="of:=MIDB([.A230];[.B230];12)" office:value-type="string" office:string-value="5.004_74    " calcext:value-type="string">
            <text:p>5.004_74 <text:s text:c="3"/></text:p>
          </table:table-cell>
          <table:table-cell table:formula="of:=FIND(19;[.A230])" office:value-type="float" office:value="29" calcext:value-type="float">
            <text:p>29</text:p>
          </table:table-cell>
          <table:table-cell table:formula="of:=MIDB([.A230];[.D230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5 <text:s text:c="5"/>1998-Jul-15 <text:s text:c="4"/>5.005 beta1.</text:p>
          </table:table-cell>
          <table:table-cell table:formula="of:=FIND(5;[.A231])" office:value-type="float" office:value="15" calcext:value-type="float">
            <text:p>15</text:p>
          </table:table-cell>
          <table:table-cell table:formula="of:=MIDB([.A231];[.B231];12)" office:value-type="string" office:string-value="5.004_75    " calcext:value-type="string">
            <text:p>5.004_75 <text:s text:c="3"/></text:p>
          </table:table-cell>
          <table:table-cell table:formula="of:=FIND(19;[.A231])" office:value-type="float" office:value="29" calcext:value-type="float">
            <text:p>29</text:p>
          </table:table-cell>
          <table:table-cell table:formula="of:=MIDB([.A231];[.D231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4_76 <text:s text:c="5"/>1998-Jul-21 <text:s text:c="4"/>5.005 beta2.</text:p>
          </table:table-cell>
          <table:table-cell table:formula="of:=FIND(5;[.A232])" office:value-type="float" office:value="15" calcext:value-type="float">
            <text:p>15</text:p>
          </table:table-cell>
          <table:table-cell table:formula="of:=MIDB([.A232];[.B232];12)" office:value-type="string" office:string-value="5.004_76    " calcext:value-type="string">
            <text:p>5.004_76 <text:s text:c="3"/></text:p>
          </table:table-cell>
          <table:table-cell table:formula="of:=FIND(19;[.A232])" office:value-type="float" office:value="29" calcext:value-type="float">
            <text:p>29</text:p>
          </table:table-cell>
          <table:table-cell table:formula="of:=MIDB([.A232];[.D232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5"/>Sarathy <text:s/>5.005 <text:s text:c="8"/>1998-Jul-22 <text:s text:c="4"/>Oneperl.</text:p>
          </table:table-cell>
          <table:table-cell table:formula="of:=FIND(5;[.A233])" office:value-type="float" office:value="15" calcext:value-type="float">
            <text:p>15</text:p>
          </table:table-cell>
          <table:table-cell table:formula="of:=MIDB([.A233];[.B233];12)" office:value-type="string" office:string-value="5.005       " calcext:value-type="string">
            <text:p>5.005 <text:s text:c="6"/></text:p>
          </table:table-cell>
          <table:table-cell table:formula="of:=FIND(19;[.A233])" office:value-type="float" office:value="29" calcext:value-type="float">
            <text:p>29</text:p>
          </table:table-cell>
          <table:table-cell table:formula="of:=MIDB([.A233];[.D233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5"/>Sarathy <text:s/>5.005_01 <text:s text:c="5"/>1998-Jul-27 <text:s text:c="4"/>The 5.005 maintenance track.</text:p>
          </table:table-cell>
          <table:table-cell table:formula="of:=FIND(5;[.A234])" office:value-type="float" office:value="15" calcext:value-type="float">
            <text:p>15</text:p>
          </table:table-cell>
          <table:table-cell table:formula="of:=MIDB([.A234];[.B234];12)" office:value-type="string" office:string-value="5.005_01    " calcext:value-type="string">
            <text:p>5.005_01 <text:s text:c="3"/></text:p>
          </table:table-cell>
          <table:table-cell table:formula="of:=FIND(19;[.A234])" office:value-type="float" office:value="29" calcext:value-type="float">
            <text:p>29</text:p>
          </table:table-cell>
          <table:table-cell table:formula="of:=MIDB([.A234];[.D234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02-T1 <text:s text:c="2"/>1998-Aug-02</text:p>
          </table:table-cell>
          <table:table-cell table:formula="of:=FIND(5;[.A235])" office:value-type="float" office:value="15" calcext:value-type="float">
            <text:p>15</text:p>
          </table:table-cell>
          <table:table-cell table:formula="of:=MIDB([.A235];[.B235];12)" office:value-type="string" office:string-value="5.005_02-T1 " calcext:value-type="string">
            <text:p>5.005_02-T1 </text:p>
          </table:table-cell>
          <table:table-cell table:formula="of:=FIND(19;[.A235])" office:value-type="float" office:value="29" calcext:value-type="float">
            <text:p>29</text:p>
          </table:table-cell>
          <table:table-cell table:formula="of:=MIDB([.A235];[.D235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02-T2 <text:s text:c="2"/>1998-Aug-05</text:p>
          </table:table-cell>
          <table:table-cell table:formula="of:=FIND(5;[.A236])" office:value-type="float" office:value="15" calcext:value-type="float">
            <text:p>15</text:p>
          </table:table-cell>
          <table:table-cell table:formula="of:=MIDB([.A236];[.B236];12)" office:value-type="string" office:string-value="5.005_02-T2 " calcext:value-type="string">
            <text:p>5.005_02-T2 </text:p>
          </table:table-cell>
          <table:table-cell table:formula="of:=FIND(19;[.A236])" office:value-type="float" office:value="29" calcext:value-type="float">
            <text:p>29</text:p>
          </table:table-cell>
          <table:table-cell table:formula="of:=MIDB([.A236];[.D236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02 <text:s text:c="5"/>1998-Aug-08</text:p>
          </table:table-cell>
          <table:table-cell table:formula="of:=FIND(5;[.A237])" office:value-type="float" office:value="15" calcext:value-type="float">
            <text:p>15</text:p>
          </table:table-cell>
          <table:table-cell table:formula="of:=MIDB([.A237];[.B237];12)" office:value-type="string" office:string-value="5.005_02    " calcext:value-type="string">
            <text:p>5.005_02 <text:s text:c="3"/></text:p>
          </table:table-cell>
          <table:table-cell table:formula="of:=FIND(19;[.A237])" office:value-type="float" office:value="29" calcext:value-type="float">
            <text:p>29</text:p>
          </table:table-cell>
          <table:table-cell table:formula="of:=MIDB([.A237];[.D237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5"/>Graham <text:s text:c="2"/>5.005_03-MT1 <text:s/>1998-Nov-30</text:p>
          </table:table-cell>
          <table:table-cell table:formula="of:=FIND(5;[.A238])" office:value-type="float" office:value="15" calcext:value-type="float">
            <text:p>15</text:p>
          </table:table-cell>
          <table:table-cell table:formula="of:=MIDB([.A238];[.B238];12)" office:value-type="string" office:string-value="5.005_03-MT1" calcext:value-type="string">
            <text:p>5.005_03-MT1</text:p>
          </table:table-cell>
          <table:table-cell table:formula="of:=FIND(19;[.A238])" office:value-type="float" office:value="29" calcext:value-type="float">
            <text:p>29</text:p>
          </table:table-cell>
          <table:table-cell table:formula="of:=MIDB([.A238];[.D238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03-MT2 <text:s/>1999-Jan-04</text:p>
          </table:table-cell>
          <table:table-cell table:formula="of:=FIND(5;[.A239])" office:value-type="float" office:value="15" calcext:value-type="float">
            <text:p>15</text:p>
          </table:table-cell>
          <table:table-cell table:formula="of:=MIDB([.A239];[.B239];12)" office:value-type="string" office:string-value="5.005_03-MT2" calcext:value-type="string">
            <text:p>5.005_03-MT2</text:p>
          </table:table-cell>
          <table:table-cell table:formula="of:=FIND(19;[.A239])" office:value-type="float" office:value="29" calcext:value-type="float">
            <text:p>29</text:p>
          </table:table-cell>
          <table:table-cell table:formula="of:=MIDB([.A239];[.D239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03-MT3 <text:s/>1999-Jan-17</text:p>
          </table:table-cell>
          <table:table-cell table:formula="of:=FIND(5;[.A240])" office:value-type="float" office:value="15" calcext:value-type="float">
            <text:p>15</text:p>
          </table:table-cell>
          <table:table-cell table:formula="of:=MIDB([.A240];[.B240];12)" office:value-type="string" office:string-value="5.005_03-MT3" calcext:value-type="string">
            <text:p>5.005_03-MT3</text:p>
          </table:table-cell>
          <table:table-cell table:formula="of:=FIND(19;[.A240])" office:value-type="float" office:value="29" calcext:value-type="float">
            <text:p>29</text:p>
          </table:table-cell>
          <table:table-cell table:formula="of:=MIDB([.A240];[.D240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03-MT4 <text:s/>1999-Jan-26</text:p>
          </table:table-cell>
          <table:table-cell table:formula="of:=FIND(5;[.A241])" office:value-type="float" office:value="15" calcext:value-type="float">
            <text:p>15</text:p>
          </table:table-cell>
          <table:table-cell table:formula="of:=MIDB([.A241];[.B241];12)" office:value-type="string" office:string-value="5.005_03-MT4" calcext:value-type="string">
            <text:p>5.005_03-MT4</text:p>
          </table:table-cell>
          <table:table-cell table:formula="of:=FIND(19;[.A241])" office:value-type="float" office:value="29" calcext:value-type="float">
            <text:p>29</text:p>
          </table:table-cell>
          <table:table-cell table:formula="of:=MIDB([.A241];[.D241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03-MT5 <text:s/>1999-Jan-28</text:p>
          </table:table-cell>
          <table:table-cell table:formula="of:=FIND(5;[.A242])" office:value-type="float" office:value="15" calcext:value-type="float">
            <text:p>15</text:p>
          </table:table-cell>
          <table:table-cell table:formula="of:=MIDB([.A242];[.B242];12)" office:value-type="string" office:string-value="5.005_03-MT5" calcext:value-type="string">
            <text:p>5.005_03-MT5</text:p>
          </table:table-cell>
          <table:table-cell table:formula="of:=FIND(19;[.A242])" office:value-type="float" office:value="29" calcext:value-type="float">
            <text:p>29</text:p>
          </table:table-cell>
          <table:table-cell table:formula="of:=MIDB([.A242];[.D242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03-MT6 <text:s/>1999-Mar-05</text:p>
          </table:table-cell>
          <table:table-cell table:formula="of:=FIND(5;[.A243])" office:value-type="float" office:value="15" calcext:value-type="float">
            <text:p>15</text:p>
          </table:table-cell>
          <table:table-cell table:formula="of:=MIDB([.A243];[.B243];12)" office:value-type="string" office:string-value="5.005_03-MT6" calcext:value-type="string">
            <text:p>5.005_03-MT6</text:p>
          </table:table-cell>
          <table:table-cell table:formula="of:=FIND(19;[.A243])" office:value-type="float" office:value="29" calcext:value-type="float">
            <text:p>29</text:p>
          </table:table-cell>
          <table:table-cell table:formula="of:=MIDB([.A243];[.D243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03 <text:s text:c="5"/>1999-Mar-28</text:p>
          </table:table-cell>
          <table:table-cell table:formula="of:=FIND(5;[.A244])" office:value-type="float" office:value="15" calcext:value-type="float">
            <text:p>15</text:p>
          </table:table-cell>
          <table:table-cell table:formula="of:=MIDB([.A244];[.B244];12)" office:value-type="string" office:string-value="5.005_03    " calcext:value-type="string">
            <text:p>5.005_03 <text:s text:c="3"/></text:p>
          </table:table-cell>
          <table:table-cell table:formula="of:=FIND(19;[.A244])" office:value-type="float" office:value="29" calcext:value-type="float">
            <text:p>29</text:p>
          </table:table-cell>
          <table:table-cell table:formula="of:=MIDB([.A244];[.D244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5"/>Leon <text:s text:c="4"/>5.005_04-RC1 <text:s/>2004-Feb-05</text:p>
          </table:table-cell>
          <table:table-cell table:formula="of:=FIND(5;[.A245])" office:value-type="float" office:value="15" calcext:value-type="float">
            <text:p>15</text:p>
          </table:table-cell>
          <table:table-cell table:formula="of:=MIDB([.A245];[.B245];12)" office:value-type="string" office:string-value="5.005_04-RC1" calcext:value-type="string">
            <text:p>5.005_04-RC1</text:p>
          </table:table-cell>
          <table:table-cell table:formula="of:=FIND(20;[.A245])" office:value-type="float" office:value="29" calcext:value-type="float">
            <text:p>29</text:p>
          </table:table-cell>
          <table:table-cell table:formula="of:=MIDB([.A245];[.D245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005_04-RC2 <text:s/>2004-Feb-18</text:p>
          </table:table-cell>
          <table:table-cell table:formula="of:=FIND(5;[.A246])" office:value-type="float" office:value="15" calcext:value-type="float">
            <text:p>15</text:p>
          </table:table-cell>
          <table:table-cell table:formula="of:=MIDB([.A246];[.B246];12)" office:value-type="string" office:string-value="5.005_04-RC2" calcext:value-type="string">
            <text:p>5.005_04-RC2</text:p>
          </table:table-cell>
          <table:table-cell table:formula="of:=FIND(20;[.A246])" office:value-type="float" office:value="29" calcext:value-type="float">
            <text:p>29</text:p>
          </table:table-cell>
          <table:table-cell table:formula="of:=MIDB([.A246];[.D246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005_04 <text:s text:c="5"/>2004-Feb-23</text:p>
          </table:table-cell>
          <table:table-cell table:formula="of:=FIND(5;[.A247])" office:value-type="float" office:value="15" calcext:value-type="float">
            <text:p>15</text:p>
          </table:table-cell>
          <table:table-cell table:formula="of:=MIDB([.A247];[.B247];12)" office:value-type="string" office:string-value="5.005_04    " calcext:value-type="string">
            <text:p>5.005_04 <text:s text:c="3"/></text:p>
          </table:table-cell>
          <table:table-cell table:formula="of:=FIND(20;[.A247])" office:value-type="float" office:value="29" calcext:value-type="float">
            <text:p>29</text:p>
          </table:table-cell>
          <table:table-cell table:formula="of:=MIDB([.A247];[.D247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005_05-RC1 <text:s/>2009-Feb-16</text:p>
          </table:table-cell>
          <table:table-cell table:formula="of:=FIND(5;[.A248])" office:value-type="float" office:value="15" calcext:value-type="float">
            <text:p>15</text:p>
          </table:table-cell>
          <table:table-cell table:formula="of:=MIDB([.A248];[.B248];12)" office:value-type="string" office:string-value="5.005_05-RC1" calcext:value-type="string">
            <text:p>5.005_05-RC1</text:p>
          </table:table-cell>
          <table:table-cell table:formula="of:=FIND(20;[.A248])" office:value-type="float" office:value="29" calcext:value-type="float">
            <text:p>29</text:p>
          </table:table-cell>
          <table:table-cell table:formula="of:=MIDB([.A248];[.D248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5"/>Sarathy <text:s/>5.005_50 <text:s text:c="5"/>1998-Jul-26 <text:s text:c="4"/>The 5.6 development track.</text:p>
          </table:table-cell>
          <table:table-cell table:formula="of:=FIND(5;[.A249])" office:value-type="float" office:value="15" calcext:value-type="float">
            <text:p>15</text:p>
          </table:table-cell>
          <table:table-cell table:formula="of:=MIDB([.A249];[.B249];12)" office:value-type="string" office:string-value="5.005_50    " calcext:value-type="string">
            <text:p>5.005_50 <text:s text:c="3"/></text:p>
          </table:table-cell>
          <table:table-cell table:formula="of:=FIND(19;[.A249])" office:value-type="float" office:value="29" calcext:value-type="float">
            <text:p>29</text:p>
          </table:table-cell>
          <table:table-cell table:formula="of:=MIDB([.A249];[.D249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51 <text:s text:c="5"/>1998-Aug-10</text:p>
          </table:table-cell>
          <table:table-cell table:formula="of:=FIND(5;[.A250])" office:value-type="float" office:value="15" calcext:value-type="float">
            <text:p>15</text:p>
          </table:table-cell>
          <table:table-cell table:formula="of:=MIDB([.A250];[.B250];12)" office:value-type="string" office:string-value="5.005_51    " calcext:value-type="string">
            <text:p>5.005_51 <text:s text:c="3"/></text:p>
          </table:table-cell>
          <table:table-cell table:formula="of:=FIND(19;[.A250])" office:value-type="float" office:value="29" calcext:value-type="float">
            <text:p>29</text:p>
          </table:table-cell>
          <table:table-cell table:formula="of:=MIDB([.A250];[.D250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52 <text:s text:c="5"/>1998-Sep-25</text:p>
          </table:table-cell>
          <table:table-cell table:formula="of:=FIND(5;[.A251])" office:value-type="float" office:value="15" calcext:value-type="float">
            <text:p>15</text:p>
          </table:table-cell>
          <table:table-cell table:formula="of:=MIDB([.A251];[.B251];12)" office:value-type="string" office:string-value="5.005_52    " calcext:value-type="string">
            <text:p>5.005_52 <text:s text:c="3"/></text:p>
          </table:table-cell>
          <table:table-cell table:formula="of:=FIND(19;[.A251])" office:value-type="float" office:value="29" calcext:value-type="float">
            <text:p>29</text:p>
          </table:table-cell>
          <table:table-cell table:formula="of:=MIDB([.A251];[.D251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53 <text:s text:c="5"/>1998-Oct-31</text:p>
          </table:table-cell>
          <table:table-cell table:formula="of:=FIND(5;[.A252])" office:value-type="float" office:value="15" calcext:value-type="float">
            <text:p>15</text:p>
          </table:table-cell>
          <table:table-cell table:formula="of:=MIDB([.A252];[.B252];12)" office:value-type="string" office:string-value="5.005_53    " calcext:value-type="string">
            <text:p>5.005_53 <text:s text:c="3"/></text:p>
          </table:table-cell>
          <table:table-cell table:formula="of:=FIND(19;[.A252])" office:value-type="float" office:value="29" calcext:value-type="float">
            <text:p>29</text:p>
          </table:table-cell>
          <table:table-cell table:formula="of:=MIDB([.A252];[.D252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54 <text:s text:c="5"/>1998-Nov-30</text:p>
          </table:table-cell>
          <table:table-cell table:formula="of:=FIND(5;[.A253])" office:value-type="float" office:value="15" calcext:value-type="float">
            <text:p>15</text:p>
          </table:table-cell>
          <table:table-cell table:formula="of:=MIDB([.A253];[.B253];12)" office:value-type="string" office:string-value="5.005_54    " calcext:value-type="string">
            <text:p>5.005_54 <text:s text:c="3"/></text:p>
          </table:table-cell>
          <table:table-cell table:formula="of:=FIND(19;[.A253])" office:value-type="float" office:value="29" calcext:value-type="float">
            <text:p>29</text:p>
          </table:table-cell>
          <table:table-cell table:formula="of:=MIDB([.A253];[.D253];4)" office:value-type="string" office:string-value="1998" calcext:value-type="string">
            <text:p>1998</text:p>
          </table:table-cell>
        </table:table-row>
        <table:table-row table:style-name="ro1">
          <table:table-cell office:value-type="string" calcext:value-type="string">
            <text:p><text:s text:c="14"/>5.005_55 <text:s text:c="5"/>1999-Feb-16</text:p>
          </table:table-cell>
          <table:table-cell table:formula="of:=FIND(5;[.A254])" office:value-type="float" office:value="15" calcext:value-type="float">
            <text:p>15</text:p>
          </table:table-cell>
          <table:table-cell table:formula="of:=MIDB([.A254];[.B254];12)" office:value-type="string" office:string-value="5.005_55    " calcext:value-type="string">
            <text:p>5.005_55 <text:s text:c="3"/></text:p>
          </table:table-cell>
          <table:table-cell table:formula="of:=FIND(19;[.A254])" office:value-type="float" office:value="29" calcext:value-type="float">
            <text:p>29</text:p>
          </table:table-cell>
          <table:table-cell table:formula="of:=MIDB([.A254];[.D254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56 <text:s text:c="5"/>1999-Mar-01</text:p>
          </table:table-cell>
          <table:table-cell table:formula="of:=FIND(5;[.A255])" office:value-type="float" office:value="15" calcext:value-type="float">
            <text:p>15</text:p>
          </table:table-cell>
          <table:table-cell table:formula="of:=MIDB([.A255];[.B255];12)" office:value-type="string" office:string-value="5.005_56    " calcext:value-type="string">
            <text:p>5.005_56 <text:s text:c="3"/></text:p>
          </table:table-cell>
          <table:table-cell table:formula="of:=FIND(19;[.A255])" office:value-type="float" office:value="29" calcext:value-type="float">
            <text:p>29</text:p>
          </table:table-cell>
          <table:table-cell table:formula="of:=MIDB([.A255];[.D255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57 <text:s text:c="5"/>1999-May-25</text:p>
          </table:table-cell>
          <table:table-cell table:formula="of:=FIND(5;[.A256])" office:value-type="float" office:value="15" calcext:value-type="float">
            <text:p>15</text:p>
          </table:table-cell>
          <table:table-cell table:formula="of:=MIDB([.A256];[.B256];12)" office:value-type="string" office:string-value="5.005_57    " calcext:value-type="string">
            <text:p>5.005_57 <text:s text:c="3"/></text:p>
          </table:table-cell>
          <table:table-cell table:formula="of:=FIND(19;[.A256])" office:value-type="float" office:value="29" calcext:value-type="float">
            <text:p>29</text:p>
          </table:table-cell>
          <table:table-cell table:formula="of:=MIDB([.A256];[.D256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58 <text:s text:c="5"/>1999-Jul-27</text:p>
          </table:table-cell>
          <table:table-cell table:formula="of:=FIND(5;[.A257])" office:value-type="float" office:value="15" calcext:value-type="float">
            <text:p>15</text:p>
          </table:table-cell>
          <table:table-cell table:formula="of:=MIDB([.A257];[.B257];12)" office:value-type="string" office:string-value="5.005_58    " calcext:value-type="string">
            <text:p>5.005_58 <text:s text:c="3"/></text:p>
          </table:table-cell>
          <table:table-cell table:formula="of:=FIND(19;[.A257])" office:value-type="float" office:value="29" calcext:value-type="float">
            <text:p>29</text:p>
          </table:table-cell>
          <table:table-cell table:formula="of:=MIDB([.A257];[.D257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59 <text:s text:c="5"/>1999-Aug-02</text:p>
          </table:table-cell>
          <table:table-cell table:formula="of:=FIND(5;[.A258])" office:value-type="float" office:value="15" calcext:value-type="float">
            <text:p>15</text:p>
          </table:table-cell>
          <table:table-cell table:formula="of:=MIDB([.A258];[.B258];12)" office:value-type="string" office:string-value="5.005_59    " calcext:value-type="string">
            <text:p>5.005_59 <text:s text:c="3"/></text:p>
          </table:table-cell>
          <table:table-cell table:formula="of:=FIND(19;[.A258])" office:value-type="float" office:value="29" calcext:value-type="float">
            <text:p>29</text:p>
          </table:table-cell>
          <table:table-cell table:formula="of:=MIDB([.A258];[.D258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60 <text:s text:c="5"/>1999-Aug-02</text:p>
          </table:table-cell>
          <table:table-cell table:formula="of:=FIND(5;[.A259])" office:value-type="float" office:value="15" calcext:value-type="float">
            <text:p>15</text:p>
          </table:table-cell>
          <table:table-cell table:formula="of:=MIDB([.A259];[.B259];12)" office:value-type="string" office:string-value="5.005_60    " calcext:value-type="string">
            <text:p>5.005_60 <text:s text:c="3"/></text:p>
          </table:table-cell>
          <table:table-cell table:formula="of:=FIND(19;[.A259])" office:value-type="float" office:value="29" calcext:value-type="float">
            <text:p>29</text:p>
          </table:table-cell>
          <table:table-cell table:formula="of:=MIDB([.A259];[.D259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61 <text:s text:c="5"/>1999-Aug-20</text:p>
          </table:table-cell>
          <table:table-cell table:formula="of:=FIND(5;[.A260])" office:value-type="float" office:value="15" calcext:value-type="float">
            <text:p>15</text:p>
          </table:table-cell>
          <table:table-cell table:formula="of:=MIDB([.A260];[.B260];12)" office:value-type="string" office:string-value="5.005_61    " calcext:value-type="string">
            <text:p>5.005_61 <text:s text:c="3"/></text:p>
          </table:table-cell>
          <table:table-cell table:formula="of:=FIND(19;[.A260])" office:value-type="float" office:value="29" calcext:value-type="float">
            <text:p>29</text:p>
          </table:table-cell>
          <table:table-cell table:formula="of:=MIDB([.A260];[.D260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62 <text:s text:c="5"/>1999-Oct-15</text:p>
          </table:table-cell>
          <table:table-cell table:formula="of:=FIND(5;[.A261])" office:value-type="float" office:value="15" calcext:value-type="float">
            <text:p>15</text:p>
          </table:table-cell>
          <table:table-cell table:formula="of:=MIDB([.A261];[.B261];12)" office:value-type="string" office:string-value="5.005_62    " calcext:value-type="string">
            <text:p>5.005_62 <text:s text:c="3"/></text:p>
          </table:table-cell>
          <table:table-cell table:formula="of:=FIND(19;[.A261])" office:value-type="float" office:value="29" calcext:value-type="float">
            <text:p>29</text:p>
          </table:table-cell>
          <table:table-cell table:formula="of:=MIDB([.A261];[.D261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005_63 <text:s text:c="5"/>1999-Dec-09</text:p>
          </table:table-cell>
          <table:table-cell table:formula="of:=FIND(5;[.A262])" office:value-type="float" office:value="15" calcext:value-type="float">
            <text:p>15</text:p>
          </table:table-cell>
          <table:table-cell table:formula="of:=MIDB([.A262];[.B262];12)" office:value-type="string" office:string-value="5.005_63    " calcext:value-type="string">
            <text:p>5.005_63 <text:s text:c="3"/></text:p>
          </table:table-cell>
          <table:table-cell table:formula="of:=FIND(19;[.A262])" office:value-type="float" office:value="29" calcext:value-type="float">
            <text:p>29</text:p>
          </table:table-cell>
          <table:table-cell table:formula="of:=MIDB([.A262];[.D262];4)" office:value-type="string" office:string-value="1999" calcext:value-type="string">
            <text:p>1999</text:p>
          </table:table-cell>
        </table:table-row>
        <table:table-row table:style-name="ro1">
          <table:table-cell office:value-type="string" calcext:value-type="string">
            <text:p><text:s text:c="14"/>5.5.640 <text:s text:c="6"/>2000-Feb-02</text:p>
          </table:table-cell>
          <table:table-cell table:formula="of:=FIND(5;[.A263])" office:value-type="float" office:value="15" calcext:value-type="float">
            <text:p>15</text:p>
          </table:table-cell>
          <table:table-cell table:formula="of:=MIDB([.A263];[.B263];12)" office:value-type="string" office:string-value="5.5.640     " calcext:value-type="string">
            <text:p>5.5.640 <text:s text:c="4"/></text:p>
          </table:table-cell>
          <table:table-cell table:formula="of:=FIND(20;[.A263])" office:value-type="float" office:value="29" calcext:value-type="float">
            <text:p>29</text:p>
          </table:table-cell>
          <table:table-cell table:formula="of:=MIDB([.A263];[.D263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5.650 <text:s text:c="6"/>2000-Feb-08 <text:s text:c="4"/>beta1</text:p>
          </table:table-cell>
          <table:table-cell table:formula="of:=FIND(5;[.A264])" office:value-type="float" office:value="15" calcext:value-type="float">
            <text:p>15</text:p>
          </table:table-cell>
          <table:table-cell table:formula="of:=MIDB([.A264];[.B264];12)" office:value-type="string" office:string-value="5.5.650     " calcext:value-type="string">
            <text:p>5.5.650 <text:s text:c="4"/></text:p>
          </table:table-cell>
          <table:table-cell table:formula="of:=FIND(20;[.A264])" office:value-type="float" office:value="29" calcext:value-type="float">
            <text:p>29</text:p>
          </table:table-cell>
          <table:table-cell table:formula="of:=MIDB([.A264];[.D264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5.660 <text:s text:c="6"/>2000-Feb-22 <text:s text:c="4"/>beta2</text:p>
          </table:table-cell>
          <table:table-cell table:formula="of:=FIND(5;[.A265])" office:value-type="float" office:value="15" calcext:value-type="float">
            <text:p>15</text:p>
          </table:table-cell>
          <table:table-cell table:formula="of:=MIDB([.A265];[.B265];12)" office:value-type="string" office:string-value="5.5.660     " calcext:value-type="string">
            <text:p>5.5.660 <text:s text:c="4"/></text:p>
          </table:table-cell>
          <table:table-cell table:formula="of:=FIND(20;[.A265])" office:value-type="float" office:value="29" calcext:value-type="float">
            <text:p>29</text:p>
          </table:table-cell>
          <table:table-cell table:formula="of:=MIDB([.A265];[.D265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5.670 <text:s text:c="6"/>2000-Feb-29 <text:s text:c="4"/>beta3</text:p>
          </table:table-cell>
          <table:table-cell table:formula="of:=FIND(5;[.A266])" office:value-type="float" office:value="15" calcext:value-type="float">
            <text:p>15</text:p>
          </table:table-cell>
          <table:table-cell table:formula="of:=MIDB([.A266];[.B266];12)" office:value-type="string" office:string-value="5.5.670     " calcext:value-type="string">
            <text:p>5.5.670 <text:s text:c="4"/></text:p>
          </table:table-cell>
          <table:table-cell table:formula="of:=FIND(20;[.A266])" office:value-type="float" office:value="29" calcext:value-type="float">
            <text:p>29</text:p>
          </table:table-cell>
          <table:table-cell table:formula="of:=MIDB([.A266];[.D266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6.0-RC1 <text:s text:c="4"/>2000-Mar-09 <text:s text:c="4"/>Release candidate 1.</text:p>
          </table:table-cell>
          <table:table-cell table:formula="of:=FIND(5;[.A267])" office:value-type="float" office:value="15" calcext:value-type="float">
            <text:p>15</text:p>
          </table:table-cell>
          <table:table-cell table:formula="of:=MIDB([.A267];[.B267];12)" office:value-type="string" office:string-value="5.6.0-RC1   " calcext:value-type="string">
            <text:p>5.6.0-RC1 <text:s text:c="2"/></text:p>
          </table:table-cell>
          <table:table-cell table:formula="of:=FIND(20;[.A267])" office:value-type="float" office:value="29" calcext:value-type="float">
            <text:p>29</text:p>
          </table:table-cell>
          <table:table-cell table:formula="of:=MIDB([.A267];[.D267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6.0-RC2 <text:s text:c="4"/>2000-Mar-14 <text:s text:c="4"/>Release candidate 2.</text:p>
          </table:table-cell>
          <table:table-cell table:formula="of:=FIND(5;[.A268])" office:value-type="float" office:value="15" calcext:value-type="float">
            <text:p>15</text:p>
          </table:table-cell>
          <table:table-cell table:formula="of:=MIDB([.A268];[.B268];12)" office:value-type="string" office:string-value="5.6.0-RC2   " calcext:value-type="string">
            <text:p>5.6.0-RC2 <text:s text:c="2"/></text:p>
          </table:table-cell>
          <table:table-cell table:formula="of:=FIND(20;[.A268])" office:value-type="float" office:value="29" calcext:value-type="float">
            <text:p>29</text:p>
          </table:table-cell>
          <table:table-cell table:formula="of:=MIDB([.A268];[.D268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6.0-RC3 <text:s text:c="4"/>2000-Mar-21 <text:s text:c="4"/>Release candidate 3.</text:p>
          </table:table-cell>
          <table:table-cell table:formula="of:=FIND(5;[.A269])" office:value-type="float" office:value="15" calcext:value-type="float">
            <text:p>15</text:p>
          </table:table-cell>
          <table:table-cell table:formula="of:=MIDB([.A269];[.B269];12)" office:value-type="string" office:string-value="5.6.0-RC3   " calcext:value-type="string">
            <text:p>5.6.0-RC3 <text:s text:c="2"/></text:p>
          </table:table-cell>
          <table:table-cell table:formula="of:=FIND(20;[.A269])" office:value-type="float" office:value="29" calcext:value-type="float">
            <text:p>29</text:p>
          </table:table-cell>
          <table:table-cell table:formula="of:=MIDB([.A269];[.D269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5"/>Sarathy <text:s/>5.6.0 <text:s text:c="8"/>2000-Mar-22</text:p>
          </table:table-cell>
          <table:table-cell table:formula="of:=FIND(5;[.A270])" office:value-type="float" office:value="15" calcext:value-type="float">
            <text:p>15</text:p>
          </table:table-cell>
          <table:table-cell table:formula="of:=MIDB([.A270];[.B270];12)" office:value-type="string" office:string-value="5.6.0       " calcext:value-type="string">
            <text:p>5.6.0 <text:s text:c="6"/></text:p>
          </table:table-cell>
          <table:table-cell table:formula="of:=FIND(20;[.A270])" office:value-type="float" office:value="29" calcext:value-type="float">
            <text:p>29</text:p>
          </table:table-cell>
          <table:table-cell table:formula="of:=MIDB([.A270];[.D270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5"/>Sarathy <text:s/>5.6.1-TRIAL1 <text:s/>2000-Dec-18 <text:s text:c="4"/>The 5.6 maintenance track.</text:p>
          </table:table-cell>
          <table:table-cell table:formula="of:=FIND(5;[.A271])" office:value-type="float" office:value="15" calcext:value-type="float">
            <text:p>15</text:p>
          </table:table-cell>
          <table:table-cell table:formula="of:=MIDB([.A271];[.B271];12)" office:value-type="string" office:string-value="5.6.1-TRIAL1" calcext:value-type="string">
            <text:p>5.6.1-TRIAL1</text:p>
          </table:table-cell>
          <table:table-cell table:formula="of:=FIND(20;[.A271])" office:value-type="float" office:value="29" calcext:value-type="float">
            <text:p>29</text:p>
          </table:table-cell>
          <table:table-cell table:formula="of:=MIDB([.A271];[.D271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6.1-TRIAL2 <text:s/>2001-Jan-31</text:p>
          </table:table-cell>
          <table:table-cell table:formula="of:=FIND(5;[.A272])" office:value-type="float" office:value="15" calcext:value-type="float">
            <text:p>15</text:p>
          </table:table-cell>
          <table:table-cell table:formula="of:=MIDB([.A272];[.B272];12)" office:value-type="string" office:string-value="5.6.1-TRIAL2" calcext:value-type="string">
            <text:p>5.6.1-TRIAL2</text:p>
          </table:table-cell>
          <table:table-cell table:formula="of:=FIND(20;[.A272])" office:value-type="float" office:value="29" calcext:value-type="float">
            <text:p>29</text:p>
          </table:table-cell>
          <table:table-cell table:formula="of:=MIDB([.A272];[.D272];4)" office:value-type="string" office:string-value="2001" calcext:value-type="string">
            <text:p>2001</text:p>
          </table:table-cell>
        </table:table-row>
        <table:table-row table:style-name="ro1">
          <table:table-cell office:value-type="string" calcext:value-type="string">
            <text:p><text:s text:c="14"/>5.6.1-TRIAL3 <text:s/>2001-Mar-19</text:p>
          </table:table-cell>
          <table:table-cell table:formula="of:=FIND(5;[.A273])" office:value-type="float" office:value="15" calcext:value-type="float">
            <text:p>15</text:p>
          </table:table-cell>
          <table:table-cell table:formula="of:=MIDB([.A273];[.B273];12)" office:value-type="string" office:string-value="5.6.1-TRIAL3" calcext:value-type="string">
            <text:p>5.6.1-TRIAL3</text:p>
          </table:table-cell>
          <table:table-cell table:formula="of:=FIND(20;[.A273])" office:value-type="float" office:value="29" calcext:value-type="float">
            <text:p>29</text:p>
          </table:table-cell>
          <table:table-cell table:formula="of:=MIDB([.A273];[.D273];4)" office:value-type="string" office:string-value="2001" calcext:value-type="string">
            <text:p>2001</text:p>
          </table:table-cell>
        </table:table-row>
        <table:table-row table:style-name="ro1">
          <table:table-cell office:value-type="string" calcext:value-type="string">
            <text:p><text:s text:c="14"/>5.6.1-foolish 2001-Apr-01 <text:s text:c="4"/>The "fools-gold" release.</text:p>
          </table:table-cell>
          <table:table-cell table:formula="of:=FIND(5;[.A274])" office:value-type="float" office:value="15" calcext:value-type="float">
            <text:p>15</text:p>
          </table:table-cell>
          <table:table-cell table:formula="of:=MIDB([.A274];[.B274];12)" office:value-type="string" office:string-value="5.6.1-foolis" calcext:value-type="string">
            <text:p>5.6.1-foolis</text:p>
          </table:table-cell>
          <table:table-cell table:formula="of:=FIND(20;[.A274])" office:value-type="float" office:value="29" calcext:value-type="float">
            <text:p>29</text:p>
          </table:table-cell>
          <table:table-cell table:formula="of:=MIDB([.A274];[.D274];4)" office:value-type="string" office:string-value="2001" calcext:value-type="string">
            <text:p>2001</text:p>
          </table:table-cell>
        </table:table-row>
        <table:table-row table:style-name="ro1">
          <table:table-cell office:value-type="string" calcext:value-type="string">
            <text:p><text:s text:c="14"/>5.6.1 <text:s text:c="8"/>2001-Apr-08</text:p>
          </table:table-cell>
          <table:table-cell table:formula="of:=FIND(5;[.A275])" office:value-type="float" office:value="15" calcext:value-type="float">
            <text:p>15</text:p>
          </table:table-cell>
          <table:table-cell table:formula="of:=MIDB([.A275];[.B275];12)" office:value-type="string" office:string-value="5.6.1       " calcext:value-type="string">
            <text:p>5.6.1 <text:s text:c="6"/></text:p>
          </table:table-cell>
          <table:table-cell table:formula="of:=FIND(20;[.A275])" office:value-type="float" office:value="29" calcext:value-type="float">
            <text:p>29</text:p>
          </table:table-cell>
          <table:table-cell table:formula="of:=MIDB([.A275];[.D275];4)" office:value-type="string" office:string-value="2001" calcext:value-type="string">
            <text:p>2001</text:p>
          </table:table-cell>
        </table:table-row>
        <table:table-row table:style-name="ro1">
          <table:table-cell office:value-type="string" calcext:value-type="string">
            <text:p><text:s text:c="5"/>Rafael <text:s text:c="2"/>5.6.2-RC1 <text:s text:c="4"/>2003-Nov-08</text:p>
          </table:table-cell>
          <table:table-cell table:formula="of:=FIND(5;[.A276])" office:value-type="float" office:value="15" calcext:value-type="float">
            <text:p>15</text:p>
          </table:table-cell>
          <table:table-cell table:formula="of:=MIDB([.A276];[.B276];12)" office:value-type="string" office:string-value="5.6.2-RC1   " calcext:value-type="string">
            <text:p>5.6.2-RC1 <text:s text:c="2"/></text:p>
          </table:table-cell>
          <table:table-cell table:formula="of:=FIND(20;[.A276])" office:value-type="float" office:value="29" calcext:value-type="float">
            <text:p>29</text:p>
          </table:table-cell>
          <table:table-cell table:formula="of:=MIDB([.A276];[.D276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6.2 <text:s text:c="8"/>2003-Nov-15 <text:s text:c="4"/>Fix new build issues</text:p>
          </table:table-cell>
          <table:table-cell table:formula="of:=FIND(5;[.A277])" office:value-type="float" office:value="15" calcext:value-type="float">
            <text:p>15</text:p>
          </table:table-cell>
          <table:table-cell table:formula="of:=MIDB([.A277];[.B277];12)" office:value-type="string" office:string-value="5.6.2       " calcext:value-type="string">
            <text:p>5.6.2 <text:s text:c="6"/></text:p>
          </table:table-cell>
          <table:table-cell table:formula="of:=FIND(20;[.A277])" office:value-type="float" office:value="29" calcext:value-type="float">
            <text:p>29</text:p>
          </table:table-cell>
          <table:table-cell table:formula="of:=MIDB([.A277];[.D277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5"/>Jarkko <text:s text:c="2"/>5.7.0 <text:s text:c="8"/>2000-Sep-02 <text:s text:c="4"/>The 5.7 track: Development.</text:p>
          </table:table-cell>
          <table:table-cell table:formula="of:=FIND(5;[.A278])" office:value-type="float" office:value="15" calcext:value-type="float">
            <text:p>15</text:p>
          </table:table-cell>
          <table:table-cell table:formula="of:=MIDB([.A278];[.B278];12)" office:value-type="string" office:string-value="5.7.0       " calcext:value-type="string">
            <text:p>5.7.0 <text:s text:c="6"/></text:p>
          </table:table-cell>
          <table:table-cell table:formula="of:=FIND(20;[.A278])" office:value-type="float" office:value="29" calcext:value-type="float">
            <text:p>29</text:p>
          </table:table-cell>
          <table:table-cell table:formula="of:=MIDB([.A278];[.D278];4)" office:value-type="string" office:string-value="2000" calcext:value-type="string">
            <text:p>2000</text:p>
          </table:table-cell>
        </table:table-row>
        <table:table-row table:style-name="ro1">
          <table:table-cell office:value-type="string" calcext:value-type="string">
            <text:p><text:s text:c="14"/>5.7.1 <text:s text:c="8"/>2001-Apr-09</text:p>
          </table:table-cell>
          <table:table-cell table:formula="of:=FIND(5;[.A279])" office:value-type="float" office:value="15" calcext:value-type="float">
            <text:p>15</text:p>
          </table:table-cell>
          <table:table-cell table:formula="of:=MIDB([.A279];[.B279];12)" office:value-type="string" office:string-value="5.7.1       " calcext:value-type="string">
            <text:p>5.7.1 <text:s text:c="6"/></text:p>
          </table:table-cell>
          <table:table-cell table:formula="of:=FIND(20;[.A279])" office:value-type="float" office:value="29" calcext:value-type="float">
            <text:p>29</text:p>
          </table:table-cell>
          <table:table-cell table:formula="of:=MIDB([.A279];[.D279];4)" office:value-type="string" office:string-value="2001" calcext:value-type="string">
            <text:p>2001</text:p>
          </table:table-cell>
        </table:table-row>
        <table:table-row table:style-name="ro1">
          <table:table-cell office:value-type="string" calcext:value-type="string">
            <text:p><text:s text:c="14"/>5.7.2 <text:s text:c="8"/>2001-Jul-13 <text:s text:c="4"/>Virtual release candidate 0.</text:p>
          </table:table-cell>
          <table:table-cell table:formula="of:=FIND(5;[.A280])" office:value-type="float" office:value="15" calcext:value-type="float">
            <text:p>15</text:p>
          </table:table-cell>
          <table:table-cell table:formula="of:=MIDB([.A280];[.B280];12)" office:value-type="string" office:string-value="5.7.2       " calcext:value-type="string">
            <text:p>5.7.2 <text:s text:c="6"/></text:p>
          </table:table-cell>
          <table:table-cell table:formula="of:=FIND(20;[.A280])" office:value-type="float" office:value="29" calcext:value-type="float">
            <text:p>29</text:p>
          </table:table-cell>
          <table:table-cell table:formula="of:=MIDB([.A280];[.D280];4)" office:value-type="string" office:string-value="2001" calcext:value-type="string">
            <text:p>2001</text:p>
          </table:table-cell>
        </table:table-row>
        <table:table-row table:style-name="ro1">
          <table:table-cell office:value-type="string" calcext:value-type="string">
            <text:p><text:s text:c="14"/>5.7.3 <text:s text:c="8"/>2002-Mar-05</text:p>
          </table:table-cell>
          <table:table-cell table:formula="of:=FIND(5;[.A281])" office:value-type="float" office:value="15" calcext:value-type="float">
            <text:p>15</text:p>
          </table:table-cell>
          <table:table-cell table:formula="of:=MIDB([.A281];[.B281];12)" office:value-type="string" office:string-value="5.7.3       " calcext:value-type="string">
            <text:p>5.7.3 <text:s text:c="6"/></text:p>
          </table:table-cell>
          <table:table-cell table:formula="of:=FIND(20;[.A281])" office:value-type="float" office:value="29" calcext:value-type="float">
            <text:p>29</text:p>
          </table:table-cell>
          <table:table-cell table:formula="of:=MIDB([.A281];[.D281];4)" office:value-type="string" office:string-value="2002" calcext:value-type="string">
            <text:p>2002</text:p>
          </table:table-cell>
        </table:table-row>
        <table:table-row table:style-name="ro1">
          <table:table-cell office:value-type="string" calcext:value-type="string">
            <text:p><text:s text:c="14"/>5.8.0-RC1 <text:s text:c="4"/>2002-Jun-01</text:p>
          </table:table-cell>
          <table:table-cell table:formula="of:=FIND(5;[.A282])" office:value-type="float" office:value="15" calcext:value-type="float">
            <text:p>15</text:p>
          </table:table-cell>
          <table:table-cell table:formula="of:=MIDB([.A282];[.B282];12)" office:value-type="string" office:string-value="5.8.0-RC1   " calcext:value-type="string">
            <text:p>5.8.0-RC1 <text:s text:c="2"/></text:p>
          </table:table-cell>
          <table:table-cell table:formula="of:=FIND(20;[.A282])" office:value-type="float" office:value="29" calcext:value-type="float">
            <text:p>29</text:p>
          </table:table-cell>
          <table:table-cell table:formula="of:=MIDB([.A282];[.D282];4)" office:value-type="string" office:string-value="2002" calcext:value-type="string">
            <text:p>2002</text:p>
          </table:table-cell>
        </table:table-row>
        <table:table-row table:style-name="ro1">
          <table:table-cell office:value-type="string" calcext:value-type="string">
            <text:p><text:s text:c="14"/>5.8.0-RC2 <text:s text:c="4"/>2002-Jun-21</text:p>
          </table:table-cell>
          <table:table-cell table:formula="of:=FIND(5;[.A283])" office:value-type="float" office:value="15" calcext:value-type="float">
            <text:p>15</text:p>
          </table:table-cell>
          <table:table-cell table:formula="of:=MIDB([.A283];[.B283];12)" office:value-type="string" office:string-value="5.8.0-RC2   " calcext:value-type="string">
            <text:p>5.8.0-RC2 <text:s text:c="2"/></text:p>
          </table:table-cell>
          <table:table-cell table:formula="of:=FIND(20;[.A283])" office:value-type="float" office:value="29" calcext:value-type="float">
            <text:p>29</text:p>
          </table:table-cell>
          <table:table-cell table:formula="of:=MIDB([.A283];[.D283];4)" office:value-type="string" office:string-value="2002" calcext:value-type="string">
            <text:p>2002</text:p>
          </table:table-cell>
        </table:table-row>
        <table:table-row table:style-name="ro1">
          <table:table-cell office:value-type="string" calcext:value-type="string">
            <text:p><text:s text:c="14"/>5.8.0-RC3 <text:s text:c="4"/>2002-Jul-13</text:p>
          </table:table-cell>
          <table:table-cell table:formula="of:=FIND(5;[.A284])" office:value-type="float" office:value="15" calcext:value-type="float">
            <text:p>15</text:p>
          </table:table-cell>
          <table:table-cell table:formula="of:=MIDB([.A284];[.B284];12)" office:value-type="string" office:string-value="5.8.0-RC3   " calcext:value-type="string">
            <text:p>5.8.0-RC3 <text:s text:c="2"/></text:p>
          </table:table-cell>
          <table:table-cell table:formula="of:=FIND(20;[.A284])" office:value-type="float" office:value="29" calcext:value-type="float">
            <text:p>29</text:p>
          </table:table-cell>
          <table:table-cell table:formula="of:=MIDB([.A284];[.D284];4)" office:value-type="string" office:string-value="2002" calcext:value-type="string">
            <text:p>2002</text:p>
          </table:table-cell>
        </table:table-row>
        <table:table-row table:style-name="ro1">
          <table:table-cell office:value-type="string" calcext:value-type="string">
            <text:p><text:s text:c="5"/>Jarkko <text:s text:c="2"/>5.8.0 <text:s text:c="8"/>2002-Jul-18</text:p>
          </table:table-cell>
          <table:table-cell table:formula="of:=FIND(5;[.A285])" office:value-type="float" office:value="15" calcext:value-type="float">
            <text:p>15</text:p>
          </table:table-cell>
          <table:table-cell table:formula="of:=MIDB([.A285];[.B285];12)" office:value-type="string" office:string-value="5.8.0       " calcext:value-type="string">
            <text:p>5.8.0 <text:s text:c="6"/></text:p>
          </table:table-cell>
          <table:table-cell table:formula="of:=FIND(20;[.A285])" office:value-type="float" office:value="29" calcext:value-type="float">
            <text:p>29</text:p>
          </table:table-cell>
          <table:table-cell table:formula="of:=MIDB([.A285];[.D285];4)" office:value-type="string" office:string-value="2002" calcext:value-type="string">
            <text:p>2002</text:p>
          </table:table-cell>
        </table:table-row>
        <table:table-row table:style-name="ro1">
          <table:table-cell office:value-type="string" calcext:value-type="string">
            <text:p><text:s text:c="5"/>Jarkko <text:s text:c="2"/>5.8.1-RC1 <text:s text:c="4"/>2003-Jul-10 <text:s text:c="4"/>The 5.8 maintenance track</text:p>
          </table:table-cell>
          <table:table-cell table:formula="of:=FIND(5;[.A286])" office:value-type="float" office:value="15" calcext:value-type="float">
            <text:p>15</text:p>
          </table:table-cell>
          <table:table-cell table:formula="of:=MIDB([.A286];[.B286];12)" office:value-type="string" office:string-value="5.8.1-RC1   " calcext:value-type="string">
            <text:p>5.8.1-RC1 <text:s text:c="2"/></text:p>
          </table:table-cell>
          <table:table-cell table:formula="of:=FIND(20;[.A286])" office:value-type="float" office:value="29" calcext:value-type="float">
            <text:p>29</text:p>
          </table:table-cell>
          <table:table-cell table:formula="of:=MIDB([.A286];[.D286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1-RC2 <text:s text:c="4"/>2003-Jul-11</text:p>
          </table:table-cell>
          <table:table-cell table:formula="of:=FIND(5;[.A287])" office:value-type="float" office:value="15" calcext:value-type="float">
            <text:p>15</text:p>
          </table:table-cell>
          <table:table-cell table:formula="of:=MIDB([.A287];[.B287];12)" office:value-type="string" office:string-value="5.8.1-RC2   " calcext:value-type="string">
            <text:p>5.8.1-RC2 <text:s text:c="2"/></text:p>
          </table:table-cell>
          <table:table-cell table:formula="of:=FIND(20;[.A287])" office:value-type="float" office:value="29" calcext:value-type="float">
            <text:p>29</text:p>
          </table:table-cell>
          <table:table-cell table:formula="of:=MIDB([.A287];[.D287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1-RC3 <text:s text:c="4"/>2003-Jul-30</text:p>
          </table:table-cell>
          <table:table-cell table:formula="of:=FIND(5;[.A288])" office:value-type="float" office:value="15" calcext:value-type="float">
            <text:p>15</text:p>
          </table:table-cell>
          <table:table-cell table:formula="of:=MIDB([.A288];[.B288];12)" office:value-type="string" office:string-value="5.8.1-RC3   " calcext:value-type="string">
            <text:p>5.8.1-RC3 <text:s text:c="2"/></text:p>
          </table:table-cell>
          <table:table-cell table:formula="of:=FIND(20;[.A288])" office:value-type="float" office:value="29" calcext:value-type="float">
            <text:p>29</text:p>
          </table:table-cell>
          <table:table-cell table:formula="of:=MIDB([.A288];[.D288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1-RC4 <text:s text:c="4"/>2003-Aug-01</text:p>
          </table:table-cell>
          <table:table-cell table:formula="of:=FIND(5;[.A289])" office:value-type="float" office:value="15" calcext:value-type="float">
            <text:p>15</text:p>
          </table:table-cell>
          <table:table-cell table:formula="of:=MIDB([.A289];[.B289];12)" office:value-type="string" office:string-value="5.8.1-RC4   " calcext:value-type="string">
            <text:p>5.8.1-RC4 <text:s text:c="2"/></text:p>
          </table:table-cell>
          <table:table-cell table:formula="of:=FIND(20;[.A289])" office:value-type="float" office:value="29" calcext:value-type="float">
            <text:p>29</text:p>
          </table:table-cell>
          <table:table-cell table:formula="of:=MIDB([.A289];[.D289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1-RC5 <text:s text:c="4"/>2003-Sep-22</text:p>
          </table:table-cell>
          <table:table-cell table:formula="of:=FIND(5;[.A290])" office:value-type="float" office:value="15" calcext:value-type="float">
            <text:p>15</text:p>
          </table:table-cell>
          <table:table-cell table:formula="of:=MIDB([.A290];[.B290];12)" office:value-type="string" office:string-value="5.8.1-RC5   " calcext:value-type="string">
            <text:p>5.8.1-RC5 <text:s text:c="2"/></text:p>
          </table:table-cell>
          <table:table-cell table:formula="of:=FIND(20;[.A290])" office:value-type="float" office:value="29" calcext:value-type="float">
            <text:p>29</text:p>
          </table:table-cell>
          <table:table-cell table:formula="of:=MIDB([.A290];[.D290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1 <text:s text:c="8"/>2003-Sep-25</text:p>
          </table:table-cell>
          <table:table-cell table:formula="of:=FIND(5;[.A291])" office:value-type="float" office:value="15" calcext:value-type="float">
            <text:p>15</text:p>
          </table:table-cell>
          <table:table-cell table:formula="of:=MIDB([.A291];[.B291];12)" office:value-type="string" office:string-value="5.8.1       " calcext:value-type="string">
            <text:p>5.8.1 <text:s text:c="6"/></text:p>
          </table:table-cell>
          <table:table-cell table:formula="of:=FIND(20;[.A291])" office:value-type="float" office:value="29" calcext:value-type="float">
            <text:p>29</text:p>
          </table:table-cell>
          <table:table-cell table:formula="of:=MIDB([.A291];[.D291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5"/>Nicholas 5.8.2-RC1 <text:s text:c="4"/>2003-Oct-27</text:p>
          </table:table-cell>
          <table:table-cell table:formula="of:=FIND(5;[.A292])" office:value-type="float" office:value="15" calcext:value-type="float">
            <text:p>15</text:p>
          </table:table-cell>
          <table:table-cell table:formula="of:=MIDB([.A292];[.B292];12)" office:value-type="string" office:string-value="5.8.2-RC1   " calcext:value-type="string">
            <text:p>5.8.2-RC1 <text:s text:c="2"/></text:p>
          </table:table-cell>
          <table:table-cell table:formula="of:=FIND(20;[.A292])" office:value-type="float" office:value="29" calcext:value-type="float">
            <text:p>29</text:p>
          </table:table-cell>
          <table:table-cell table:formula="of:=MIDB([.A292];[.D292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2-RC2 <text:s text:c="4"/>2003-Nov-03</text:p>
          </table:table-cell>
          <table:table-cell table:formula="of:=FIND(5;[.A293])" office:value-type="float" office:value="15" calcext:value-type="float">
            <text:p>15</text:p>
          </table:table-cell>
          <table:table-cell table:formula="of:=MIDB([.A293];[.B293];12)" office:value-type="string" office:string-value="5.8.2-RC2   " calcext:value-type="string">
            <text:p>5.8.2-RC2 <text:s text:c="2"/></text:p>
          </table:table-cell>
          <table:table-cell table:formula="of:=FIND(20;[.A293])" office:value-type="float" office:value="29" calcext:value-type="float">
            <text:p>29</text:p>
          </table:table-cell>
          <table:table-cell table:formula="of:=MIDB([.A293];[.D293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2 <text:s text:c="8"/>2003-Nov-05</text:p>
          </table:table-cell>
          <table:table-cell table:formula="of:=FIND(5;[.A294])" office:value-type="float" office:value="15" calcext:value-type="float">
            <text:p>15</text:p>
          </table:table-cell>
          <table:table-cell table:formula="of:=MIDB([.A294];[.B294];12)" office:value-type="string" office:string-value="5.8.2       " calcext:value-type="string">
            <text:p>5.8.2 <text:s text:c="6"/></text:p>
          </table:table-cell>
          <table:table-cell table:formula="of:=FIND(20;[.A294])" office:value-type="float" office:value="29" calcext:value-type="float">
            <text:p>29</text:p>
          </table:table-cell>
          <table:table-cell table:formula="of:=MIDB([.A294];[.D294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14"/>5.8.3-RC1 <text:s text:c="4"/>2004-Jan-07</text:p>
          </table:table-cell>
          <table:table-cell table:formula="of:=FIND(5;[.A295])" office:value-type="float" office:value="15" calcext:value-type="float">
            <text:p>15</text:p>
          </table:table-cell>
          <table:table-cell table:formula="of:=MIDB([.A295];[.B295];12)" office:value-type="string" office:string-value="5.8.3-RC1   " calcext:value-type="string">
            <text:p>5.8.3-RC1 <text:s text:c="2"/></text:p>
          </table:table-cell>
          <table:table-cell table:formula="of:=FIND(20;[.A295])" office:value-type="float" office:value="29" calcext:value-type="float">
            <text:p>29</text:p>
          </table:table-cell>
          <table:table-cell table:formula="of:=MIDB([.A295];[.D295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3 <text:s text:c="8"/>2004-Jan-14</text:p>
          </table:table-cell>
          <table:table-cell table:formula="of:=FIND(5;[.A296])" office:value-type="float" office:value="15" calcext:value-type="float">
            <text:p>15</text:p>
          </table:table-cell>
          <table:table-cell table:formula="of:=MIDB([.A296];[.B296];12)" office:value-type="string" office:string-value="5.8.3       " calcext:value-type="string">
            <text:p>5.8.3 <text:s text:c="6"/></text:p>
          </table:table-cell>
          <table:table-cell table:formula="of:=FIND(20;[.A296])" office:value-type="float" office:value="29" calcext:value-type="float">
            <text:p>29</text:p>
          </table:table-cell>
          <table:table-cell table:formula="of:=MIDB([.A296];[.D296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4-RC1 <text:s text:c="4"/>2004-Apr-05</text:p>
          </table:table-cell>
          <table:table-cell table:formula="of:=FIND(5;[.A297])" office:value-type="float" office:value="15" calcext:value-type="float">
            <text:p>15</text:p>
          </table:table-cell>
          <table:table-cell table:formula="of:=MIDB([.A297];[.B297];12)" office:value-type="string" office:string-value="5.8.4-RC1   " calcext:value-type="string">
            <text:p>5.8.4-RC1 <text:s text:c="2"/></text:p>
          </table:table-cell>
          <table:table-cell table:formula="of:=FIND(20;[.A297])" office:value-type="float" office:value="29" calcext:value-type="float">
            <text:p>29</text:p>
          </table:table-cell>
          <table:table-cell table:formula="of:=MIDB([.A297];[.D297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4-RC2 <text:s text:c="4"/>2004-Apr-15</text:p>
          </table:table-cell>
          <table:table-cell table:formula="of:=FIND(5;[.A298])" office:value-type="float" office:value="15" calcext:value-type="float">
            <text:p>15</text:p>
          </table:table-cell>
          <table:table-cell table:formula="of:=MIDB([.A298];[.B298];12)" office:value-type="string" office:string-value="5.8.4-RC2   " calcext:value-type="string">
            <text:p>5.8.4-RC2 <text:s text:c="2"/></text:p>
          </table:table-cell>
          <table:table-cell table:formula="of:=FIND(20;[.A298])" office:value-type="float" office:value="29" calcext:value-type="float">
            <text:p>29</text:p>
          </table:table-cell>
          <table:table-cell table:formula="of:=MIDB([.A298];[.D298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4 <text:s text:c="8"/>2004-Apr-21</text:p>
          </table:table-cell>
          <table:table-cell table:formula="of:=FIND(5;[.A299])" office:value-type="float" office:value="15" calcext:value-type="float">
            <text:p>15</text:p>
          </table:table-cell>
          <table:table-cell table:formula="of:=MIDB([.A299];[.B299];12)" office:value-type="string" office:string-value="5.8.4       " calcext:value-type="string">
            <text:p>5.8.4 <text:s text:c="6"/></text:p>
          </table:table-cell>
          <table:table-cell table:formula="of:=FIND(20;[.A299])" office:value-type="float" office:value="29" calcext:value-type="float">
            <text:p>29</text:p>
          </table:table-cell>
          <table:table-cell table:formula="of:=MIDB([.A299];[.D299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5-RC1 <text:s text:c="4"/>2004-Jul-06</text:p>
          </table:table-cell>
          <table:table-cell table:formula="of:=FIND(5;[.A300])" office:value-type="float" office:value="15" calcext:value-type="float">
            <text:p>15</text:p>
          </table:table-cell>
          <table:table-cell table:formula="of:=MIDB([.A300];[.B300];12)" office:value-type="string" office:string-value="5.8.5-RC1   " calcext:value-type="string">
            <text:p>5.8.5-RC1 <text:s text:c="2"/></text:p>
          </table:table-cell>
          <table:table-cell table:formula="of:=FIND(20;[.A300])" office:value-type="float" office:value="29" calcext:value-type="float">
            <text:p>29</text:p>
          </table:table-cell>
          <table:table-cell table:formula="of:=MIDB([.A300];[.D300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5-RC2 <text:s text:c="4"/>2004-Jul-08</text:p>
          </table:table-cell>
          <table:table-cell table:formula="of:=FIND(5;[.A301])" office:value-type="float" office:value="15" calcext:value-type="float">
            <text:p>15</text:p>
          </table:table-cell>
          <table:table-cell table:formula="of:=MIDB([.A301];[.B301];12)" office:value-type="string" office:string-value="5.8.5-RC2   " calcext:value-type="string">
            <text:p>5.8.5-RC2 <text:s text:c="2"/></text:p>
          </table:table-cell>
          <table:table-cell table:formula="of:=FIND(20;[.A301])" office:value-type="float" office:value="29" calcext:value-type="float">
            <text:p>29</text:p>
          </table:table-cell>
          <table:table-cell table:formula="of:=MIDB([.A301];[.D301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5 <text:s text:c="8"/>2004-Jul-19</text:p>
          </table:table-cell>
          <table:table-cell table:formula="of:=FIND(5;[.A302])" office:value-type="float" office:value="15" calcext:value-type="float">
            <text:p>15</text:p>
          </table:table-cell>
          <table:table-cell table:formula="of:=MIDB([.A302];[.B302];12)" office:value-type="string" office:string-value="5.8.5       " calcext:value-type="string">
            <text:p>5.8.5 <text:s text:c="6"/></text:p>
          </table:table-cell>
          <table:table-cell table:formula="of:=FIND(20;[.A302])" office:value-type="float" office:value="29" calcext:value-type="float">
            <text:p>29</text:p>
          </table:table-cell>
          <table:table-cell table:formula="of:=MIDB([.A302];[.D302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6-RC1 <text:s text:c="4"/>2004-Nov-11</text:p>
          </table:table-cell>
          <table:table-cell table:formula="of:=FIND(5;[.A303])" office:value-type="float" office:value="15" calcext:value-type="float">
            <text:p>15</text:p>
          </table:table-cell>
          <table:table-cell table:formula="of:=MIDB([.A303];[.B303];12)" office:value-type="string" office:string-value="5.8.6-RC1   " calcext:value-type="string">
            <text:p>5.8.6-RC1 <text:s text:c="2"/></text:p>
          </table:table-cell>
          <table:table-cell table:formula="of:=FIND(20;[.A303])" office:value-type="float" office:value="29" calcext:value-type="float">
            <text:p>29</text:p>
          </table:table-cell>
          <table:table-cell table:formula="of:=MIDB([.A303];[.D303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6 <text:s text:c="8"/>2004-Nov-27</text:p>
          </table:table-cell>
          <table:table-cell table:formula="of:=FIND(5;[.A304])" office:value-type="float" office:value="15" calcext:value-type="float">
            <text:p>15</text:p>
          </table:table-cell>
          <table:table-cell table:formula="of:=MIDB([.A304];[.B304];12)" office:value-type="string" office:string-value="5.8.6       " calcext:value-type="string">
            <text:p>5.8.6 <text:s text:c="6"/></text:p>
          </table:table-cell>
          <table:table-cell table:formula="of:=FIND(20;[.A304])" office:value-type="float" office:value="29" calcext:value-type="float">
            <text:p>29</text:p>
          </table:table-cell>
          <table:table-cell table:formula="of:=MIDB([.A304];[.D304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8.7-RC1 <text:s text:c="4"/>2005-May-18</text:p>
          </table:table-cell>
          <table:table-cell table:formula="of:=FIND(5;[.A305])" office:value-type="float" office:value="15" calcext:value-type="float">
            <text:p>15</text:p>
          </table:table-cell>
          <table:table-cell table:formula="of:=MIDB([.A305];[.B305];12)" office:value-type="string" office:string-value="5.8.7-RC1   " calcext:value-type="string">
            <text:p>5.8.7-RC1 <text:s text:c="2"/></text:p>
          </table:table-cell>
          <table:table-cell table:formula="of:=FIND(20;[.A305])" office:value-type="float" office:value="29" calcext:value-type="float">
            <text:p>29</text:p>
          </table:table-cell>
          <table:table-cell table:formula="of:=MIDB([.A305];[.D305];4)" office:value-type="string" office:string-value="2005" calcext:value-type="string">
            <text:p>2005</text:p>
          </table:table-cell>
        </table:table-row>
        <table:table-row table:style-name="ro1">
          <table:table-cell office:value-type="string" calcext:value-type="string">
            <text:p><text:s text:c="14"/>5.8.7 <text:s text:c="8"/>2005-May-30</text:p>
          </table:table-cell>
          <table:table-cell table:formula="of:=FIND(5;[.A306])" office:value-type="float" office:value="15" calcext:value-type="float">
            <text:p>15</text:p>
          </table:table-cell>
          <table:table-cell table:formula="of:=MIDB([.A306];[.B306];12)" office:value-type="string" office:string-value="5.8.7       " calcext:value-type="string">
            <text:p>5.8.7 <text:s text:c="6"/></text:p>
          </table:table-cell>
          <table:table-cell table:formula="of:=FIND(20;[.A306])" office:value-type="float" office:value="29" calcext:value-type="float">
            <text:p>29</text:p>
          </table:table-cell>
          <table:table-cell table:formula="of:=MIDB([.A306];[.D306];4)" office:value-type="string" office:string-value="2005" calcext:value-type="string">
            <text:p>2005</text:p>
          </table:table-cell>
        </table:table-row>
        <table:table-row table:style-name="ro1">
          <table:table-cell office:value-type="string" calcext:value-type="string">
            <text:p><text:s text:c="14"/>5.8.8-RC1 <text:s text:c="4"/>2006-Jan-20</text:p>
          </table:table-cell>
          <table:table-cell table:formula="of:=FIND(5;[.A307])" office:value-type="float" office:value="15" calcext:value-type="float">
            <text:p>15</text:p>
          </table:table-cell>
          <table:table-cell table:formula="of:=MIDB([.A307];[.B307];12)" office:value-type="string" office:string-value="5.8.8-RC1   " calcext:value-type="string">
            <text:p>5.8.8-RC1 <text:s text:c="2"/></text:p>
          </table:table-cell>
          <table:table-cell table:formula="of:=FIND(20;[.A307])" office:value-type="float" office:value="29" calcext:value-type="float">
            <text:p>29</text:p>
          </table:table-cell>
          <table:table-cell table:formula="of:=MIDB([.A307];[.D307];4)" office:value-type="string" office:string-value="2006" calcext:value-type="string">
            <text:p>2006</text:p>
          </table:table-cell>
        </table:table-row>
        <table:table-row table:style-name="ro1">
          <table:table-cell office:value-type="string" calcext:value-type="string">
            <text:p><text:s text:c="14"/>5.8.8 <text:s text:c="8"/>2006-Jan-31</text:p>
          </table:table-cell>
          <table:table-cell table:formula="of:=FIND(5;[.A308])" office:value-type="float" office:value="15" calcext:value-type="float">
            <text:p>15</text:p>
          </table:table-cell>
          <table:table-cell table:formula="of:=MIDB([.A308];[.B308];12)" office:value-type="string" office:string-value="5.8.8       " calcext:value-type="string">
            <text:p>5.8.8 <text:s text:c="6"/></text:p>
          </table:table-cell>
          <table:table-cell table:formula="of:=FIND(20;[.A308])" office:value-type="float" office:value="29" calcext:value-type="float">
            <text:p>29</text:p>
          </table:table-cell>
          <table:table-cell table:formula="of:=MIDB([.A308];[.D308];4)" office:value-type="string" office:string-value="2006" calcext:value-type="string">
            <text:p>2006</text:p>
          </table:table-cell>
        </table:table-row>
        <table:table-row table:style-name="ro1">
          <table:table-cell office:value-type="string" calcext:value-type="string">
            <text:p><text:s text:c="14"/>5.8.9-RC1 <text:s text:c="4"/>2008-Nov-10</text:p>
          </table:table-cell>
          <table:table-cell table:formula="of:=FIND(5;[.A309])" office:value-type="float" office:value="15" calcext:value-type="float">
            <text:p>15</text:p>
          </table:table-cell>
          <table:table-cell table:formula="of:=MIDB([.A309];[.B309];12)" office:value-type="string" office:string-value="5.8.9-RC1   " calcext:value-type="string">
            <text:p>5.8.9-RC1 <text:s text:c="2"/></text:p>
          </table:table-cell>
          <table:table-cell table:formula="of:=FIND(20;[.A309])" office:value-type="float" office:value="29" calcext:value-type="float">
            <text:p>29</text:p>
          </table:table-cell>
          <table:table-cell table:formula="of:=MIDB([.A309];[.D309];4)" office:value-type="string" office:string-value="2008" calcext:value-type="string">
            <text:p>2008</text:p>
          </table:table-cell>
        </table:table-row>
        <table:table-row table:style-name="ro1">
          <table:table-cell office:value-type="string" calcext:value-type="string">
            <text:p><text:s text:c="14"/>5.8.9-RC2 <text:s text:c="4"/>2008-Dec-06</text:p>
          </table:table-cell>
          <table:table-cell table:formula="of:=FIND(5;[.A310])" office:value-type="float" office:value="15" calcext:value-type="float">
            <text:p>15</text:p>
          </table:table-cell>
          <table:table-cell table:formula="of:=MIDB([.A310];[.B310];12)" office:value-type="string" office:string-value="5.8.9-RC2   " calcext:value-type="string">
            <text:p>5.8.9-RC2 <text:s text:c="2"/></text:p>
          </table:table-cell>
          <table:table-cell table:formula="of:=FIND(20;[.A310])" office:value-type="float" office:value="29" calcext:value-type="float">
            <text:p>29</text:p>
          </table:table-cell>
          <table:table-cell table:formula="of:=MIDB([.A310];[.D310];4)" office:value-type="string" office:string-value="2008" calcext:value-type="string">
            <text:p>2008</text:p>
          </table:table-cell>
        </table:table-row>
        <table:table-row table:style-name="ro1">
          <table:table-cell office:value-type="string" calcext:value-type="string">
            <text:p><text:s text:c="14"/>5.8.9 <text:s text:c="8"/>2008-Dec-14</text:p>
          </table:table-cell>
          <table:table-cell table:formula="of:=FIND(5;[.A311])" office:value-type="float" office:value="15" calcext:value-type="float">
            <text:p>15</text:p>
          </table:table-cell>
          <table:table-cell table:formula="of:=MIDB([.A311];[.B311];12)" office:value-type="string" office:string-value="5.8.9       " calcext:value-type="string">
            <text:p>5.8.9 <text:s text:c="6"/></text:p>
          </table:table-cell>
          <table:table-cell table:formula="of:=FIND(20;[.A311])" office:value-type="float" office:value="29" calcext:value-type="float">
            <text:p>29</text:p>
          </table:table-cell>
          <table:table-cell table:formula="of:=MIDB([.A311];[.D311];4)" office:value-type="string" office:string-value="2008" calcext:value-type="string">
            <text:p>2008</text:p>
          </table:table-cell>
        </table:table-row>
        <table:table-row table:style-name="ro1">
          <table:table-cell office:value-type="string" calcext:value-type="string">
            <text:p><text:s text:c="5"/>Hugo <text:s text:c="4"/>5.9.0 <text:s text:c="8"/>2003-Oct-27 <text:s text:c="4"/>The 5.9 development track</text:p>
          </table:table-cell>
          <table:table-cell table:formula="of:=FIND(5;[.A312])" office:value-type="float" office:value="15" calcext:value-type="float">
            <text:p>15</text:p>
          </table:table-cell>
          <table:table-cell table:formula="of:=MIDB([.A312];[.B312];12)" office:value-type="string" office:string-value="5.9.0       " calcext:value-type="string">
            <text:p>5.9.0 <text:s text:c="6"/></text:p>
          </table:table-cell>
          <table:table-cell table:formula="of:=FIND(20;[.A312])" office:value-type="float" office:value="29" calcext:value-type="float">
            <text:p>29</text:p>
          </table:table-cell>
          <table:table-cell table:formula="of:=MIDB([.A312];[.D312];4)" office:value-type="string" office:string-value="2003" calcext:value-type="string">
            <text:p>2003</text:p>
          </table:table-cell>
        </table:table-row>
        <table:table-row table:style-name="ro1">
          <table:table-cell office:value-type="string" calcext:value-type="string">
            <text:p><text:s text:c="5"/>Rafael <text:s text:c="2"/>5.9.1 <text:s text:c="8"/>2004-Mar-16</text:p>
          </table:table-cell>
          <table:table-cell table:formula="of:=FIND(5;[.A313])" office:value-type="float" office:value="15" calcext:value-type="float">
            <text:p>15</text:p>
          </table:table-cell>
          <table:table-cell table:formula="of:=MIDB([.A313];[.B313];12)" office:value-type="string" office:string-value="5.9.1       " calcext:value-type="string">
            <text:p>5.9.1 <text:s text:c="6"/></text:p>
          </table:table-cell>
          <table:table-cell table:formula="of:=FIND(20;[.A313])" office:value-type="float" office:value="29" calcext:value-type="float">
            <text:p>29</text:p>
          </table:table-cell>
          <table:table-cell table:formula="of:=MIDB([.A313];[.D313];4)" office:value-type="string" office:string-value="2004" calcext:value-type="string">
            <text:p>2004</text:p>
          </table:table-cell>
        </table:table-row>
        <table:table-row table:style-name="ro1">
          <table:table-cell office:value-type="string" calcext:value-type="string">
            <text:p><text:s text:c="14"/>5.9.2 <text:s text:c="8"/>2005-Apr-01</text:p>
          </table:table-cell>
          <table:table-cell table:formula="of:=FIND(5;[.A314])" office:value-type="float" office:value="15" calcext:value-type="float">
            <text:p>15</text:p>
          </table:table-cell>
          <table:table-cell table:formula="of:=MIDB([.A314];[.B314];12)" office:value-type="string" office:string-value="5.9.2       " calcext:value-type="string">
            <text:p>5.9.2 <text:s text:c="6"/></text:p>
          </table:table-cell>
          <table:table-cell table:formula="of:=FIND(20;[.A314])" office:value-type="float" office:value="29" calcext:value-type="float">
            <text:p>29</text:p>
          </table:table-cell>
          <table:table-cell table:formula="of:=MIDB([.A314];[.D314];4)" office:value-type="string" office:string-value="2005" calcext:value-type="string">
            <text:p>2005</text:p>
          </table:table-cell>
        </table:table-row>
        <table:table-row table:style-name="ro1">
          <table:table-cell office:value-type="string" calcext:value-type="string">
            <text:p><text:s text:c="14"/>5.9.3 <text:s text:c="8"/>2006-Jan-28</text:p>
          </table:table-cell>
          <table:table-cell table:formula="of:=FIND(5;[.A315])" office:value-type="float" office:value="15" calcext:value-type="float">
            <text:p>15</text:p>
          </table:table-cell>
          <table:table-cell table:formula="of:=MIDB([.A315];[.B315];12)" office:value-type="string" office:string-value="5.9.3       " calcext:value-type="string">
            <text:p>5.9.3 <text:s text:c="6"/></text:p>
          </table:table-cell>
          <table:table-cell table:formula="of:=FIND(20;[.A315])" office:value-type="float" office:value="29" calcext:value-type="float">
            <text:p>29</text:p>
          </table:table-cell>
          <table:table-cell table:formula="of:=MIDB([.A315];[.D315];4)" office:value-type="string" office:string-value="2006" calcext:value-type="string">
            <text:p>2006</text:p>
          </table:table-cell>
        </table:table-row>
        <table:table-row table:style-name="ro1">
          <table:table-cell office:value-type="string" calcext:value-type="string">
            <text:p><text:s text:c="14"/>5.9.4 <text:s text:c="8"/>2006-Aug-15</text:p>
          </table:table-cell>
          <table:table-cell table:formula="of:=FIND(5;[.A316])" office:value-type="float" office:value="15" calcext:value-type="float">
            <text:p>15</text:p>
          </table:table-cell>
          <table:table-cell table:formula="of:=MIDB([.A316];[.B316];12)" office:value-type="string" office:string-value="5.9.4       " calcext:value-type="string">
            <text:p>5.9.4 <text:s text:c="6"/></text:p>
          </table:table-cell>
          <table:table-cell table:formula="of:=FIND(20;[.A316])" office:value-type="float" office:value="29" calcext:value-type="float">
            <text:p>29</text:p>
          </table:table-cell>
          <table:table-cell table:formula="of:=MIDB([.A316];[.D316];4)" office:value-type="string" office:string-value="2006" calcext:value-type="string">
            <text:p>2006</text:p>
          </table:table-cell>
        </table:table-row>
        <table:table-row table:style-name="ro1">
          <table:table-cell office:value-type="string" calcext:value-type="string">
            <text:p><text:s text:c="14"/>5.9.5 <text:s text:c="8"/>2007-Jul-07</text:p>
          </table:table-cell>
          <table:table-cell table:formula="of:=FIND(5;[.A317])" office:value-type="float" office:value="15" calcext:value-type="float">
            <text:p>15</text:p>
          </table:table-cell>
          <table:table-cell table:formula="of:=MIDB([.A317];[.B317];12)" office:value-type="string" office:string-value="5.9.5       " calcext:value-type="string">
            <text:p>5.9.5 <text:s text:c="6"/></text:p>
          </table:table-cell>
          <table:table-cell table:formula="of:=FIND(20;[.A317])" office:value-type="float" office:value="29" calcext:value-type="float">
            <text:p>29</text:p>
          </table:table-cell>
          <table:table-cell table:formula="of:=MIDB([.A317];[.D317];4)" office:value-type="string" office:string-value="2007" calcext:value-type="string">
            <text:p>2007</text:p>
          </table:table-cell>
        </table:table-row>
        <table:table-row table:style-name="ro1">
          <table:table-cell office:value-type="string" calcext:value-type="string">
            <text:p><text:s text:c="14"/>5.10.0-RC1 <text:s text:c="3"/>2007-Nov-17</text:p>
          </table:table-cell>
          <table:table-cell table:formula="of:=FIND(5;[.A318])" office:value-type="float" office:value="15" calcext:value-type="float">
            <text:p>15</text:p>
          </table:table-cell>
          <table:table-cell table:formula="of:=MIDB([.A318];[.B318];12)" office:value-type="string" office:string-value="5.10.0-RC1  " calcext:value-type="string">
            <text:p>5.10.0-RC1 <text:s/></text:p>
          </table:table-cell>
          <table:table-cell table:formula="of:=FIND(20;[.A318])" office:value-type="float" office:value="29" calcext:value-type="float">
            <text:p>29</text:p>
          </table:table-cell>
          <table:table-cell table:formula="of:=MIDB([.A318];[.D318];4)" office:value-type="string" office:string-value="2007" calcext:value-type="string">
            <text:p>2007</text:p>
          </table:table-cell>
        </table:table-row>
        <table:table-row table:style-name="ro1">
          <table:table-cell office:value-type="string" calcext:value-type="string">
            <text:p><text:s text:c="14"/>5.10.0-RC2 <text:s text:c="3"/>2007-Nov-25</text:p>
          </table:table-cell>
          <table:table-cell table:formula="of:=FIND(5;[.A319])" office:value-type="float" office:value="15" calcext:value-type="float">
            <text:p>15</text:p>
          </table:table-cell>
          <table:table-cell table:formula="of:=MIDB([.A319];[.B319];12)" office:value-type="string" office:string-value="5.10.0-RC2  " calcext:value-type="string">
            <text:p>5.10.0-RC2 <text:s/></text:p>
          </table:table-cell>
          <table:table-cell table:formula="of:=FIND(20;[.A319])" office:value-type="float" office:value="29" calcext:value-type="float">
            <text:p>29</text:p>
          </table:table-cell>
          <table:table-cell table:formula="of:=MIDB([.A319];[.D319];4)" office:value-type="string" office:string-value="2007" calcext:value-type="string">
            <text:p>2007</text:p>
          </table:table-cell>
        </table:table-row>
        <table:table-row table:style-name="ro1">
          <table:table-cell office:value-type="string" calcext:value-type="string">
            <text:p><text:s text:c="5"/>Rafael <text:s text:c="2"/>5.10.0 <text:s text:c="7"/>2007-Dec-18</text:p>
          </table:table-cell>
          <table:table-cell table:formula="of:=FIND(5;[.A320])" office:value-type="float" office:value="15" calcext:value-type="float">
            <text:p>15</text:p>
          </table:table-cell>
          <table:table-cell table:formula="of:=MIDB([.A320];[.B320];12)" office:value-type="string" office:string-value="5.10.0      " calcext:value-type="string">
            <text:p>5.10.0 <text:s text:c="5"/></text:p>
          </table:table-cell>
          <table:table-cell table:formula="of:=FIND(20;[.A320])" office:value-type="float" office:value="29" calcext:value-type="float">
            <text:p>29</text:p>
          </table:table-cell>
          <table:table-cell table:formula="of:=MIDB([.A320];[.D320];4)" office:value-type="string" office:string-value="2007" calcext:value-type="string">
            <text:p>2007</text:p>
          </table:table-cell>
        </table:table-row>
        <table:table-row table:style-name="ro1">
          <table:table-cell office:value-type="string" calcext:value-type="string">
            <text:p><text:s text:c="5"/>David M <text:s/>5.10.1-RC1 <text:s text:c="3"/>2009-Aug-06 <text:s text:c="4"/>The 5.10 maintenance track</text:p>
          </table:table-cell>
          <table:table-cell table:formula="of:=FIND(5;[.A321])" office:value-type="float" office:value="15" calcext:value-type="float">
            <text:p>15</text:p>
          </table:table-cell>
          <table:table-cell table:formula="of:=MIDB([.A321];[.B321];12)" office:value-type="string" office:string-value="5.10.1-RC1  " calcext:value-type="string">
            <text:p>5.10.1-RC1 <text:s/></text:p>
          </table:table-cell>
          <table:table-cell table:formula="of:=FIND(20;[.A321])" office:value-type="float" office:value="29" calcext:value-type="float">
            <text:p>29</text:p>
          </table:table-cell>
          <table:table-cell table:formula="of:=MIDB([.A321];[.D321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14"/>5.10.1-RC2 <text:s text:c="3"/>2009-Aug-18</text:p>
          </table:table-cell>
          <table:table-cell table:formula="of:=FIND(5;[.A322])" office:value-type="float" office:value="15" calcext:value-type="float">
            <text:p>15</text:p>
          </table:table-cell>
          <table:table-cell table:formula="of:=MIDB([.A322];[.B322];12)" office:value-type="string" office:string-value="5.10.1-RC2  " calcext:value-type="string">
            <text:p>5.10.1-RC2 <text:s/></text:p>
          </table:table-cell>
          <table:table-cell table:formula="of:=FIND(20;[.A322])" office:value-type="float" office:value="29" calcext:value-type="float">
            <text:p>29</text:p>
          </table:table-cell>
          <table:table-cell table:formula="of:=MIDB([.A322];[.D322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14"/>5.10.1 <text:s text:c="7"/>2009-Aug-22</text:p>
          </table:table-cell>
          <table:table-cell table:formula="of:=FIND(5;[.A323])" office:value-type="float" office:value="15" calcext:value-type="float">
            <text:p>15</text:p>
          </table:table-cell>
          <table:table-cell table:formula="of:=MIDB([.A323];[.B323];12)" office:value-type="string" office:string-value="5.10.1      " calcext:value-type="string">
            <text:p>5.10.1 <text:s text:c="5"/></text:p>
          </table:table-cell>
          <table:table-cell table:formula="of:=FIND(20;[.A323])" office:value-type="float" office:value="29" calcext:value-type="float">
            <text:p>29</text:p>
          </table:table-cell>
          <table:table-cell table:formula="of:=MIDB([.A323];[.D323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5"/>Jesse <text:s text:c="3"/>5.11.0 <text:s text:c="7"/>2009-Oct-02 <text:s text:c="4"/>The 5.11 development track</text:p>
          </table:table-cell>
          <table:table-cell table:formula="of:=FIND(5;[.A324])" office:value-type="float" office:value="15" calcext:value-type="float">
            <text:p>15</text:p>
          </table:table-cell>
          <table:table-cell table:formula="of:=MIDB([.A324];[.B324];12)" office:value-type="string" office:string-value="5.11.0      " calcext:value-type="string">
            <text:p>5.11.0 <text:s text:c="5"/></text:p>
          </table:table-cell>
          <table:table-cell table:formula="of:=FIND(20;[.A324])" office:value-type="float" office:value="29" calcext:value-type="float">
            <text:p>29</text:p>
          </table:table-cell>
          <table:table-cell table:formula="of:=MIDB([.A324];[.D324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14"/>5.11.1 <text:s text:c="7"/>2009-Oct-20</text:p>
          </table:table-cell>
          <table:table-cell table:formula="of:=FIND(5;[.A325])" office:value-type="float" office:value="15" calcext:value-type="float">
            <text:p>15</text:p>
          </table:table-cell>
          <table:table-cell table:formula="of:=MIDB([.A325];[.B325];12)" office:value-type="string" office:string-value="5.11.1      " calcext:value-type="string">
            <text:p>5.11.1 <text:s text:c="5"/></text:p>
          </table:table-cell>
          <table:table-cell table:formula="of:=FIND(20;[.A325])" office:value-type="float" office:value="29" calcext:value-type="float">
            <text:p>29</text:p>
          </table:table-cell>
          <table:table-cell table:formula="of:=MIDB([.A325];[.D325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5"/>Leon <text:s text:c="4"/>5.11.2 <text:s text:c="7"/>2009-Nov-20</text:p>
          </table:table-cell>
          <table:table-cell table:formula="of:=FIND(5;[.A326])" office:value-type="float" office:value="15" calcext:value-type="float">
            <text:p>15</text:p>
          </table:table-cell>
          <table:table-cell table:formula="of:=MIDB([.A326];[.B326];12)" office:value-type="string" office:string-value="5.11.2      " calcext:value-type="string">
            <text:p>5.11.2 <text:s text:c="5"/></text:p>
          </table:table-cell>
          <table:table-cell table:formula="of:=FIND(20;[.A326])" office:value-type="float" office:value="29" calcext:value-type="float">
            <text:p>29</text:p>
          </table:table-cell>
          <table:table-cell table:formula="of:=MIDB([.A326];[.D326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5"/>Jesse <text:s text:c="3"/>5.11.3 <text:s text:c="7"/>2009-Dec-20</text:p>
          </table:table-cell>
          <table:table-cell table:formula="of:=FIND(5;[.A327])" office:value-type="float" office:value="15" calcext:value-type="float">
            <text:p>15</text:p>
          </table:table-cell>
          <table:table-cell table:formula="of:=MIDB([.A327];[.B327];12)" office:value-type="string" office:string-value="5.11.3      " calcext:value-type="string">
            <text:p>5.11.3 <text:s text:c="5"/></text:p>
          </table:table-cell>
          <table:table-cell table:formula="of:=FIND(20;[.A327])" office:value-type="float" office:value="29" calcext:value-type="float">
            <text:p>29</text:p>
          </table:table-cell>
          <table:table-cell table:formula="of:=MIDB([.A327];[.D327];4)" office:value-type="string" office:string-value="2009" calcext:value-type="string">
            <text:p>2009</text:p>
          </table:table-cell>
        </table:table-row>
        <table:table-row table:style-name="ro1">
          <table:table-cell office:value-type="string" calcext:value-type="string">
            <text:p><text:s text:c="5"/>Ricardo <text:s/>5.11.4 <text:s text:c="7"/>2010-Jan-20</text:p>
          </table:table-cell>
          <table:table-cell table:formula="of:=FIND(5;[.A328])" office:value-type="float" office:value="15" calcext:value-type="float">
            <text:p>15</text:p>
          </table:table-cell>
          <table:table-cell table:formula="of:=MIDB([.A328];[.B328];12)" office:value-type="string" office:string-value="5.11.4      " calcext:value-type="string">
            <text:p>5.11.4 <text:s text:c="5"/></text:p>
          </table:table-cell>
          <table:table-cell table:formula="of:=FIND(20;[.A328])" office:value-type="float" office:value="29" calcext:value-type="float">
            <text:p>29</text:p>
          </table:table-cell>
          <table:table-cell table:formula="of:=MIDB([.A328];[.D328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Steve <text:s text:c="3"/>5.11.5 <text:s text:c="7"/>2010-Feb-20</text:p>
          </table:table-cell>
          <table:table-cell table:formula="of:=FIND(5;[.A329])" office:value-type="float" office:value="15" calcext:value-type="float">
            <text:p>15</text:p>
          </table:table-cell>
          <table:table-cell table:formula="of:=MIDB([.A329];[.B329];12)" office:value-type="string" office:string-value="5.11.5      " calcext:value-type="string">
            <text:p>5.11.5 <text:s text:c="5"/></text:p>
          </table:table-cell>
          <table:table-cell table:formula="of:=FIND(20;[.A329])" office:value-type="float" office:value="29" calcext:value-type="float">
            <text:p>29</text:p>
          </table:table-cell>
          <table:table-cell table:formula="of:=MIDB([.A329];[.D329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Jesse <text:s text:c="3"/>5.12.0-RC0 <text:s text:c="3"/>2010-Mar-21</text:p>
          </table:table-cell>
          <table:table-cell table:formula="of:=FIND(5;[.A330])" office:value-type="float" office:value="15" calcext:value-type="float">
            <text:p>15</text:p>
          </table:table-cell>
          <table:table-cell table:formula="of:=MIDB([.A330];[.B330];12)" office:value-type="string" office:string-value="5.12.0-RC0  " calcext:value-type="string">
            <text:p>5.12.0-RC0 <text:s/></text:p>
          </table:table-cell>
          <table:table-cell table:formula="of:=FIND(20;[.A330])" office:value-type="float" office:value="29" calcext:value-type="float">
            <text:p>29</text:p>
          </table:table-cell>
          <table:table-cell table:formula="of:=MIDB([.A330];[.D330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0-RC1 <text:s text:c="3"/>2010-Mar-29</text:p>
          </table:table-cell>
          <table:table-cell table:formula="of:=FIND(5;[.A331])" office:value-type="float" office:value="15" calcext:value-type="float">
            <text:p>15</text:p>
          </table:table-cell>
          <table:table-cell table:formula="of:=MIDB([.A331];[.B331];12)" office:value-type="string" office:string-value="5.12.0-RC1  " calcext:value-type="string">
            <text:p>5.12.0-RC1 <text:s/></text:p>
          </table:table-cell>
          <table:table-cell table:formula="of:=FIND(20;[.A331])" office:value-type="float" office:value="29" calcext:value-type="float">
            <text:p>29</text:p>
          </table:table-cell>
          <table:table-cell table:formula="of:=MIDB([.A331];[.D331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0-RC2 <text:s text:c="3"/>2010-Apr-01</text:p>
          </table:table-cell>
          <table:table-cell table:formula="of:=FIND(5;[.A332])" office:value-type="float" office:value="15" calcext:value-type="float">
            <text:p>15</text:p>
          </table:table-cell>
          <table:table-cell table:formula="of:=MIDB([.A332];[.B332];12)" office:value-type="string" office:string-value="5.12.0-RC2  " calcext:value-type="string">
            <text:p>5.12.0-RC2 <text:s/></text:p>
          </table:table-cell>
          <table:table-cell table:formula="of:=FIND(20;[.A332])" office:value-type="float" office:value="29" calcext:value-type="float">
            <text:p>29</text:p>
          </table:table-cell>
          <table:table-cell table:formula="of:=MIDB([.A332];[.D332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0-RC3 <text:s text:c="3"/>2010-Apr-02</text:p>
          </table:table-cell>
          <table:table-cell table:formula="of:=FIND(5;[.A333])" office:value-type="float" office:value="15" calcext:value-type="float">
            <text:p>15</text:p>
          </table:table-cell>
          <table:table-cell table:formula="of:=MIDB([.A333];[.B333];12)" office:value-type="string" office:string-value="5.12.0-RC3  " calcext:value-type="string">
            <text:p>5.12.0-RC3 <text:s/></text:p>
          </table:table-cell>
          <table:table-cell table:formula="of:=FIND(20;[.A333])" office:value-type="float" office:value="29" calcext:value-type="float">
            <text:p>29</text:p>
          </table:table-cell>
          <table:table-cell table:formula="of:=MIDB([.A333];[.D333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0-RC4 <text:s text:c="3"/>2010-Apr-06</text:p>
          </table:table-cell>
          <table:table-cell table:formula="of:=FIND(5;[.A334])" office:value-type="float" office:value="15" calcext:value-type="float">
            <text:p>15</text:p>
          </table:table-cell>
          <table:table-cell table:formula="of:=MIDB([.A334];[.B334];12)" office:value-type="string" office:string-value="5.12.0-RC4  " calcext:value-type="string">
            <text:p>5.12.0-RC4 <text:s/></text:p>
          </table:table-cell>
          <table:table-cell table:formula="of:=FIND(20;[.A334])" office:value-type="float" office:value="29" calcext:value-type="float">
            <text:p>29</text:p>
          </table:table-cell>
          <table:table-cell table:formula="of:=MIDB([.A334];[.D334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0-RC5 <text:s text:c="3"/>2010-Apr-09</text:p>
          </table:table-cell>
          <table:table-cell table:formula="of:=FIND(5;[.A335])" office:value-type="float" office:value="15" calcext:value-type="float">
            <text:p>15</text:p>
          </table:table-cell>
          <table:table-cell table:formula="of:=MIDB([.A335];[.B335];12)" office:value-type="string" office:string-value="5.12.0-RC5  " calcext:value-type="string">
            <text:p>5.12.0-RC5 <text:s/></text:p>
          </table:table-cell>
          <table:table-cell table:formula="of:=FIND(20;[.A335])" office:value-type="float" office:value="29" calcext:value-type="float">
            <text:p>29</text:p>
          </table:table-cell>
          <table:table-cell table:formula="of:=MIDB([.A335];[.D335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Jesse <text:s text:c="3"/>5.12.0 <text:s text:c="7"/>2010-Apr-12</text:p>
          </table:table-cell>
          <table:table-cell table:formula="of:=FIND(5;[.A336])" office:value-type="float" office:value="15" calcext:value-type="float">
            <text:p>15</text:p>
          </table:table-cell>
          <table:table-cell table:formula="of:=MIDB([.A336];[.B336];12)" office:value-type="string" office:string-value="5.12.0      " calcext:value-type="string">
            <text:p>5.12.0 <text:s text:c="5"/></text:p>
          </table:table-cell>
          <table:table-cell table:formula="of:=FIND(20;[.A336])" office:value-type="float" office:value="29" calcext:value-type="float">
            <text:p>29</text:p>
          </table:table-cell>
          <table:table-cell table:formula="of:=MIDB([.A336];[.D336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Jesse <text:s text:c="3"/>5.12.1-RC2 <text:s text:c="3"/>2010-May-13 <text:s text:c="4"/>The 5.12 maintenance track</text:p>
          </table:table-cell>
          <table:table-cell table:formula="of:=FIND(5;[.A337])" office:value-type="float" office:value="15" calcext:value-type="float">
            <text:p>15</text:p>
          </table:table-cell>
          <table:table-cell table:formula="of:=MIDB([.A337];[.B337];12)" office:value-type="string" office:string-value="5.12.1-RC2  " calcext:value-type="string">
            <text:p>5.12.1-RC2 <text:s/></text:p>
          </table:table-cell>
          <table:table-cell table:formula="of:=FIND(20;[.A337])" office:value-type="float" office:value="29" calcext:value-type="float">
            <text:p>29</text:p>
          </table:table-cell>
          <table:table-cell table:formula="of:=MIDB([.A337];[.D337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1-RC1 <text:s text:c="3"/>2010-May-09</text:p>
          </table:table-cell>
          <table:table-cell table:formula="of:=FIND(5;[.A338])" office:value-type="float" office:value="15" calcext:value-type="float">
            <text:p>15</text:p>
          </table:table-cell>
          <table:table-cell table:formula="of:=MIDB([.A338];[.B338];12)" office:value-type="string" office:string-value="5.12.1-RC1  " calcext:value-type="string">
            <text:p>5.12.1-RC1 <text:s/></text:p>
          </table:table-cell>
          <table:table-cell table:formula="of:=FIND(20;[.A338])" office:value-type="float" office:value="29" calcext:value-type="float">
            <text:p>29</text:p>
          </table:table-cell>
          <table:table-cell table:formula="of:=MIDB([.A338];[.D338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1 <text:s text:c="7"/>2010-May-16</text:p>
          </table:table-cell>
          <table:table-cell table:formula="of:=FIND(5;[.A339])" office:value-type="float" office:value="15" calcext:value-type="float">
            <text:p>15</text:p>
          </table:table-cell>
          <table:table-cell table:formula="of:=MIDB([.A339];[.B339];12)" office:value-type="string" office:string-value="5.12.1      " calcext:value-type="string">
            <text:p>5.12.1 <text:s text:c="5"/></text:p>
          </table:table-cell>
          <table:table-cell table:formula="of:=FIND(20;[.A339])" office:value-type="float" office:value="29" calcext:value-type="float">
            <text:p>29</text:p>
          </table:table-cell>
          <table:table-cell table:formula="of:=MIDB([.A339];[.D339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2-RC2 <text:s text:c="3"/>2010-Aug-31</text:p>
          </table:table-cell>
          <table:table-cell table:formula="of:=FIND(5;[.A340])" office:value-type="float" office:value="15" calcext:value-type="float">
            <text:p>15</text:p>
          </table:table-cell>
          <table:table-cell table:formula="of:=MIDB([.A340];[.B340];12)" office:value-type="string" office:string-value="5.12.2-RC2  " calcext:value-type="string">
            <text:p>5.12.2-RC2 <text:s/></text:p>
          </table:table-cell>
          <table:table-cell table:formula="of:=FIND(20;[.A340])" office:value-type="float" office:value="29" calcext:value-type="float">
            <text:p>29</text:p>
          </table:table-cell>
          <table:table-cell table:formula="of:=MIDB([.A340];[.D340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14"/>5.12.2 <text:s text:c="7"/>2010-Sep-06</text:p>
          </table:table-cell>
          <table:table-cell table:formula="of:=FIND(5;[.A341])" office:value-type="float" office:value="15" calcext:value-type="float">
            <text:p>15</text:p>
          </table:table-cell>
          <table:table-cell table:formula="of:=MIDB([.A341];[.B341];12)" office:value-type="string" office:string-value="5.12.2      " calcext:value-type="string">
            <text:p>5.12.2 <text:s text:c="5"/></text:p>
          </table:table-cell>
          <table:table-cell table:formula="of:=FIND(20;[.A341])" office:value-type="float" office:value="29" calcext:value-type="float">
            <text:p>29</text:p>
          </table:table-cell>
          <table:table-cell table:formula="of:=MIDB([.A341];[.D341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Ricardo <text:s/>5.12.3-RC1 <text:s text:c="3"/>2011-Jan-09</text:p>
          </table:table-cell>
          <table:table-cell table:formula="of:=FIND(5;[.A342])" office:value-type="float" office:value="15" calcext:value-type="float">
            <text:p>15</text:p>
          </table:table-cell>
          <table:table-cell table:formula="of:=MIDB([.A342];[.B342];12)" office:value-type="string" office:string-value="5.12.3-RC1  " calcext:value-type="string">
            <text:p>5.12.3-RC1 <text:s/></text:p>
          </table:table-cell>
          <table:table-cell table:formula="of:=FIND(20;[.A342])" office:value-type="float" office:value="29" calcext:value-type="float">
            <text:p>29</text:p>
          </table:table-cell>
          <table:table-cell table:formula="of:=MIDB([.A342];[.D342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Ricardo <text:s/>5.12.3-RC2 <text:s text:c="3"/>2011-Jan-14</text:p>
          </table:table-cell>
          <table:table-cell table:formula="of:=FIND(5;[.A343])" office:value-type="float" office:value="15" calcext:value-type="float">
            <text:p>15</text:p>
          </table:table-cell>
          <table:table-cell table:formula="of:=MIDB([.A343];[.B343];12)" office:value-type="string" office:string-value="5.12.3-RC2  " calcext:value-type="string">
            <text:p>5.12.3-RC2 <text:s/></text:p>
          </table:table-cell>
          <table:table-cell table:formula="of:=FIND(20;[.A343])" office:value-type="float" office:value="29" calcext:value-type="float">
            <text:p>29</text:p>
          </table:table-cell>
          <table:table-cell table:formula="of:=MIDB([.A343];[.D343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Ricardo <text:s/>5.12.3-RC3 <text:s text:c="3"/>2011-Jan-17</text:p>
          </table:table-cell>
          <table:table-cell table:formula="of:=FIND(5;[.A344])" office:value-type="float" office:value="15" calcext:value-type="float">
            <text:p>15</text:p>
          </table:table-cell>
          <table:table-cell table:formula="of:=MIDB([.A344];[.B344];12)" office:value-type="string" office:string-value="5.12.3-RC3  " calcext:value-type="string">
            <text:p>5.12.3-RC3 <text:s/></text:p>
          </table:table-cell>
          <table:table-cell table:formula="of:=FIND(20;[.A344])" office:value-type="float" office:value="29" calcext:value-type="float">
            <text:p>29</text:p>
          </table:table-cell>
          <table:table-cell table:formula="of:=MIDB([.A344];[.D344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Ricardo <text:s/>5.12.3 <text:s text:c="7"/>2011-Jan-21</text:p>
          </table:table-cell>
          <table:table-cell table:formula="of:=FIND(5;[.A345])" office:value-type="float" office:value="15" calcext:value-type="float">
            <text:p>15</text:p>
          </table:table-cell>
          <table:table-cell table:formula="of:=MIDB([.A345];[.B345];12)" office:value-type="string" office:string-value="5.12.3      " calcext:value-type="string">
            <text:p>5.12.3 <text:s text:c="5"/></text:p>
          </table:table-cell>
          <table:table-cell table:formula="of:=FIND(20;[.A345])" office:value-type="float" office:value="29" calcext:value-type="float">
            <text:p>29</text:p>
          </table:table-cell>
          <table:table-cell table:formula="of:=MIDB([.A345];[.D345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Leon <text:s text:c="4"/>5.12.4-RC1 <text:s text:c="3"/>2011-Jun-08</text:p>
          </table:table-cell>
          <table:table-cell table:formula="of:=FIND(5;[.A346])" office:value-type="float" office:value="15" calcext:value-type="float">
            <text:p>15</text:p>
          </table:table-cell>
          <table:table-cell table:formula="of:=MIDB([.A346];[.B346];12)" office:value-type="string" office:string-value="5.12.4-RC1  " calcext:value-type="string">
            <text:p>5.12.4-RC1 <text:s/></text:p>
          </table:table-cell>
          <table:table-cell table:formula="of:=FIND(20;[.A346])" office:value-type="float" office:value="29" calcext:value-type="float">
            <text:p>29</text:p>
          </table:table-cell>
          <table:table-cell table:formula="of:=MIDB([.A346];[.D346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Leon <text:s text:c="4"/>5.12.4 <text:s text:c="7"/>2011-Jun-20</text:p>
          </table:table-cell>
          <table:table-cell table:formula="of:=FIND(5;[.A347])" office:value-type="float" office:value="15" calcext:value-type="float">
            <text:p>15</text:p>
          </table:table-cell>
          <table:table-cell table:formula="of:=MIDB([.A347];[.B347];12)" office:value-type="string" office:string-value="5.12.4      " calcext:value-type="string">
            <text:p>5.12.4 <text:s text:c="5"/></text:p>
          </table:table-cell>
          <table:table-cell table:formula="of:=FIND(20;[.A347])" office:value-type="float" office:value="29" calcext:value-type="float">
            <text:p>29</text:p>
          </table:table-cell>
          <table:table-cell table:formula="of:=MIDB([.A347];[.D347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Dominic <text:s/>5.12.5 <text:s text:c="7"/>2012-Nov-10</text:p>
          </table:table-cell>
          <table:table-cell table:formula="of:=FIND(5;[.A348])" office:value-type="float" office:value="15" calcext:value-type="float">
            <text:p>15</text:p>
          </table:table-cell>
          <table:table-cell table:formula="of:=MIDB([.A348];[.B348];12)" office:value-type="string" office:string-value="5.12.5      " calcext:value-type="string">
            <text:p>5.12.5 <text:s text:c="5"/></text:p>
          </table:table-cell>
          <table:table-cell table:formula="of:=FIND(20;[.A348])" office:value-type="float" office:value="29" calcext:value-type="float">
            <text:p>29</text:p>
          </table:table-cell>
          <table:table-cell table:formula="of:=MIDB([.A348];[.D348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Leon <text:s text:c="4"/>5.13.0 <text:s text:c="7"/>2010-Apr-20 <text:s text:c="4"/>The 5.13 development track</text:p>
          </table:table-cell>
          <table:table-cell table:formula="of:=FIND(5;[.A349])" office:value-type="float" office:value="15" calcext:value-type="float">
            <text:p>15</text:p>
          </table:table-cell>
          <table:table-cell table:formula="of:=MIDB([.A349];[.B349];12)" office:value-type="string" office:string-value="5.13.0      " calcext:value-type="string">
            <text:p>5.13.0 <text:s text:c="5"/></text:p>
          </table:table-cell>
          <table:table-cell table:formula="of:=FIND(20;[.A349])" office:value-type="float" office:value="29" calcext:value-type="float">
            <text:p>29</text:p>
          </table:table-cell>
          <table:table-cell table:formula="of:=MIDB([.A349];[.D349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Ricardo <text:s/>5.13.1 <text:s text:c="7"/>2010-May-20</text:p>
          </table:table-cell>
          <table:table-cell table:formula="of:=FIND(5;[.A350])" office:value-type="float" office:value="15" calcext:value-type="float">
            <text:p>15</text:p>
          </table:table-cell>
          <table:table-cell table:formula="of:=MIDB([.A350];[.B350];12)" office:value-type="string" office:string-value="5.13.1      " calcext:value-type="string">
            <text:p>5.13.1 <text:s text:c="5"/></text:p>
          </table:table-cell>
          <table:table-cell table:formula="of:=FIND(20;[.A350])" office:value-type="float" office:value="29" calcext:value-type="float">
            <text:p>29</text:p>
          </table:table-cell>
          <table:table-cell table:formula="of:=MIDB([.A350];[.D350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Matt <text:s text:c="4"/>5.13.2 <text:s text:c="7"/>2010-Jun-22</text:p>
          </table:table-cell>
          <table:table-cell table:formula="of:=FIND(5;[.A351])" office:value-type="float" office:value="15" calcext:value-type="float">
            <text:p>15</text:p>
          </table:table-cell>
          <table:table-cell table:formula="of:=MIDB([.A351];[.B351];12)" office:value-type="string" office:string-value="5.13.2      " calcext:value-type="string">
            <text:p>5.13.2 <text:s text:c="5"/></text:p>
          </table:table-cell>
          <table:table-cell table:formula="of:=FIND(20;[.A351])" office:value-type="float" office:value="29" calcext:value-type="float">
            <text:p>29</text:p>
          </table:table-cell>
          <table:table-cell table:formula="of:=MIDB([.A351];[.D351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David G <text:s/>5.13.3 <text:s text:c="7"/>2010-Jul-20</text:p>
          </table:table-cell>
          <table:table-cell table:formula="of:=FIND(5;[.A352])" office:value-type="float" office:value="15" calcext:value-type="float">
            <text:p>15</text:p>
          </table:table-cell>
          <table:table-cell table:formula="of:=MIDB([.A352];[.B352];12)" office:value-type="string" office:string-value="5.13.3      " calcext:value-type="string">
            <text:p>5.13.3 <text:s text:c="5"/></text:p>
          </table:table-cell>
          <table:table-cell table:formula="of:=FIND(20;[.A352])" office:value-type="float" office:value="29" calcext:value-type="float">
            <text:p>29</text:p>
          </table:table-cell>
          <table:table-cell table:formula="of:=MIDB([.A352];[.D352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Florian <text:s/>5.13.4 <text:s text:c="7"/>2010-Aug-20</text:p>
          </table:table-cell>
          <table:table-cell table:formula="of:=FIND(5;[.A353])" office:value-type="float" office:value="15" calcext:value-type="float">
            <text:p>15</text:p>
          </table:table-cell>
          <table:table-cell table:formula="of:=MIDB([.A353];[.B353];12)" office:value-type="string" office:string-value="5.13.4      " calcext:value-type="string">
            <text:p>5.13.4 <text:s text:c="5"/></text:p>
          </table:table-cell>
          <table:table-cell table:formula="of:=FIND(20;[.A353])" office:value-type="float" office:value="29" calcext:value-type="float">
            <text:p>29</text:p>
          </table:table-cell>
          <table:table-cell table:formula="of:=MIDB([.A353];[.D353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Steve <text:s text:c="3"/>5.13.5 <text:s text:c="7"/>2010-Sep-19</text:p>
          </table:table-cell>
          <table:table-cell table:formula="of:=FIND(5;[.A354])" office:value-type="float" office:value="15" calcext:value-type="float">
            <text:p>15</text:p>
          </table:table-cell>
          <table:table-cell table:formula="of:=MIDB([.A354];[.B354];12)" office:value-type="string" office:string-value="5.13.5      " calcext:value-type="string">
            <text:p>5.13.5 <text:s text:c="5"/></text:p>
          </table:table-cell>
          <table:table-cell table:formula="of:=FIND(20;[.A354])" office:value-type="float" office:value="29" calcext:value-type="float">
            <text:p>29</text:p>
          </table:table-cell>
          <table:table-cell table:formula="of:=MIDB([.A354];[.D354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Miyagawa 5.13.6 <text:s text:c="7"/>2010-Oct-20</text:p>
          </table:table-cell>
          <table:table-cell table:formula="of:=FIND(5;[.A355])" office:value-type="float" office:value="15" calcext:value-type="float">
            <text:p>15</text:p>
          </table:table-cell>
          <table:table-cell table:formula="of:=MIDB([.A355];[.B355];12)" office:value-type="string" office:string-value="5.13.6      " calcext:value-type="string">
            <text:p>5.13.6 <text:s text:c="5"/></text:p>
          </table:table-cell>
          <table:table-cell table:formula="of:=FIND(20;[.A355])" office:value-type="float" office:value="29" calcext:value-type="float">
            <text:p>29</text:p>
          </table:table-cell>
          <table:table-cell table:formula="of:=MIDB([.A355];[.D355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BinGOs <text:s text:c="2"/>5.13.7 <text:s text:c="7"/>2010-Nov-20</text:p>
          </table:table-cell>
          <table:table-cell table:formula="of:=FIND(5;[.A356])" office:value-type="float" office:value="15" calcext:value-type="float">
            <text:p>15</text:p>
          </table:table-cell>
          <table:table-cell table:formula="of:=MIDB([.A356];[.B356];12)" office:value-type="string" office:string-value="5.13.7      " calcext:value-type="string">
            <text:p>5.13.7 <text:s text:c="5"/></text:p>
          </table:table-cell>
          <table:table-cell table:formula="of:=FIND(20;[.A356])" office:value-type="float" office:value="29" calcext:value-type="float">
            <text:p>29</text:p>
          </table:table-cell>
          <table:table-cell table:formula="of:=MIDB([.A356];[.D356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Zefram <text:s text:c="2"/>5.13.8 <text:s text:c="7"/>2010-Dec-20</text:p>
          </table:table-cell>
          <table:table-cell table:formula="of:=FIND(5;[.A357])" office:value-type="float" office:value="15" calcext:value-type="float">
            <text:p>15</text:p>
          </table:table-cell>
          <table:table-cell table:formula="of:=MIDB([.A357];[.B357];12)" office:value-type="string" office:string-value="5.13.8      " calcext:value-type="string">
            <text:p>5.13.8 <text:s text:c="5"/></text:p>
          </table:table-cell>
          <table:table-cell table:formula="of:=FIND(20;[.A357])" office:value-type="float" office:value="29" calcext:value-type="float">
            <text:p>29</text:p>
          </table:table-cell>
          <table:table-cell table:formula="of:=MIDB([.A357];[.D357];4)" office:value-type="string" office:string-value="2010" calcext:value-type="string">
            <text:p>2010</text:p>
          </table:table-cell>
        </table:table-row>
        <table:table-row table:style-name="ro1">
          <table:table-cell office:value-type="string" calcext:value-type="string">
            <text:p><text:s text:c="5"/>Jesse <text:s text:c="3"/>5.13.9 <text:s text:c="7"/>2011-Jan-20</text:p>
          </table:table-cell>
          <table:table-cell table:formula="of:=FIND(5;[.A358])" office:value-type="float" office:value="15" calcext:value-type="float">
            <text:p>15</text:p>
          </table:table-cell>
          <table:table-cell table:formula="of:=MIDB([.A358];[.B358];12)" office:value-type="string" office:string-value="5.13.9      " calcext:value-type="string">
            <text:p>5.13.9 <text:s text:c="5"/></text:p>
          </table:table-cell>
          <table:table-cell table:formula="of:=FIND(20;[.A358])" office:value-type="float" office:value="29" calcext:value-type="float">
            <text:p>29</text:p>
          </table:table-cell>
          <table:table-cell table:formula="of:=MIDB([.A358];[.D358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Ævar <text:s text:c="4"/>5.13.10 <text:s text:c="6"/>2011-Feb-20</text:p>
          </table:table-cell>
          <table:table-cell table:formula="of:=FIND(5;[.A359])" office:value-type="float" office:value="15" calcext:value-type="float">
            <text:p>15</text:p>
          </table:table-cell>
          <table:table-cell table:formula="of:=MIDB([.A359];[.B359];12)" office:value-type="string" office:string-value="5.13.10     " calcext:value-type="string">
            <text:p>5.13.10 <text:s text:c="4"/></text:p>
          </table:table-cell>
          <table:table-cell table:formula="of:=FIND(20;[.A359])" office:value-type="float" office:value="29" calcext:value-type="float">
            <text:p>29</text:p>
          </table:table-cell>
          <table:table-cell table:formula="of:=MIDB([.A359];[.D359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Florian <text:s/>5.13.11 <text:s text:c="6"/>2011-Mar-20</text:p>
          </table:table-cell>
          <table:table-cell table:formula="of:=FIND(5;[.A360])" office:value-type="float" office:value="15" calcext:value-type="float">
            <text:p>15</text:p>
          </table:table-cell>
          <table:table-cell table:formula="of:=MIDB([.A360];[.B360];12)" office:value-type="string" office:string-value="5.13.11     " calcext:value-type="string">
            <text:p>5.13.11 <text:s text:c="4"/></text:p>
          </table:table-cell>
          <table:table-cell table:formula="of:=FIND(20;[.A360])" office:value-type="float" office:value="29" calcext:value-type="float">
            <text:p>29</text:p>
          </table:table-cell>
          <table:table-cell table:formula="of:=MIDB([.A360];[.D360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Jesse <text:s text:c="3"/>5.14.0RC1 <text:s text:c="4"/>2011-Apr-20</text:p>
          </table:table-cell>
          <table:table-cell table:formula="of:=FIND(5;[.A361])" office:value-type="float" office:value="15" calcext:value-type="float">
            <text:p>15</text:p>
          </table:table-cell>
          <table:table-cell table:formula="of:=MIDB([.A361];[.B361];12)" office:value-type="string" office:string-value="5.14.0RC1   " calcext:value-type="string">
            <text:p>5.14.0RC1 <text:s text:c="2"/></text:p>
          </table:table-cell>
          <table:table-cell table:formula="of:=FIND(20;[.A361])" office:value-type="float" office:value="29" calcext:value-type="float">
            <text:p>29</text:p>
          </table:table-cell>
          <table:table-cell table:formula="of:=MIDB([.A361];[.D361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Jesse <text:s text:c="3"/>5.14.0RC2 <text:s text:c="4"/>2011-May-04</text:p>
          </table:table-cell>
          <table:table-cell table:formula="of:=FIND(5;[.A362])" office:value-type="float" office:value="15" calcext:value-type="float">
            <text:p>15</text:p>
          </table:table-cell>
          <table:table-cell table:formula="of:=MIDB([.A362];[.B362];12)" office:value-type="string" office:string-value="5.14.0RC2   " calcext:value-type="string">
            <text:p>5.14.0RC2 <text:s text:c="2"/></text:p>
          </table:table-cell>
          <table:table-cell table:formula="of:=FIND(20;[.A362])" office:value-type="float" office:value="29" calcext:value-type="float">
            <text:p>29</text:p>
          </table:table-cell>
          <table:table-cell table:formula="of:=MIDB([.A362];[.D362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Jesse <text:s text:c="3"/>5.14.0RC3 <text:s text:c="4"/>2011-May-11</text:p>
          </table:table-cell>
          <table:table-cell table:formula="of:=FIND(5;[.A363])" office:value-type="float" office:value="15" calcext:value-type="float">
            <text:p>15</text:p>
          </table:table-cell>
          <table:table-cell table:formula="of:=MIDB([.A363];[.B363];12)" office:value-type="string" office:string-value="5.14.0RC3   " calcext:value-type="string">
            <text:p>5.14.0RC3 <text:s text:c="2"/></text:p>
          </table:table-cell>
          <table:table-cell table:formula="of:=FIND(20;[.A363])" office:value-type="float" office:value="29" calcext:value-type="float">
            <text:p>29</text:p>
          </table:table-cell>
          <table:table-cell table:formula="of:=MIDB([.A363];[.D363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Jesse <text:s text:c="3"/>5.14.0 <text:s text:c="7"/>2011-May-14 <text:s text:c="4"/>The 5.14 maintenance track</text:p>
          </table:table-cell>
          <table:table-cell table:formula="of:=FIND(5;[.A364])" office:value-type="float" office:value="15" calcext:value-type="float">
            <text:p>15</text:p>
          </table:table-cell>
          <table:table-cell table:formula="of:=MIDB([.A364];[.B364];12)" office:value-type="string" office:string-value="5.14.0      " calcext:value-type="string">
            <text:p>5.14.0 <text:s text:c="5"/></text:p>
          </table:table-cell>
          <table:table-cell table:formula="of:=FIND(20;[.A364])" office:value-type="float" office:value="29" calcext:value-type="float">
            <text:p>29</text:p>
          </table:table-cell>
          <table:table-cell table:formula="of:=MIDB([.A364];[.D364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Jesse <text:s text:c="3"/>5.14.1 <text:s text:c="7"/>2011-Jun-16</text:p>
          </table:table-cell>
          <table:table-cell table:formula="of:=FIND(5;[.A365])" office:value-type="float" office:value="15" calcext:value-type="float">
            <text:p>15</text:p>
          </table:table-cell>
          <table:table-cell table:formula="of:=MIDB([.A365];[.B365];12)" office:value-type="string" office:string-value="5.14.1      " calcext:value-type="string">
            <text:p>5.14.1 <text:s text:c="5"/></text:p>
          </table:table-cell>
          <table:table-cell table:formula="of:=FIND(20;[.A365])" office:value-type="float" office:value="29" calcext:value-type="float">
            <text:p>29</text:p>
          </table:table-cell>
          <table:table-cell table:formula="of:=MIDB([.A365];[.D365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Florian <text:s/>5.14.2-RC1 <text:s text:c="3"/>2011-Sep-19</text:p>
          </table:table-cell>
          <table:table-cell table:formula="of:=FIND(5;[.A366])" office:value-type="float" office:value="15" calcext:value-type="float">
            <text:p>15</text:p>
          </table:table-cell>
          <table:table-cell table:formula="of:=MIDB([.A366];[.B366];12)" office:value-type="string" office:string-value="5.14.2-RC1  " calcext:value-type="string">
            <text:p>5.14.2-RC1 <text:s/></text:p>
          </table:table-cell>
          <table:table-cell table:formula="of:=FIND(20;[.A366])" office:value-type="float" office:value="29" calcext:value-type="float">
            <text:p>29</text:p>
          </table:table-cell>
          <table:table-cell table:formula="of:=MIDB([.A366];[.D366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14"/>5.14.2 <text:s text:c="7"/>2011-Sep-26</text:p>
          </table:table-cell>
          <table:table-cell table:formula="of:=FIND(5;[.A367])" office:value-type="float" office:value="15" calcext:value-type="float">
            <text:p>15</text:p>
          </table:table-cell>
          <table:table-cell table:formula="of:=MIDB([.A367];[.B367];12)" office:value-type="string" office:string-value="5.14.2      " calcext:value-type="string">
            <text:p>5.14.2 <text:s text:c="5"/></text:p>
          </table:table-cell>
          <table:table-cell table:formula="of:=FIND(20;[.A367])" office:value-type="float" office:value="29" calcext:value-type="float">
            <text:p>29</text:p>
          </table:table-cell>
          <table:table-cell table:formula="of:=MIDB([.A367];[.D367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Dominic <text:s/>5.14.3 <text:s text:c="7"/>2012-Oct-12</text:p>
          </table:table-cell>
          <table:table-cell table:formula="of:=FIND(5;[.A368])" office:value-type="float" office:value="15" calcext:value-type="float">
            <text:p>15</text:p>
          </table:table-cell>
          <table:table-cell table:formula="of:=MIDB([.A368];[.B368];12)" office:value-type="string" office:string-value="5.14.3      " calcext:value-type="string">
            <text:p>5.14.3 <text:s text:c="5"/></text:p>
          </table:table-cell>
          <table:table-cell table:formula="of:=FIND(20;[.A368])" office:value-type="float" office:value="29" calcext:value-type="float">
            <text:p>29</text:p>
          </table:table-cell>
          <table:table-cell table:formula="of:=MIDB([.A368];[.D368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David M <text:s/>5.14.4-RC1 <text:s text:c="3"/>2013-Mar-05</text:p>
          </table:table-cell>
          <table:table-cell table:formula="of:=FIND(5;[.A369])" office:value-type="float" office:value="15" calcext:value-type="float">
            <text:p>15</text:p>
          </table:table-cell>
          <table:table-cell table:formula="of:=MIDB([.A369];[.B369];12)" office:value-type="string" office:string-value="5.14.4-RC1  " calcext:value-type="string">
            <text:p>5.14.4-RC1 <text:s/></text:p>
          </table:table-cell>
          <table:table-cell table:formula="of:=FIND(20;[.A369])" office:value-type="float" office:value="29" calcext:value-type="float">
            <text:p>29</text:p>
          </table:table-cell>
          <table:table-cell table:formula="of:=MIDB([.A369];[.D369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David M <text:s/>5.14.4-RC2 <text:s text:c="3"/>2013-Mar-07</text:p>
          </table:table-cell>
          <table:table-cell table:formula="of:=FIND(5;[.A370])" office:value-type="float" office:value="15" calcext:value-type="float">
            <text:p>15</text:p>
          </table:table-cell>
          <table:table-cell table:formula="of:=MIDB([.A370];[.B370];12)" office:value-type="string" office:string-value="5.14.4-RC2  " calcext:value-type="string">
            <text:p>5.14.4-RC2 <text:s/></text:p>
          </table:table-cell>
          <table:table-cell table:formula="of:=FIND(20;[.A370])" office:value-type="float" office:value="29" calcext:value-type="float">
            <text:p>29</text:p>
          </table:table-cell>
          <table:table-cell table:formula="of:=MIDB([.A370];[.D370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David M <text:s/>5.14.4 <text:s text:c="7"/>2013-Mar-10</text:p>
          </table:table-cell>
          <table:table-cell table:formula="of:=FIND(5;[.A371])" office:value-type="float" office:value="15" calcext:value-type="float">
            <text:p>15</text:p>
          </table:table-cell>
          <table:table-cell table:formula="of:=MIDB([.A371];[.B371];12)" office:value-type="string" office:string-value="5.14.4      " calcext:value-type="string">
            <text:p>5.14.4 <text:s text:c="5"/></text:p>
          </table:table-cell>
          <table:table-cell table:formula="of:=FIND(20;[.A371])" office:value-type="float" office:value="29" calcext:value-type="float">
            <text:p>29</text:p>
          </table:table-cell>
          <table:table-cell table:formula="of:=MIDB([.A371];[.D371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David G <text:s/>5.15.0 <text:s text:c="7"/>2011-Jun-20 <text:s text:c="4"/>The 5.15 development track</text:p>
          </table:table-cell>
          <table:table-cell table:formula="of:=FIND(5;[.A372])" office:value-type="float" office:value="15" calcext:value-type="float">
            <text:p>15</text:p>
          </table:table-cell>
          <table:table-cell table:formula="of:=MIDB([.A372];[.B372];12)" office:value-type="string" office:string-value="5.15.0      " calcext:value-type="string">
            <text:p>5.15.0 <text:s text:c="5"/></text:p>
          </table:table-cell>
          <table:table-cell table:formula="of:=FIND(20;[.A372])" office:value-type="float" office:value="29" calcext:value-type="float">
            <text:p>29</text:p>
          </table:table-cell>
          <table:table-cell table:formula="of:=MIDB([.A372];[.D372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Zefram <text:s text:c="2"/>5.15.1 <text:s text:c="7"/>2011-Jul-20</text:p>
          </table:table-cell>
          <table:table-cell table:formula="of:=FIND(5;[.A373])" office:value-type="float" office:value="15" calcext:value-type="float">
            <text:p>15</text:p>
          </table:table-cell>
          <table:table-cell table:formula="of:=MIDB([.A373];[.B373];12)" office:value-type="string" office:string-value="5.15.1      " calcext:value-type="string">
            <text:p>5.15.1 <text:s text:c="5"/></text:p>
          </table:table-cell>
          <table:table-cell table:formula="of:=FIND(20;[.A373])" office:value-type="float" office:value="29" calcext:value-type="float">
            <text:p>29</text:p>
          </table:table-cell>
          <table:table-cell table:formula="of:=MIDB([.A373];[.D373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Ricardo <text:s/>5.15.2 <text:s text:c="7"/>2011-Aug-20</text:p>
          </table:table-cell>
          <table:table-cell table:formula="of:=FIND(5;[.A374])" office:value-type="float" office:value="15" calcext:value-type="float">
            <text:p>15</text:p>
          </table:table-cell>
          <table:table-cell table:formula="of:=MIDB([.A374];[.B374];12)" office:value-type="string" office:string-value="5.15.2      " calcext:value-type="string">
            <text:p>5.15.2 <text:s text:c="5"/></text:p>
          </table:table-cell>
          <table:table-cell table:formula="of:=FIND(20;[.A374])" office:value-type="float" office:value="29" calcext:value-type="float">
            <text:p>29</text:p>
          </table:table-cell>
          <table:table-cell table:formula="of:=MIDB([.A374];[.D374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Stevan <text:s text:c="2"/>5.15.3 <text:s text:c="7"/>2011-Sep-20</text:p>
          </table:table-cell>
          <table:table-cell table:formula="of:=FIND(5;[.A375])" office:value-type="float" office:value="15" calcext:value-type="float">
            <text:p>15</text:p>
          </table:table-cell>
          <table:table-cell table:formula="of:=MIDB([.A375];[.B375];12)" office:value-type="string" office:string-value="5.15.3      " calcext:value-type="string">
            <text:p>5.15.3 <text:s text:c="5"/></text:p>
          </table:table-cell>
          <table:table-cell table:formula="of:=FIND(20;[.A375])" office:value-type="float" office:value="29" calcext:value-type="float">
            <text:p>29</text:p>
          </table:table-cell>
          <table:table-cell table:formula="of:=MIDB([.A375];[.D375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Florian <text:s/>5.15.4 <text:s text:c="7"/>2011-Oct-20</text:p>
          </table:table-cell>
          <table:table-cell table:formula="of:=FIND(5;[.A376])" office:value-type="float" office:value="15" calcext:value-type="float">
            <text:p>15</text:p>
          </table:table-cell>
          <table:table-cell table:formula="of:=MIDB([.A376];[.B376];12)" office:value-type="string" office:string-value="5.15.4      " calcext:value-type="string">
            <text:p>5.15.4 <text:s text:c="5"/></text:p>
          </table:table-cell>
          <table:table-cell table:formula="of:=FIND(20;[.A376])" office:value-type="float" office:value="29" calcext:value-type="float">
            <text:p>29</text:p>
          </table:table-cell>
          <table:table-cell table:formula="of:=MIDB([.A376];[.D376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Steve <text:s text:c="3"/>5.15.5 <text:s text:c="7"/>2011-Nov-20</text:p>
          </table:table-cell>
          <table:table-cell table:formula="of:=FIND(5;[.A377])" office:value-type="float" office:value="15" calcext:value-type="float">
            <text:p>15</text:p>
          </table:table-cell>
          <table:table-cell table:formula="of:=MIDB([.A377];[.B377];12)" office:value-type="string" office:string-value="5.15.5      " calcext:value-type="string">
            <text:p>5.15.5 <text:s text:c="5"/></text:p>
          </table:table-cell>
          <table:table-cell table:formula="of:=FIND(20;[.A377])" office:value-type="float" office:value="29" calcext:value-type="float">
            <text:p>29</text:p>
          </table:table-cell>
          <table:table-cell table:formula="of:=MIDB([.A377];[.D377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Dave R <text:s text:c="2"/>5.15.6 <text:s text:c="7"/>2011-Dec-20</text:p>
          </table:table-cell>
          <table:table-cell table:formula="of:=FIND(5;[.A378])" office:value-type="float" office:value="15" calcext:value-type="float">
            <text:p>15</text:p>
          </table:table-cell>
          <table:table-cell table:formula="of:=MIDB([.A378];[.B378];12)" office:value-type="string" office:string-value="5.15.6      " calcext:value-type="string">
            <text:p>5.15.6 <text:s text:c="5"/></text:p>
          </table:table-cell>
          <table:table-cell table:formula="of:=FIND(20;[.A378])" office:value-type="float" office:value="29" calcext:value-type="float">
            <text:p>29</text:p>
          </table:table-cell>
          <table:table-cell table:formula="of:=MIDB([.A378];[.D378];4)" office:value-type="string" office:string-value="2011" calcext:value-type="string">
            <text:p>2011</text:p>
          </table:table-cell>
        </table:table-row>
        <table:table-row table:style-name="ro1">
          <table:table-cell office:value-type="string" calcext:value-type="string">
            <text:p><text:s text:c="5"/>BinGOs <text:s text:c="2"/>5.15.7 <text:s text:c="7"/>2012-Jan-20</text:p>
          </table:table-cell>
          <table:table-cell table:formula="of:=FIND(5;[.A379])" office:value-type="float" office:value="15" calcext:value-type="float">
            <text:p>15</text:p>
          </table:table-cell>
          <table:table-cell table:formula="of:=MIDB([.A379];[.B379];12)" office:value-type="string" office:string-value="5.15.7      " calcext:value-type="string">
            <text:p>5.15.7 <text:s text:c="5"/></text:p>
          </table:table-cell>
          <table:table-cell table:formula="of:=FIND(20;[.A379])" office:value-type="float" office:value="29" calcext:value-type="float">
            <text:p>29</text:p>
          </table:table-cell>
          <table:table-cell table:formula="of:=MIDB([.A379];[.D379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Max M <text:s text:c="3"/>5.15.8 <text:s text:c="7"/>2012-Feb-20</text:p>
          </table:table-cell>
          <table:table-cell table:formula="of:=FIND(5;[.A380])" office:value-type="float" office:value="15" calcext:value-type="float">
            <text:p>15</text:p>
          </table:table-cell>
          <table:table-cell table:formula="of:=MIDB([.A380];[.B380];12)" office:value-type="string" office:string-value="5.15.8      " calcext:value-type="string">
            <text:p>5.15.8 <text:s text:c="5"/></text:p>
          </table:table-cell>
          <table:table-cell table:formula="of:=FIND(20;[.A380])" office:value-type="float" office:value="29" calcext:value-type="float">
            <text:p>29</text:p>
          </table:table-cell>
          <table:table-cell table:formula="of:=MIDB([.A380];[.D380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Abigail <text:s/>5.15.9 <text:s text:c="7"/>2012-Mar-20</text:p>
          </table:table-cell>
          <table:table-cell table:formula="of:=FIND(5;[.A381])" office:value-type="float" office:value="15" calcext:value-type="float">
            <text:p>15</text:p>
          </table:table-cell>
          <table:table-cell table:formula="of:=MIDB([.A381];[.B381];12)" office:value-type="string" office:string-value="5.15.9      " calcext:value-type="string">
            <text:p>5.15.9 <text:s text:c="5"/></text:p>
          </table:table-cell>
          <table:table-cell table:formula="of:=FIND(20;[.A381])" office:value-type="float" office:value="29" calcext:value-type="float">
            <text:p>29</text:p>
          </table:table-cell>
          <table:table-cell table:formula="of:=MIDB([.A381];[.D381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0-RC0 <text:s text:c="3"/>2012-May-10</text:p>
          </table:table-cell>
          <table:table-cell table:formula="of:=FIND(5;[.A382])" office:value-type="float" office:value="15" calcext:value-type="float">
            <text:p>15</text:p>
          </table:table-cell>
          <table:table-cell table:formula="of:=MIDB([.A382];[.B382];12)" office:value-type="string" office:string-value="5.16.0-RC0  " calcext:value-type="string">
            <text:p>5.16.0-RC0 <text:s/></text:p>
          </table:table-cell>
          <table:table-cell table:formula="of:=FIND(20;[.A382])" office:value-type="float" office:value="29" calcext:value-type="float">
            <text:p>29</text:p>
          </table:table-cell>
          <table:table-cell table:formula="of:=MIDB([.A382];[.D382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0-RC1 <text:s text:c="3"/>2012-May-14</text:p>
          </table:table-cell>
          <table:table-cell table:formula="of:=FIND(5;[.A383])" office:value-type="float" office:value="15" calcext:value-type="float">
            <text:p>15</text:p>
          </table:table-cell>
          <table:table-cell table:formula="of:=MIDB([.A383];[.B383];12)" office:value-type="string" office:string-value="5.16.0-RC1  " calcext:value-type="string">
            <text:p>5.16.0-RC1 <text:s/></text:p>
          </table:table-cell>
          <table:table-cell table:formula="of:=FIND(20;[.A383])" office:value-type="float" office:value="29" calcext:value-type="float">
            <text:p>29</text:p>
          </table:table-cell>
          <table:table-cell table:formula="of:=MIDB([.A383];[.D383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0-RC2 <text:s text:c="3"/>2012-May-15</text:p>
          </table:table-cell>
          <table:table-cell table:formula="of:=FIND(5;[.A384])" office:value-type="float" office:value="15" calcext:value-type="float">
            <text:p>15</text:p>
          </table:table-cell>
          <table:table-cell table:formula="of:=MIDB([.A384];[.B384];12)" office:value-type="string" office:string-value="5.16.0-RC2  " calcext:value-type="string">
            <text:p>5.16.0-RC2 <text:s/></text:p>
          </table:table-cell>
          <table:table-cell table:formula="of:=FIND(20;[.A384])" office:value-type="float" office:value="29" calcext:value-type="float">
            <text:p>29</text:p>
          </table:table-cell>
          <table:table-cell table:formula="of:=MIDB([.A384];[.D384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0 <text:s text:c="7"/>2012-May-20 <text:s text:c="4"/>The 5.16 maintenance track</text:p>
          </table:table-cell>
          <table:table-cell table:formula="of:=FIND(5;[.A385])" office:value-type="float" office:value="15" calcext:value-type="float">
            <text:p>15</text:p>
          </table:table-cell>
          <table:table-cell table:formula="of:=MIDB([.A385];[.B385];12)" office:value-type="string" office:string-value="5.16.0      " calcext:value-type="string">
            <text:p>5.16.0 <text:s text:c="5"/></text:p>
          </table:table-cell>
          <table:table-cell table:formula="of:=FIND(20;[.A385])" office:value-type="float" office:value="29" calcext:value-type="float">
            <text:p>29</text:p>
          </table:table-cell>
          <table:table-cell table:formula="of:=MIDB([.A385];[.D385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1 <text:s text:c="7"/>2012-Aug-08</text:p>
          </table:table-cell>
          <table:table-cell table:formula="of:=FIND(5;[.A386])" office:value-type="float" office:value="15" calcext:value-type="float">
            <text:p>15</text:p>
          </table:table-cell>
          <table:table-cell table:formula="of:=MIDB([.A386];[.B386];12)" office:value-type="string" office:string-value="5.16.1      " calcext:value-type="string">
            <text:p>5.16.1 <text:s text:c="5"/></text:p>
          </table:table-cell>
          <table:table-cell table:formula="of:=FIND(20;[.A386])" office:value-type="float" office:value="29" calcext:value-type="float">
            <text:p>29</text:p>
          </table:table-cell>
          <table:table-cell table:formula="of:=MIDB([.A386];[.D386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2 <text:s text:c="7"/>2012-Nov-01</text:p>
          </table:table-cell>
          <table:table-cell table:formula="of:=FIND(5;[.A387])" office:value-type="float" office:value="15" calcext:value-type="float">
            <text:p>15</text:p>
          </table:table-cell>
          <table:table-cell table:formula="of:=MIDB([.A387];[.B387];12)" office:value-type="string" office:string-value="5.16.2      " calcext:value-type="string">
            <text:p>5.16.2 <text:s text:c="5"/></text:p>
          </table:table-cell>
          <table:table-cell table:formula="of:=FIND(20;[.A387])" office:value-type="float" office:value="29" calcext:value-type="float">
            <text:p>29</text:p>
          </table:table-cell>
          <table:table-cell table:formula="of:=MIDB([.A387];[.D387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6.3-RC1 <text:s text:c="3"/>2013-Mar-06</text:p>
          </table:table-cell>
          <table:table-cell table:formula="of:=FIND(5;[.A388])" office:value-type="float" office:value="15" calcext:value-type="float">
            <text:p>15</text:p>
          </table:table-cell>
          <table:table-cell table:formula="of:=MIDB([.A388];[.B388];12)" office:value-type="string" office:string-value="5.16.3-RC1  " calcext:value-type="string">
            <text:p>5.16.3-RC1 <text:s/></text:p>
          </table:table-cell>
          <table:table-cell table:formula="of:=FIND(20;[.A388])" office:value-type="float" office:value="29" calcext:value-type="float">
            <text:p>29</text:p>
          </table:table-cell>
          <table:table-cell table:formula="of:=MIDB([.A388];[.D388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6.3 <text:s text:c="7"/>2013-Mar-11</text:p>
          </table:table-cell>
          <table:table-cell table:formula="of:=FIND(5;[.A389])" office:value-type="float" office:value="15" calcext:value-type="float">
            <text:p>15</text:p>
          </table:table-cell>
          <table:table-cell table:formula="of:=MIDB([.A389];[.B389];12)" office:value-type="string" office:string-value="5.16.3      " calcext:value-type="string">
            <text:p>5.16.3 <text:s text:c="5"/></text:p>
          </table:table-cell>
          <table:table-cell table:formula="of:=FIND(20;[.A389])" office:value-type="float" office:value="29" calcext:value-type="float">
            <text:p>29</text:p>
          </table:table-cell>
          <table:table-cell table:formula="of:=MIDB([.A389];[.D389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Zefram <text:s text:c="2"/>5.17.0 <text:s text:c="7"/>2012-May-26 <text:s text:c="4"/>The 5.17 development track</text:p>
          </table:table-cell>
          <table:table-cell table:formula="of:=FIND(5;[.A390])" office:value-type="float" office:value="15" calcext:value-type="float">
            <text:p>15</text:p>
          </table:table-cell>
          <table:table-cell table:formula="of:=MIDB([.A390];[.B390];12)" office:value-type="string" office:string-value="5.17.0      " calcext:value-type="string">
            <text:p>5.17.0 <text:s text:c="5"/></text:p>
          </table:table-cell>
          <table:table-cell table:formula="of:=FIND(20;[.A390])" office:value-type="float" office:value="29" calcext:value-type="float">
            <text:p>29</text:p>
          </table:table-cell>
          <table:table-cell table:formula="of:=MIDB([.A390];[.D390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Jesse L <text:s/>5.17.1 <text:s text:c="7"/>2012-Jun-20</text:p>
          </table:table-cell>
          <table:table-cell table:formula="of:=FIND(5;[.A391])" office:value-type="float" office:value="15" calcext:value-type="float">
            <text:p>15</text:p>
          </table:table-cell>
          <table:table-cell table:formula="of:=MIDB([.A391];[.B391];12)" office:value-type="string" office:string-value="5.17.1      " calcext:value-type="string">
            <text:p>5.17.1 <text:s text:c="5"/></text:p>
          </table:table-cell>
          <table:table-cell table:formula="of:=FIND(20;[.A391])" office:value-type="float" office:value="29" calcext:value-type="float">
            <text:p>29</text:p>
          </table:table-cell>
          <table:table-cell table:formula="of:=MIDB([.A391];[.D391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TonyC <text:s text:c="3"/>5.17.2 <text:s text:c="7"/>2012-Jul-20</text:p>
          </table:table-cell>
          <table:table-cell table:formula="of:=FIND(5;[.A392])" office:value-type="float" office:value="15" calcext:value-type="float">
            <text:p>15</text:p>
          </table:table-cell>
          <table:table-cell table:formula="of:=MIDB([.A392];[.B392];12)" office:value-type="string" office:string-value="5.17.2      " calcext:value-type="string">
            <text:p>5.17.2 <text:s text:c="5"/></text:p>
          </table:table-cell>
          <table:table-cell table:formula="of:=FIND(20;[.A392])" office:value-type="float" office:value="29" calcext:value-type="float">
            <text:p>29</text:p>
          </table:table-cell>
          <table:table-cell table:formula="of:=MIDB([.A392];[.D392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Steve <text:s text:c="3"/>5.17.3 <text:s text:c="7"/>2012-Aug-20</text:p>
          </table:table-cell>
          <table:table-cell table:formula="of:=FIND(5;[.A393])" office:value-type="float" office:value="15" calcext:value-type="float">
            <text:p>15</text:p>
          </table:table-cell>
          <table:table-cell table:formula="of:=MIDB([.A393];[.B393];12)" office:value-type="string" office:string-value="5.17.3      " calcext:value-type="string">
            <text:p>5.17.3 <text:s text:c="5"/></text:p>
          </table:table-cell>
          <table:table-cell table:formula="of:=FIND(20;[.A393])" office:value-type="float" office:value="29" calcext:value-type="float">
            <text:p>29</text:p>
          </table:table-cell>
          <table:table-cell table:formula="of:=MIDB([.A393];[.D393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Florian <text:s/>5.17.4 <text:s text:c="7"/>2012-Sep-20</text:p>
          </table:table-cell>
          <table:table-cell table:formula="of:=FIND(5;[.A394])" office:value-type="float" office:value="15" calcext:value-type="float">
            <text:p>15</text:p>
          </table:table-cell>
          <table:table-cell table:formula="of:=MIDB([.A394];[.B394];12)" office:value-type="string" office:string-value="5.17.4      " calcext:value-type="string">
            <text:p>5.17.4 <text:s text:c="5"/></text:p>
          </table:table-cell>
          <table:table-cell table:formula="of:=FIND(20;[.A394])" office:value-type="float" office:value="29" calcext:value-type="float">
            <text:p>29</text:p>
          </table:table-cell>
          <table:table-cell table:formula="of:=MIDB([.A394];[.D394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Florian <text:s/>5.17.5 <text:s text:c="7"/>2012-Oct-20</text:p>
          </table:table-cell>
          <table:table-cell table:formula="of:=FIND(5;[.A395])" office:value-type="float" office:value="15" calcext:value-type="float">
            <text:p>15</text:p>
          </table:table-cell>
          <table:table-cell table:formula="of:=MIDB([.A395];[.B395];12)" office:value-type="string" office:string-value="5.17.5      " calcext:value-type="string">
            <text:p>5.17.5 <text:s text:c="5"/></text:p>
          </table:table-cell>
          <table:table-cell table:formula="of:=FIND(20;[.A395])" office:value-type="float" office:value="29" calcext:value-type="float">
            <text:p>29</text:p>
          </table:table-cell>
          <table:table-cell table:formula="of:=MIDB([.A395];[.D395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Ricardo <text:s/>5.17.6 <text:s text:c="7"/>2012-Nov-20</text:p>
          </table:table-cell>
          <table:table-cell table:formula="of:=FIND(5;[.A396])" office:value-type="float" office:value="15" calcext:value-type="float">
            <text:p>15</text:p>
          </table:table-cell>
          <table:table-cell table:formula="of:=MIDB([.A396];[.B396];12)" office:value-type="string" office:string-value="5.17.6      " calcext:value-type="string">
            <text:p>5.17.6 <text:s text:c="5"/></text:p>
          </table:table-cell>
          <table:table-cell table:formula="of:=FIND(20;[.A396])" office:value-type="float" office:value="29" calcext:value-type="float">
            <text:p>29</text:p>
          </table:table-cell>
          <table:table-cell table:formula="of:=MIDB([.A396];[.D396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Dave R <text:s text:c="2"/>5.17.7 <text:s text:c="7"/>2012-Dec-18</text:p>
          </table:table-cell>
          <table:table-cell table:formula="of:=FIND(5;[.A397])" office:value-type="float" office:value="15" calcext:value-type="float">
            <text:p>15</text:p>
          </table:table-cell>
          <table:table-cell table:formula="of:=MIDB([.A397];[.B397];12)" office:value-type="string" office:string-value="5.17.7      " calcext:value-type="string">
            <text:p>5.17.7 <text:s text:c="5"/></text:p>
          </table:table-cell>
          <table:table-cell table:formula="of:=FIND(20;[.A397])" office:value-type="float" office:value="29" calcext:value-type="float">
            <text:p>29</text:p>
          </table:table-cell>
          <table:table-cell table:formula="of:=MIDB([.A397];[.D397];4)" office:value-type="string" office:string-value="2012" calcext:value-type="string">
            <text:p>2012</text:p>
          </table:table-cell>
        </table:table-row>
        <table:table-row table:style-name="ro1">
          <table:table-cell office:value-type="string" calcext:value-type="string">
            <text:p><text:s text:c="5"/>Aaron <text:s text:c="3"/>5.17.8 <text:s text:c="7"/>2013-Jan-20</text:p>
          </table:table-cell>
          <table:table-cell table:formula="of:=FIND(5;[.A398])" office:value-type="float" office:value="15" calcext:value-type="float">
            <text:p>15</text:p>
          </table:table-cell>
          <table:table-cell table:formula="of:=MIDB([.A398];[.B398];12)" office:value-type="string" office:string-value="5.17.8      " calcext:value-type="string">
            <text:p>5.17.8 <text:s text:c="5"/></text:p>
          </table:table-cell>
          <table:table-cell table:formula="of:=FIND(20;[.A398])" office:value-type="float" office:value="29" calcext:value-type="float">
            <text:p>29</text:p>
          </table:table-cell>
          <table:table-cell table:formula="of:=MIDB([.A398];[.D398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BinGOs <text:s text:c="2"/>5.17.9 <text:s text:c="7"/>2013-Feb-20</text:p>
          </table:table-cell>
          <table:table-cell table:formula="of:=FIND(5;[.A399])" office:value-type="float" office:value="15" calcext:value-type="float">
            <text:p>15</text:p>
          </table:table-cell>
          <table:table-cell table:formula="of:=MIDB([.A399];[.B399];12)" office:value-type="string" office:string-value="5.17.9      " calcext:value-type="string">
            <text:p>5.17.9 <text:s text:c="5"/></text:p>
          </table:table-cell>
          <table:table-cell table:formula="of:=FIND(20;[.A399])" office:value-type="float" office:value="29" calcext:value-type="float">
            <text:p>29</text:p>
          </table:table-cell>
          <table:table-cell table:formula="of:=MIDB([.A399];[.D399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Max M <text:s text:c="3"/>5.17.10 <text:s text:c="6"/>2013-Mar-21</text:p>
          </table:table-cell>
          <table:table-cell table:formula="of:=FIND(5;[.A400])" office:value-type="float" office:value="15" calcext:value-type="float">
            <text:p>15</text:p>
          </table:table-cell>
          <table:table-cell table:formula="of:=MIDB([.A400];[.B400];12)" office:value-type="string" office:string-value="5.17.10     " calcext:value-type="string">
            <text:p>5.17.10 <text:s text:c="4"/></text:p>
          </table:table-cell>
          <table:table-cell table:formula="of:=FIND(20;[.A400])" office:value-type="float" office:value="29" calcext:value-type="float">
            <text:p>29</text:p>
          </table:table-cell>
          <table:table-cell table:formula="of:=MIDB([.A400];[.D400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7.11 <text:s text:c="6"/>2013-Apr-20</text:p>
          </table:table-cell>
          <table:table-cell table:formula="of:=FIND(5;[.A401])" office:value-type="float" office:value="15" calcext:value-type="float">
            <text:p>15</text:p>
          </table:table-cell>
          <table:table-cell table:formula="of:=MIDB([.A401];[.B401];12)" office:value-type="string" office:string-value="5.17.11     " calcext:value-type="string">
            <text:p>5.17.11 <text:s text:c="4"/></text:p>
          </table:table-cell>
          <table:table-cell table:formula="of:=FIND(20;[.A401])" office:value-type="float" office:value="29" calcext:value-type="float">
            <text:p>29</text:p>
          </table:table-cell>
          <table:table-cell table:formula="of:=MIDB([.A401];[.D401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0-RC1 <text:s text:c="3"/>2013-May-11 <text:s text:c="4"/>The 5.18 maintenance track</text:p>
          </table:table-cell>
          <table:table-cell table:formula="of:=FIND(5;[.A402])" office:value-type="float" office:value="15" calcext:value-type="float">
            <text:p>15</text:p>
          </table:table-cell>
          <table:table-cell table:formula="of:=MIDB([.A402];[.B402];12)" office:value-type="string" office:string-value="5.18.0-RC1  " calcext:value-type="string">
            <text:p>5.18.0-RC1 <text:s/></text:p>
          </table:table-cell>
          <table:table-cell table:formula="of:=FIND(20;[.A402])" office:value-type="float" office:value="29" calcext:value-type="float">
            <text:p>29</text:p>
          </table:table-cell>
          <table:table-cell table:formula="of:=MIDB([.A402];[.D402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0-RC2 <text:s text:c="3"/>2013-May-12</text:p>
          </table:table-cell>
          <table:table-cell table:formula="of:=FIND(5;[.A403])" office:value-type="float" office:value="15" calcext:value-type="float">
            <text:p>15</text:p>
          </table:table-cell>
          <table:table-cell table:formula="of:=MIDB([.A403];[.B403];12)" office:value-type="string" office:string-value="5.18.0-RC2  " calcext:value-type="string">
            <text:p>5.18.0-RC2 <text:s/></text:p>
          </table:table-cell>
          <table:table-cell table:formula="of:=FIND(20;[.A403])" office:value-type="float" office:value="29" calcext:value-type="float">
            <text:p>29</text:p>
          </table:table-cell>
          <table:table-cell table:formula="of:=MIDB([.A403];[.D403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0-RC3 <text:s text:c="3"/>2013-May-13</text:p>
          </table:table-cell>
          <table:table-cell table:formula="of:=FIND(5;[.A404])" office:value-type="float" office:value="15" calcext:value-type="float">
            <text:p>15</text:p>
          </table:table-cell>
          <table:table-cell table:formula="of:=MIDB([.A404];[.B404];12)" office:value-type="string" office:string-value="5.18.0-RC3  " calcext:value-type="string">
            <text:p>5.18.0-RC3 <text:s/></text:p>
          </table:table-cell>
          <table:table-cell table:formula="of:=FIND(20;[.A404])" office:value-type="float" office:value="29" calcext:value-type="float">
            <text:p>29</text:p>
          </table:table-cell>
          <table:table-cell table:formula="of:=MIDB([.A404];[.D404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0-RC4 <text:s text:c="3"/>2013-May-15</text:p>
          </table:table-cell>
          <table:table-cell table:formula="of:=FIND(5;[.A405])" office:value-type="float" office:value="15" calcext:value-type="float">
            <text:p>15</text:p>
          </table:table-cell>
          <table:table-cell table:formula="of:=MIDB([.A405];[.B405];12)" office:value-type="string" office:string-value="5.18.0-RC4  " calcext:value-type="string">
            <text:p>5.18.0-RC4 <text:s/></text:p>
          </table:table-cell>
          <table:table-cell table:formula="of:=FIND(20;[.A405])" office:value-type="float" office:value="29" calcext:value-type="float">
            <text:p>29</text:p>
          </table:table-cell>
          <table:table-cell table:formula="of:=MIDB([.A405];[.D405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0 <text:s text:c="7"/>2013-May-18</text:p>
          </table:table-cell>
          <table:table-cell table:formula="of:=FIND(5;[.A406])" office:value-type="float" office:value="15" calcext:value-type="float">
            <text:p>15</text:p>
          </table:table-cell>
          <table:table-cell table:formula="of:=MIDB([.A406];[.B406];12)" office:value-type="string" office:string-value="5.18.0      " calcext:value-type="string">
            <text:p>5.18.0 <text:s text:c="5"/></text:p>
          </table:table-cell>
          <table:table-cell table:formula="of:=FIND(20;[.A406])" office:value-type="float" office:value="29" calcext:value-type="float">
            <text:p>29</text:p>
          </table:table-cell>
          <table:table-cell table:formula="of:=MIDB([.A406];[.D406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1-RC1 <text:s text:c="3"/>2013-Aug-01</text:p>
          </table:table-cell>
          <table:table-cell table:formula="of:=FIND(5;[.A407])" office:value-type="float" office:value="15" calcext:value-type="float">
            <text:p>15</text:p>
          </table:table-cell>
          <table:table-cell table:formula="of:=MIDB([.A407];[.B407];12)" office:value-type="string" office:string-value="5.18.1-RC1  " calcext:value-type="string">
            <text:p>5.18.1-RC1 <text:s/></text:p>
          </table:table-cell>
          <table:table-cell table:formula="of:=FIND(20;[.A407])" office:value-type="float" office:value="29" calcext:value-type="float">
            <text:p>29</text:p>
          </table:table-cell>
          <table:table-cell table:formula="of:=MIDB([.A407];[.D407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1-RC2 <text:s text:c="3"/>2013-Aug-03</text:p>
          </table:table-cell>
          <table:table-cell table:formula="of:=FIND(5;[.A408])" office:value-type="float" office:value="15" calcext:value-type="float">
            <text:p>15</text:p>
          </table:table-cell>
          <table:table-cell table:formula="of:=MIDB([.A408];[.B408];12)" office:value-type="string" office:string-value="5.18.1-RC2  " calcext:value-type="string">
            <text:p>5.18.1-RC2 <text:s/></text:p>
          </table:table-cell>
          <table:table-cell table:formula="of:=FIND(20;[.A408])" office:value-type="float" office:value="29" calcext:value-type="float">
            <text:p>29</text:p>
          </table:table-cell>
          <table:table-cell table:formula="of:=MIDB([.A408];[.D408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1-RC3 <text:s text:c="3"/>2013-Aug-08</text:p>
          </table:table-cell>
          <table:table-cell table:formula="of:=FIND(5;[.A409])" office:value-type="float" office:value="15" calcext:value-type="float">
            <text:p>15</text:p>
          </table:table-cell>
          <table:table-cell table:formula="of:=MIDB([.A409];[.B409];12)" office:value-type="string" office:string-value="5.18.1-RC3  " calcext:value-type="string">
            <text:p>5.18.1-RC3 <text:s/></text:p>
          </table:table-cell>
          <table:table-cell table:formula="of:=FIND(20;[.A409])" office:value-type="float" office:value="29" calcext:value-type="float">
            <text:p>29</text:p>
          </table:table-cell>
          <table:table-cell table:formula="of:=MIDB([.A409];[.D409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1 <text:s text:c="7"/>2013-Aug-12</text:p>
          </table:table-cell>
          <table:table-cell table:formula="of:=FIND(5;[.A410])" office:value-type="float" office:value="15" calcext:value-type="float">
            <text:p>15</text:p>
          </table:table-cell>
          <table:table-cell table:formula="of:=MIDB([.A410];[.B410];12)" office:value-type="string" office:string-value="5.18.1      " calcext:value-type="string">
            <text:p>5.18.1 <text:s text:c="5"/></text:p>
          </table:table-cell>
          <table:table-cell table:formula="of:=FIND(20;[.A410])" office:value-type="float" office:value="29" calcext:value-type="float">
            <text:p>29</text:p>
          </table:table-cell>
          <table:table-cell table:formula="of:=MIDB([.A410];[.D410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/>5.18.2 <text:s text:c="7"/>2014-Jan-06</text:p>
          </table:table-cell>
          <table:table-cell table:formula="of:=FIND(5;[.A411])" office:value-type="float" office:value="15" calcext:value-type="float">
            <text:p>15</text:p>
          </table:table-cell>
          <table:table-cell table:formula="of:=MIDB([.A411];[.B411];12)" office:value-type="string" office:string-value="5.18.2      " calcext:value-type="string">
            <text:p>5.18.2 <text:s text:c="5"/></text:p>
          </table:table-cell>
          <table:table-cell table:formula="of:=FIND(20;[.A411])" office:value-type="float" office:value="29" calcext:value-type="float">
            <text:p>29</text:p>
          </table:table-cell>
          <table:table-cell table:formula="of:=MIDB([.A411];[.D411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/>5.18.3-RC1 <text:s text:c="3"/>2014-Sep-17</text:p>
          </table:table-cell>
          <table:table-cell table:formula="of:=FIND(5;[.A412])" office:value-type="float" office:value="15" calcext:value-type="float">
            <text:p>15</text:p>
          </table:table-cell>
          <table:table-cell table:formula="of:=MIDB([.A412];[.B412];12)" office:value-type="string" office:string-value="5.18.3-RC1  " calcext:value-type="string">
            <text:p>5.18.3-RC1 <text:s/></text:p>
          </table:table-cell>
          <table:table-cell table:formula="of:=FIND(20;[.A412])" office:value-type="float" office:value="29" calcext:value-type="float">
            <text:p>29</text:p>
          </table:table-cell>
          <table:table-cell table:formula="of:=MIDB([.A412];[.D412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/>5.18.3-RC2 <text:s text:c="3"/>2014-Sep-27</text:p>
          </table:table-cell>
          <table:table-cell table:formula="of:=FIND(5;[.A413])" office:value-type="float" office:value="15" calcext:value-type="float">
            <text:p>15</text:p>
          </table:table-cell>
          <table:table-cell table:formula="of:=MIDB([.A413];[.B413];12)" office:value-type="string" office:string-value="5.18.3-RC2  " calcext:value-type="string">
            <text:p>5.18.3-RC2 <text:s/></text:p>
          </table:table-cell>
          <table:table-cell table:formula="of:=FIND(20;[.A413])" office:value-type="float" office:value="29" calcext:value-type="float">
            <text:p>29</text:p>
          </table:table-cell>
          <table:table-cell table:formula="of:=MIDB([.A413];[.D413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/>5.18.3 <text:s text:c="7"/>2014-Oct-01</text:p>
          </table:table-cell>
          <table:table-cell table:formula="of:=FIND(5;[.A414])" office:value-type="float" office:value="15" calcext:value-type="float">
            <text:p>15</text:p>
          </table:table-cell>
          <table:table-cell table:formula="of:=MIDB([.A414];[.B414];12)" office:value-type="string" office:string-value="5.18.3      " calcext:value-type="string">
            <text:p>5.18.3 <text:s text:c="5"/></text:p>
          </table:table-cell>
          <table:table-cell table:formula="of:=FIND(20;[.A414])" office:value-type="float" office:value="29" calcext:value-type="float">
            <text:p>29</text:p>
          </table:table-cell>
          <table:table-cell table:formula="of:=MIDB([.A414];[.D414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/>5.18.4 <text:s text:c="7"/>2014-Oct-01</text:p>
          </table:table-cell>
          <table:table-cell table:formula="of:=FIND(5;[.A415])" office:value-type="float" office:value="15" calcext:value-type="float">
            <text:p>15</text:p>
          </table:table-cell>
          <table:table-cell table:formula="of:=MIDB([.A415];[.B415];12)" office:value-type="string" office:string-value="5.18.4      " calcext:value-type="string">
            <text:p>5.18.4 <text:s text:c="5"/></text:p>
          </table:table-cell>
          <table:table-cell table:formula="of:=FIND(20;[.A415])" office:value-type="float" office:value="29" calcext:value-type="float">
            <text:p>29</text:p>
          </table:table-cell>
          <table:table-cell table:formula="of:=MIDB([.A415];[.D415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 text:c="2"/>5.19.0 <text:s text:c="6"/>2013-May-20 <text:s text:c="4"/>The 5.19 development track</text:p>
          </table:table-cell>
          <table:table-cell table:formula="of:=FIND(5;[.A416])" office:value-type="float" office:value="16" calcext:value-type="float">
            <text:p>16</text:p>
          </table:table-cell>
          <table:table-cell table:formula="of:=MIDB([.A416];[.B416];12)" office:value-type="string" office:string-value="5.19.0      " calcext:value-type="string">
            <text:p>5.19.0 <text:s text:c="5"/></text:p>
          </table:table-cell>
          <table:table-cell table:formula="of:=FIND(20;[.A416])" office:value-type="float" office:value="29" calcext:value-type="float">
            <text:p>29</text:p>
          </table:table-cell>
          <table:table-cell table:formula="of:=MIDB([.A416];[.D416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David G <text:s text:c="2"/>5.19.1 <text:s text:c="6"/>2013-Jun-21</text:p>
          </table:table-cell>
          <table:table-cell table:formula="of:=FIND(5;[.A417])" office:value-type="float" office:value="16" calcext:value-type="float">
            <text:p>16</text:p>
          </table:table-cell>
          <table:table-cell table:formula="of:=MIDB([.A417];[.B417];12)" office:value-type="string" office:string-value="5.19.1      " calcext:value-type="string">
            <text:p>5.19.1 <text:s text:c="5"/></text:p>
          </table:table-cell>
          <table:table-cell table:formula="of:=FIND(20;[.A417])" office:value-type="float" office:value="29" calcext:value-type="float">
            <text:p>29</text:p>
          </table:table-cell>
          <table:table-cell table:formula="of:=MIDB([.A417];[.D417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Aristotle 5.19.2 <text:s text:c="6"/>2013-Jul-22</text:p>
          </table:table-cell>
          <table:table-cell table:formula="of:=FIND(5;[.A418])" office:value-type="float" office:value="16" calcext:value-type="float">
            <text:p>16</text:p>
          </table:table-cell>
          <table:table-cell table:formula="of:=MIDB([.A418];[.B418];12)" office:value-type="string" office:string-value="5.19.2      " calcext:value-type="string">
            <text:p>5.19.2 <text:s text:c="5"/></text:p>
          </table:table-cell>
          <table:table-cell table:formula="of:=FIND(20;[.A418])" office:value-type="float" office:value="29" calcext:value-type="float">
            <text:p>29</text:p>
          </table:table-cell>
          <table:table-cell table:formula="of:=MIDB([.A418];[.D418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Steve <text:s text:c="4"/>5.19.3 <text:s text:c="6"/>2013-Aug-20</text:p>
          </table:table-cell>
          <table:table-cell table:formula="of:=FIND(5;[.A419])" office:value-type="float" office:value="16" calcext:value-type="float">
            <text:p>16</text:p>
          </table:table-cell>
          <table:table-cell table:formula="of:=MIDB([.A419];[.B419];12)" office:value-type="string" office:string-value="5.19.3      " calcext:value-type="string">
            <text:p>5.19.3 <text:s text:c="5"/></text:p>
          </table:table-cell>
          <table:table-cell table:formula="of:=FIND(20;[.A419])" office:value-type="float" office:value="29" calcext:value-type="float">
            <text:p>29</text:p>
          </table:table-cell>
          <table:table-cell table:formula="of:=MIDB([.A419];[.D419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Steve <text:s text:c="4"/>5.19.4 <text:s text:c="6"/>2013-Sep-20</text:p>
          </table:table-cell>
          <table:table-cell table:formula="of:=FIND(5;[.A420])" office:value-type="float" office:value="16" calcext:value-type="float">
            <text:p>16</text:p>
          </table:table-cell>
          <table:table-cell table:formula="of:=MIDB([.A420];[.B420];12)" office:value-type="string" office:string-value="5.19.4      " calcext:value-type="string">
            <text:p>5.19.4 <text:s text:c="5"/></text:p>
          </table:table-cell>
          <table:table-cell table:formula="of:=FIND(20;[.A420])" office:value-type="float" office:value="29" calcext:value-type="float">
            <text:p>29</text:p>
          </table:table-cell>
          <table:table-cell table:formula="of:=MIDB([.A420];[.D420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Steve <text:s text:c="4"/>5.19.5 <text:s text:c="6"/>2013-Oct-20</text:p>
          </table:table-cell>
          <table:table-cell table:formula="of:=FIND(5;[.A421])" office:value-type="float" office:value="16" calcext:value-type="float">
            <text:p>16</text:p>
          </table:table-cell>
          <table:table-cell table:formula="of:=MIDB([.A421];[.B421];12)" office:value-type="string" office:string-value="5.19.5      " calcext:value-type="string">
            <text:p>5.19.5 <text:s text:c="5"/></text:p>
          </table:table-cell>
          <table:table-cell table:formula="of:=FIND(20;[.A421])" office:value-type="float" office:value="29" calcext:value-type="float">
            <text:p>29</text:p>
          </table:table-cell>
          <table:table-cell table:formula="of:=MIDB([.A421];[.D421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BinGOs <text:s text:c="3"/>5.19.6 <text:s text:c="6"/>2013-Nov-20</text:p>
          </table:table-cell>
          <table:table-cell table:formula="of:=FIND(5;[.A422])" office:value-type="float" office:value="16" calcext:value-type="float">
            <text:p>16</text:p>
          </table:table-cell>
          <table:table-cell table:formula="of:=MIDB([.A422];[.B422];12)" office:value-type="string" office:string-value="5.19.6      " calcext:value-type="string">
            <text:p>5.19.6 <text:s text:c="5"/></text:p>
          </table:table-cell>
          <table:table-cell table:formula="of:=FIND(20;[.A422])" office:value-type="float" office:value="29" calcext:value-type="float">
            <text:p>29</text:p>
          </table:table-cell>
          <table:table-cell table:formula="of:=MIDB([.A422];[.D422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Abigail <text:s text:c="2"/>5.19.7 <text:s text:c="6"/>2013-Dec-20</text:p>
          </table:table-cell>
          <table:table-cell table:formula="of:=FIND(5;[.A423])" office:value-type="float" office:value="16" calcext:value-type="float">
            <text:p>16</text:p>
          </table:table-cell>
          <table:table-cell table:formula="of:=MIDB([.A423];[.B423];12)" office:value-type="string" office:string-value="5.19.7      " calcext:value-type="string">
            <text:p>5.19.7 <text:s text:c="5"/></text:p>
          </table:table-cell>
          <table:table-cell table:formula="of:=FIND(20;[.A423])" office:value-type="float" office:value="29" calcext:value-type="float">
            <text:p>29</text:p>
          </table:table-cell>
          <table:table-cell table:formula="of:=MIDB([.A423];[.D423];4)" office:value-type="string" office:string-value="2013" calcext:value-type="string">
            <text:p>2013</text:p>
          </table:table-cell>
        </table:table-row>
        <table:table-row table:style-name="ro1">
          <table:table-cell office:value-type="string" calcext:value-type="string">
            <text:p><text:s text:c="5"/>Ricardo <text:s text:c="2"/>5.19.8 <text:s text:c="6"/>2014-Jan-20</text:p>
          </table:table-cell>
          <table:table-cell table:formula="of:=FIND(5;[.A424])" office:value-type="float" office:value="16" calcext:value-type="float">
            <text:p>16</text:p>
          </table:table-cell>
          <table:table-cell table:formula="of:=MIDB([.A424];[.B424];12)" office:value-type="string" office:string-value="5.19.8      " calcext:value-type="string">
            <text:p>5.19.8 <text:s text:c="5"/></text:p>
          </table:table-cell>
          <table:table-cell table:formula="of:=FIND(20;[.A424])" office:value-type="float" office:value="29" calcext:value-type="float">
            <text:p>29</text:p>
          </table:table-cell>
          <table:table-cell table:formula="of:=MIDB([.A424];[.D424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TonyC <text:s text:c="4"/>5.19.9 <text:s text:c="6"/>2014-Feb-20</text:p>
          </table:table-cell>
          <table:table-cell table:formula="of:=FIND(5;[.A425])" office:value-type="float" office:value="16" calcext:value-type="float">
            <text:p>16</text:p>
          </table:table-cell>
          <table:table-cell table:formula="of:=MIDB([.A425];[.B425];12)" office:value-type="string" office:string-value="5.19.9      " calcext:value-type="string">
            <text:p>5.19.9 <text:s text:c="5"/></text:p>
          </table:table-cell>
          <table:table-cell table:formula="of:=FIND(20;[.A425])" office:value-type="float" office:value="29" calcext:value-type="float">
            <text:p>29</text:p>
          </table:table-cell>
          <table:table-cell table:formula="of:=MIDB([.A425];[.D425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Aaron <text:s text:c="4"/>5.19.10 <text:s text:c="5"/>2014-Mar-20</text:p>
          </table:table-cell>
          <table:table-cell table:formula="of:=FIND(5;[.A426])" office:value-type="float" office:value="16" calcext:value-type="float">
            <text:p>16</text:p>
          </table:table-cell>
          <table:table-cell table:formula="of:=MIDB([.A426];[.B426];12)" office:value-type="string" office:string-value="5.19.10     " calcext:value-type="string">
            <text:p>5.19.10 <text:s text:c="4"/></text:p>
          </table:table-cell>
          <table:table-cell table:formula="of:=FIND(20;[.A426])" office:value-type="float" office:value="29" calcext:value-type="float">
            <text:p>29</text:p>
          </table:table-cell>
          <table:table-cell table:formula="of:=MIDB([.A426];[.D426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Steve <text:s text:c="4"/>5.19.11 <text:s text:c="5"/>2014-Apr-20</text:p>
          </table:table-cell>
          <table:table-cell table:formula="of:=FIND(5;[.A427])" office:value-type="float" office:value="16" calcext:value-type="float">
            <text:p>16</text:p>
          </table:table-cell>
          <table:table-cell table:formula="of:=MIDB([.A427];[.B427];12)" office:value-type="string" office:string-value="5.19.11     " calcext:value-type="string">
            <text:p>5.19.11 <text:s text:c="4"/></text:p>
          </table:table-cell>
          <table:table-cell table:formula="of:=FIND(20;[.A427])" office:value-type="float" office:value="29" calcext:value-type="float">
            <text:p>29</text:p>
          </table:table-cell>
          <table:table-cell table:formula="of:=MIDB([.A427];[.D427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 text:c="2"/>5.20.0-RC1 <text:s text:c="2"/>2014-May-16 <text:s text:c="4"/>The 5.20 maintenance track</text:p>
          </table:table-cell>
          <table:table-cell table:formula="of:=FIND(5;[.A428])" office:value-type="float" office:value="16" calcext:value-type="float">
            <text:p>16</text:p>
          </table:table-cell>
          <table:table-cell table:formula="of:=MIDB([.A428];[.B428];12)" office:value-type="string" office:string-value="5.20.0-RC1  " calcext:value-type="string">
            <text:p>5.20.0-RC1 <text:s/></text:p>
          </table:table-cell>
          <table:table-cell table:formula="of:=FIND(20;[.A428];19)" office:value-type="float" office:value="29" calcext:value-type="float">
            <text:p>29</text:p>
          </table:table-cell>
          <table:table-cell table:formula="of:=MIDB([.A428];[.D428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Ricardo <text:s text:c="2"/>5.20.0 <text:s text:c="6"/>2014-May-27</text:p>
          </table:table-cell>
          <table:table-cell table:formula="of:=FIND(5;[.A429])" office:value-type="float" office:value="16" calcext:value-type="float">
            <text:p>16</text:p>
          </table:table-cell>
          <table:table-cell table:formula="of:=MIDB([.A429];[.B429];12)" office:value-type="string" office:string-value="5.20.0      " calcext:value-type="string">
            <text:p>5.20.0 <text:s text:c="5"/></text:p>
          </table:table-cell>
          <table:table-cell table:formula="of:=FIND(20;[.A429];19)" office:value-type="float" office:value="29" calcext:value-type="float">
            <text:p>29</text:p>
          </table:table-cell>
          <table:table-cell table:formula="of:=MIDB([.A429];[.D429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Steve <text:s text:c="4"/>5.20.1-RC1 <text:s text:c="2"/>2014-Aug-25</text:p>
          </table:table-cell>
          <table:table-cell table:formula="of:=FIND(5;[.A430])" office:value-type="float" office:value="16" calcext:value-type="float">
            <text:p>16</text:p>
          </table:table-cell>
          <table:table-cell table:formula="of:=MIDB([.A430];[.B430];12)" office:value-type="string" office:string-value="5.20.1-RC1  " calcext:value-type="string">
            <text:p>5.20.1-RC1 <text:s/></text:p>
          </table:table-cell>
          <table:table-cell table:formula="of:=FIND(20;[.A430];19)" office:value-type="float" office:value="29" calcext:value-type="float">
            <text:p>29</text:p>
          </table:table-cell>
          <table:table-cell table:formula="of:=MIDB([.A430];[.D430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Steve <text:s text:c="4"/>5.20.1-RC2 <text:s text:c="2"/>2014-Sep-07</text:p>
          </table:table-cell>
          <table:table-cell table:formula="of:=FIND(5;[.A431])" office:value-type="float" office:value="16" calcext:value-type="float">
            <text:p>16</text:p>
          </table:table-cell>
          <table:table-cell table:formula="of:=MIDB([.A431];[.B431];12)" office:value-type="string" office:string-value="5.20.1-RC2  " calcext:value-type="string">
            <text:p>5.20.1-RC2 <text:s/></text:p>
          </table:table-cell>
          <table:table-cell table:formula="of:=FIND(20;[.A431];19)" office:value-type="float" office:value="29" calcext:value-type="float">
            <text:p>29</text:p>
          </table:table-cell>
          <table:table-cell table:formula="of:=MIDB([.A431];[.D431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Steve <text:s text:c="4"/>5.20.1 <text:s text:c="6"/>2014-Sep-14</text:p>
          </table:table-cell>
          <table:table-cell table:formula="of:=FIND(5;[.A432])" office:value-type="float" office:value="16" calcext:value-type="float">
            <text:p>16</text:p>
          </table:table-cell>
          <table:table-cell table:formula="of:=MIDB([.A432];[.B432];12)" office:value-type="string" office:string-value="5.20.1      " calcext:value-type="string">
            <text:p>5.20.1 <text:s text:c="5"/></text:p>
          </table:table-cell>
          <table:table-cell table:formula="of:=FIND(20;[.A432];19)" office:value-type="float" office:value="29" calcext:value-type="float">
            <text:p>29</text:p>
          </table:table-cell>
          <table:table-cell table:formula="of:=MIDB([.A432];[.D432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Steve <text:s text:c="4"/>5.20.2-RC1 <text:s text:c="2"/>2015-Jan-31</text:p>
          </table:table-cell>
          <table:table-cell table:formula="of:=FIND(5;[.A433])" office:value-type="float" office:value="16" calcext:value-type="float">
            <text:p>16</text:p>
          </table:table-cell>
          <table:table-cell table:formula="of:=MIDB([.A433];[.B433];12)" office:value-type="string" office:string-value="5.20.2-RC1  " calcext:value-type="string">
            <text:p>5.20.2-RC1 <text:s/></text:p>
          </table:table-cell>
          <table:table-cell table:formula="of:=FIND(20;[.A433];19)" office:value-type="float" office:value="29" calcext:value-type="float">
            <text:p>29</text:p>
          </table:table-cell>
          <table:table-cell table:formula="of:=MIDB([.A433];[.D433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Steve <text:s text:c="4"/>5.20.2 <text:s text:c="6"/>2015-Feb-14</text:p>
          </table:table-cell>
          <table:table-cell table:formula="of:=FIND(5;[.A434])" office:value-type="float" office:value="16" calcext:value-type="float">
            <text:p>16</text:p>
          </table:table-cell>
          <table:table-cell table:formula="of:=MIDB([.A434];[.B434];12)" office:value-type="string" office:string-value="5.20.2      " calcext:value-type="string">
            <text:p>5.20.2 <text:s text:c="5"/></text:p>
          </table:table-cell>
          <table:table-cell table:formula="of:=FIND(20;[.A434];19)" office:value-type="float" office:value="29" calcext:value-type="float">
            <text:p>29</text:p>
          </table:table-cell>
          <table:table-cell table:formula="of:=MIDB([.A434];[.D434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Ricardo <text:s text:c="2"/>5.21.0 <text:s text:c="6"/>2014-May-27 <text:s text:c="4"/>The 5.21 development track</text:p>
          </table:table-cell>
          <table:table-cell table:formula="of:=FIND(5;[.A435])" office:value-type="float" office:value="16" calcext:value-type="float">
            <text:p>16</text:p>
          </table:table-cell>
          <table:table-cell table:formula="of:=MIDB([.A435];[.B435];12)" office:value-type="string" office:string-value="5.21.0      " calcext:value-type="string">
            <text:p>5.21.0 <text:s text:c="5"/></text:p>
          </table:table-cell>
          <table:table-cell table:formula="of:=FIND(20;[.A435])" office:value-type="float" office:value="29" calcext:value-type="float">
            <text:p>29</text:p>
          </table:table-cell>
          <table:table-cell table:formula="of:=MIDB([.A435];[.D435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Matthew H 5.21.1 <text:s text:c="6"/>2014-Jun-20</text:p>
          </table:table-cell>
          <table:table-cell table:formula="of:=FIND(5;[.A436])" office:value-type="float" office:value="16" calcext:value-type="float">
            <text:p>16</text:p>
          </table:table-cell>
          <table:table-cell table:formula="of:=MIDB([.A436];[.B436];12)" office:value-type="string" office:string-value="5.21.1      " calcext:value-type="string">
            <text:p>5.21.1 <text:s text:c="5"/></text:p>
          </table:table-cell>
          <table:table-cell table:formula="of:=FIND(20;[.A436])" office:value-type="float" office:value="29" calcext:value-type="float">
            <text:p>29</text:p>
          </table:table-cell>
          <table:table-cell table:formula="of:=MIDB([.A436];[.D436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Abigail <text:s text:c="2"/>5.21.2 <text:s text:c="6"/>2014-Jul-20</text:p>
          </table:table-cell>
          <table:table-cell table:formula="of:=FIND(5;[.A437])" office:value-type="float" office:value="16" calcext:value-type="float">
            <text:p>16</text:p>
          </table:table-cell>
          <table:table-cell table:formula="of:=MIDB([.A437];[.B437];12)" office:value-type="string" office:string-value="5.21.2      " calcext:value-type="string">
            <text:p>5.21.2 <text:s text:c="5"/></text:p>
          </table:table-cell>
          <table:table-cell table:formula="of:=FIND(20;[.A437])" office:value-type="float" office:value="29" calcext:value-type="float">
            <text:p>29</text:p>
          </table:table-cell>
          <table:table-cell table:formula="of:=MIDB([.A437];[.D437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Peter <text:s text:c="4"/>5.21.3 <text:s text:c="6"/>2014-Aug-20</text:p>
          </table:table-cell>
          <table:table-cell table:formula="of:=FIND(5;[.A438])" office:value-type="float" office:value="16" calcext:value-type="float">
            <text:p>16</text:p>
          </table:table-cell>
          <table:table-cell table:formula="of:=MIDB([.A438];[.B438];12)" office:value-type="string" office:string-value="5.21.3      " calcext:value-type="string">
            <text:p>5.21.3 <text:s text:c="5"/></text:p>
          </table:table-cell>
          <table:table-cell table:formula="of:=FIND(20;[.A438])" office:value-type="float" office:value="29" calcext:value-type="float">
            <text:p>29</text:p>
          </table:table-cell>
          <table:table-cell table:formula="of:=MIDB([.A438];[.D438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Steve <text:s text:c="4"/>5.21.4 <text:s text:c="6"/>2014-Sep-20</text:p>
          </table:table-cell>
          <table:table-cell table:formula="of:=FIND(5;[.A439])" office:value-type="float" office:value="16" calcext:value-type="float">
            <text:p>16</text:p>
          </table:table-cell>
          <table:table-cell table:formula="of:=MIDB([.A439];[.B439];12)" office:value-type="string" office:string-value="5.21.4      " calcext:value-type="string">
            <text:p>5.21.4 <text:s text:c="5"/></text:p>
          </table:table-cell>
          <table:table-cell table:formula="of:=FIND(20;[.A439])" office:value-type="float" office:value="29" calcext:value-type="float">
            <text:p>29</text:p>
          </table:table-cell>
          <table:table-cell table:formula="of:=MIDB([.A439];[.D439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Abigail <text:s text:c="2"/>5.21.5 <text:s text:c="6"/>2014-Oct-20</text:p>
          </table:table-cell>
          <table:table-cell table:formula="of:=FIND(5;[.A440])" office:value-type="float" office:value="16" calcext:value-type="float">
            <text:p>16</text:p>
          </table:table-cell>
          <table:table-cell table:formula="of:=MIDB([.A440];[.B440];12)" office:value-type="string" office:string-value="5.21.5      " calcext:value-type="string">
            <text:p>5.21.5 <text:s text:c="5"/></text:p>
          </table:table-cell>
          <table:table-cell table:formula="of:=FIND(20;[.A440])" office:value-type="float" office:value="29" calcext:value-type="float">
            <text:p>29</text:p>
          </table:table-cell>
          <table:table-cell table:formula="of:=MIDB([.A440];[.D440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BinGOs <text:s text:c="3"/>5.21.6 <text:s text:c="6"/>2014-Nov-20</text:p>
          </table:table-cell>
          <table:table-cell table:formula="of:=FIND(5;[.A441])" office:value-type="float" office:value="16" calcext:value-type="float">
            <text:p>16</text:p>
          </table:table-cell>
          <table:table-cell table:formula="of:=MIDB([.A441];[.B441];12)" office:value-type="string" office:string-value="5.21.6      " calcext:value-type="string">
            <text:p>5.21.6 <text:s text:c="5"/></text:p>
          </table:table-cell>
          <table:table-cell table:formula="of:=FIND(20;[.A441])" office:value-type="float" office:value="29" calcext:value-type="float">
            <text:p>29</text:p>
          </table:table-cell>
          <table:table-cell table:formula="of:=MIDB([.A441];[.D441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Max M <text:s text:c="4"/>5.21.7 <text:s text:c="6"/>2014-Dec-20</text:p>
          </table:table-cell>
          <table:table-cell table:formula="of:=FIND(5;[.A442])" office:value-type="float" office:value="16" calcext:value-type="float">
            <text:p>16</text:p>
          </table:table-cell>
          <table:table-cell table:formula="of:=MIDB([.A442];[.B442];12)" office:value-type="string" office:string-value="5.21.7      " calcext:value-type="string">
            <text:p>5.21.7 <text:s text:c="5"/></text:p>
          </table:table-cell>
          <table:table-cell table:formula="of:=FIND(20;[.A442])" office:value-type="float" office:value="29" calcext:value-type="float">
            <text:p>29</text:p>
          </table:table-cell>
          <table:table-cell table:formula="of:=MIDB([.A442];[.D442];4)" office:value-type="string" office:string-value="2014" calcext:value-type="string">
            <text:p>2014</text:p>
          </table:table-cell>
        </table:table-row>
        <table:table-row table:style-name="ro1">
          <table:table-cell office:value-type="string" calcext:value-type="string">
            <text:p><text:s text:c="5"/>Matthew H 5.21.8 <text:s text:c="6"/>2015-Jan-20</text:p>
          </table:table-cell>
          <table:table-cell table:formula="of:=FIND(5;[.A443])" office:value-type="float" office:value="16" calcext:value-type="float">
            <text:p>16</text:p>
          </table:table-cell>
          <table:table-cell table:formula="of:=MIDB([.A443];[.B443];12)" office:value-type="string" office:string-value="5.21.8      " calcext:value-type="string">
            <text:p>5.21.8 <text:s text:c="5"/></text:p>
          </table:table-cell>
          <table:table-cell table:formula="of:=FIND(20;[.A443])" office:value-type="float" office:value="29" calcext:value-type="float">
            <text:p>29</text:p>
          </table:table-cell>
          <table:table-cell table:formula="of:=MIDB([.A443];[.D443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Sawyer X <text:s/>5.21.9 <text:s text:c="6"/>2015-Feb-20</text:p>
          </table:table-cell>
          <table:table-cell table:formula="of:=FIND(5;[.A444])" office:value-type="float" office:value="16" calcext:value-type="float">
            <text:p>16</text:p>
          </table:table-cell>
          <table:table-cell table:formula="of:=MIDB([.A444];[.B444];12)" office:value-type="string" office:string-value="5.21.9      " calcext:value-type="string">
            <text:p>5.21.9 <text:s text:c="5"/></text:p>
          </table:table-cell>
          <table:table-cell table:formula="of:=FIND(20;[.A444])" office:value-type="float" office:value="29" calcext:value-type="float">
            <text:p>29</text:p>
          </table:table-cell>
          <table:table-cell table:formula="of:=MIDB([.A444];[.D444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Steve <text:s text:c="4"/>5.21.10 <text:s text:c="5"/>2015-Mar-20</text:p>
          </table:table-cell>
          <table:table-cell table:formula="of:=FIND(5;[.A445])" office:value-type="float" office:value="16" calcext:value-type="float">
            <text:p>16</text:p>
          </table:table-cell>
          <table:table-cell table:formula="of:=MIDB([.A445];[.B445];12)" office:value-type="string" office:string-value="5.21.10     " calcext:value-type="string">
            <text:p>5.21.10 <text:s text:c="4"/></text:p>
          </table:table-cell>
          <table:table-cell table:formula="of:=FIND(20;[.A445])" office:value-type="float" office:value="29" calcext:value-type="float">
            <text:p>29</text:p>
          </table:table-cell>
          <table:table-cell table:formula="of:=MIDB([.A445];[.D445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Steve <text:s text:c="4"/>5.21.11 <text:s text:c="5"/>2015-Apr-20</text:p>
          </table:table-cell>
          <table:table-cell table:formula="of:=FIND(5;[.A446])" office:value-type="float" office:value="16" calcext:value-type="float">
            <text:p>16</text:p>
          </table:table-cell>
          <table:table-cell table:formula="of:=MIDB([.A446];[.B446];12)" office:value-type="string" office:string-value="5.21.11     " calcext:value-type="string">
            <text:p>5.21.11 <text:s text:c="4"/></text:p>
          </table:table-cell>
          <table:table-cell table:formula="of:=FIND(20;[.A446])" office:value-type="float" office:value="29" calcext:value-type="float">
            <text:p>29</text:p>
          </table:table-cell>
          <table:table-cell table:formula="of:=MIDB([.A446];[.D446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Ricardo <text:s text:c="2"/>5.22.0-RC1 <text:s text:c="2"/>2015-May-19 <text:s text:c="4"/>The 5.22 maintenance track</text:p>
          </table:table-cell>
          <table:table-cell table:formula="of:=FIND(5;[.A447])" office:value-type="float" office:value="16" calcext:value-type="float">
            <text:p>16</text:p>
          </table:table-cell>
          <table:table-cell table:formula="of:=MIDB([.A447];[.B447];12)" office:value-type="string" office:string-value="5.22.0-RC1  " calcext:value-type="string">
            <text:p>5.22.0-RC1 <text:s/></text:p>
          </table:table-cell>
          <table:table-cell table:formula="of:=FIND(20;[.A447])" office:value-type="float" office:value="29" calcext:value-type="float">
            <text:p>29</text:p>
          </table:table-cell>
          <table:table-cell table:formula="of:=MIDB([.A447];[.D447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Ricardo <text:s text:c="2"/>5.22.0-RC2 <text:s text:c="2"/>2015-May-21</text:p>
          </table:table-cell>
          <table:table-cell table:formula="of:=FIND(5;[.A448])" office:value-type="float" office:value="16" calcext:value-type="float">
            <text:p>16</text:p>
          </table:table-cell>
          <table:table-cell table:formula="of:=MIDB([.A448];[.B448];12)" office:value-type="string" office:string-value="5.22.0-RC2  " calcext:value-type="string">
            <text:p>5.22.0-RC2 <text:s/></text:p>
          </table:table-cell>
          <table:table-cell table:formula="of:=FIND(20;[.A448])" office:value-type="float" office:value="29" calcext:value-type="float">
            <text:p>29</text:p>
          </table:table-cell>
          <table:table-cell table:formula="of:=MIDB([.A448];[.D448];4)" office:value-type="string" office:string-value="2015" calcext:value-type="string">
            <text:p>2015</text:p>
          </table:table-cell>
        </table:table-row>
        <table:table-row table:style-name="ro1">
          <table:table-cell office:value-type="string" calcext:value-type="string">
            <text:p><text:s text:c="5"/>Ricardo <text:s text:c="2"/>5.22.0 <text:s text:c="6"/>2015-Jun-01</text:p>
          </table:table-cell>
          <table:table-cell table:formula="of:=FIND(5;[.A449])" office:value-type="float" office:value="16" calcext:value-type="float">
            <text:p>16</text:p>
          </table:table-cell>
          <table:table-cell table:formula="of:=MIDB([.A449];[.B449];12)" office:value-type="string" office:string-value="5.22.0      " calcext:value-type="string">
            <text:p>5.22.0 <text:s text:c="5"/></text:p>
          </table:table-cell>
          <table:table-cell table:formula="of:=FIND(20;[.A449])" office:value-type="float" office:value="29" calcext:value-type="float">
            <text:p>29</text:p>
          </table:table-cell>
          <table:table-cell table:formula="of:=MIDB([.A449];[.D449];4)" office:value-type="string" office:string-value="2015" calcext:value-type="string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09:34:35.121767064</dc:date>
    <meta:editing-duration>PT6M40S</meta:editing-duration>
    <meta:editing-cycles>2</meta:editing-cycles>
    <meta:generator>LibreOffice/5.1.2.2.0$Linux_X86_64 LibreOffice_project/10m0$Build-2</meta:generator>
    <meta:document-statistic meta:table-count="2" meta:cell-count="3105" meta:object-count="0"/>
  </office:meta>
</office:document-meta>
</file>